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7.0861in"/>
    </style:style>
    <style:style style:name="Table1" style:family="table" style:master-page-name="MP0">
      <style:table-properties style:width="7.0861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in none #FFFFFF" fo:background-color="#1F3864" style:writing-mode="lr-tb" fo:padding-top="0.0555in" fo:padding-left="0.0763in" fo:padding-bottom="0.0555in" fo:padding-right="0.0763in">
        <style:background-fill draw:fill="solid" draw:fill-color="#1F3864"/>
      </style:table-cell-properties>
    </style:style>
    <style:style style:name="P5" style:parent-style-name="Standard" style:family="paragraph">
      <style:paragraph-properties fo:break-before="page" fo:text-align="center"/>
    </style:style>
    <style:style style:name="T6" style:parent-style-name="Absatz-Standardschriftart" style:family="text">
      <style:text-properties fo:font-weight="bold" style:font-weight-asian="bold" style:font-weight-complex="bold" fo:color="#FFFFFF" fo:font-size="18pt" style:font-size-asian="18pt" style:font-size-complex="18pt"/>
    </style:style>
    <style:style style:name="P7" style:parent-style-name="Standard" style:family="paragraph">
      <style:paragraph-properties fo:text-align="center" fo:margin-top="0.0208in"/>
    </style:style>
    <style:style style:name="T8" style:parent-style-name="Absatz-Standardschriftart" style:family="text">
      <style:text-properties fo:font-weight="bold" style:font-weight-asian="bold" style:font-weight-complex="bold" fo:color="#BDD7EE" fo:font-size="11pt" style:font-size-asian="11pt" style:font-size-complex="11pt"/>
    </style:style>
    <style:style style:name="P9" style:parent-style-name="Standard" style:family="paragraph">
      <style:paragraph-properties fo:text-align="center" fo:margin-top="0.0138in"/>
    </style:style>
    <style:style style:name="T10" style:parent-style-name="Absatz-Standardschriftart" style:family="text">
      <style:text-properties fo:font-style="italic" style:font-style-asian="italic" style:font-style-complex="italic" fo:color="#BDD7EE" fo:font-size="8.5pt" style:font-size-asian="8.5pt" style:font-size-complex="8.5pt"/>
    </style:style>
    <style:style style:name="T11" style:parent-style-name="Absatz-Standardschriftart" style:family="text">
      <style:text-properties fo:font-style="italic" style:font-style-asian="italic" style:font-style-complex="italic" fo:color="#BDD7EE" fo:font-size="8.5pt" style:font-size-asian="8.5pt" style:font-size-complex="8.5pt"/>
    </style:style>
    <style:style style:name="T12" style:parent-style-name="Absatz-Standardschriftart" style:family="text">
      <style:text-properties fo:font-style="italic" style:font-style-asian="italic" style:font-style-complex="italic" fo:color="#BDD7EE" fo:font-size="8.5pt" style:font-size-asian="8.5pt" style:font-size-complex="8.5pt"/>
    </style:style>
    <style:style style:name="TableRow13" style:family="table-row">
      <style:table-row-properties/>
    </style:style>
    <style:style style:name="TableCell14" style:family="table-cell">
      <style:table-cell-properties fo:border="0in none #FFFFFF" fo:background-color="#DEEAF1" style:writing-mode="lr-tb" fo:padding-top="0.0347in" fo:padding-left="0.0763in" fo:padding-bottom="0.0347in" fo:padding-right="0.0763in">
        <style:background-fill draw:fill="solid" draw:fill-color="#DEEAF1"/>
      </style:table-cell-properties>
    </style:style>
    <style:style style:name="P15" style:parent-style-name="Standard" style:family="paragraph">
      <style:paragraph-properties fo:text-align="center"/>
    </style:style>
    <style:style style:name="T16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P17" style:parent-style-name="Standard" style:family="paragraph">
      <style:paragraph-properties fo:margin-top="0.0694in"/>
    </style:style>
    <style:style style:name="TableColumn19" style:family="table-column">
      <style:table-column-properties style:column-width="0.2979in"/>
    </style:style>
    <style:style style:name="TableColumn20" style:family="table-column">
      <style:table-column-properties style:column-width="1.6701in"/>
    </style:style>
    <style:style style:name="TableColumn21" style:family="table-column">
      <style:table-column-properties style:column-width="1.6847in"/>
    </style:style>
    <style:style style:name="TableColumn22" style:family="table-column">
      <style:table-column-properties style:column-width="3.4333in"/>
    </style:style>
    <style:style style:name="Table18" style:family="table">
      <style:table-properties style:width="7.0861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777777" fo:background-color="#1F3864" style:writing-mode="lr-tb" style:vertical-align="middle" fo:padding-top="0.0555in" fo:padding-left="0.0763in" fo:padding-bottom="0.0555in" fo:padding-right="0.0763in">
        <style:background-fill draw:fill="solid" draw:fill-color="#1F3864"/>
      </style:table-cell-properties>
    </style:style>
    <style:style style:name="P25" style:parent-style-name="Standard" style:family="paragraph">
      <style:paragraph-properties fo:text-align="center"/>
    </style:style>
    <style:style style:name="T26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27" style:family="table-cell">
      <style:table-cell-properties fo:border="0.0069in solid #777777" fo:background-color="#1F3864" style:writing-mode="lr-tb" style:vertical-align="middle" fo:padding-top="0.0555in" fo:padding-left="0.0763in" fo:padding-bottom="0.0555in" fo:padding-right="0.0763in">
        <style:background-fill draw:fill="solid" draw:fill-color="#1F3864"/>
      </style:table-cell-properties>
    </style:style>
    <style:style style:name="T28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29" style:family="table-cell">
      <style:table-cell-properties fo:border="0.0069in solid #777777" fo:background-color="#1F3864" style:writing-mode="lr-tb" style:vertical-align="middle" fo:padding-top="0.0555in" fo:padding-left="0.0763in" fo:padding-bottom="0.0555in" fo:padding-right="0.0763in">
        <style:background-fill draw:fill="solid" draw:fill-color="#1F3864"/>
      </style:table-cell-properties>
    </style:style>
    <style:style style:name="T30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31" style:family="table-cell">
      <style:table-cell-properties fo:border="0.0069in solid #777777" fo:background-color="#1F3864" style:writing-mode="lr-tb" style:vertical-align="middle" fo:padding-top="0.0555in" fo:padding-left="0.0763in" fo:padding-bottom="0.0555in" fo:padding-right="0.0763in">
        <style:background-fill draw:fill="solid" draw:fill-color="#1F3864"/>
      </style:table-cell-properties>
    </style:style>
    <style:style style:name="T32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Row33" style:family="table-row">
      <style:table-row-properties/>
    </style:style>
    <style:style style:name="TableCell34" style:family="table-cell">
      <style:table-cell-properties fo:border="0.0069in solid #CCCCCC" fo:background-color="#FCE4D6" style:writing-mode="lr-tb" fo:padding-top="0.0555in" fo:padding-left="0.0763in" fo:padding-bottom="0.0555in" fo:padding-right="0.0763in">
        <style:background-fill draw:fill="solid" draw:fill-color="#FCE4D6"/>
      </style:table-cell-properties>
    </style:style>
    <style:style style:name="P35" style:parent-style-name="Standard" style:family="paragraph">
      <style:paragraph-properties fo:text-align="center"/>
    </style:style>
    <style:style style:name="T36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ableCell37" style:family="table-cell">
      <style:table-cell-properties fo:border="0.0069in solid #CCCCCC" fo:background-color="#FCE4D6" style:writing-mode="lr-tb" fo:padding-top="0.0555in" fo:padding-left="0.0763in" fo:padding-bottom="0.0555in" fo:padding-right="0.0763in">
        <style:background-fill draw:fill="solid" draw:fill-color="#FCE4D6"/>
      </style:table-cell-properties>
    </style:style>
    <style:style style:name="T38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39" style:family="table-cell">
      <style:table-cell-properties fo:border="0.0069in solid #CCCCCC" fo:background-color="#FCE4D6" style:writing-mode="lr-tb" fo:padding-top="0.0555in" fo:padding-left="0.0763in" fo:padding-bottom="0.0555in" fo:padding-right="0.0763in">
        <style:background-fill draw:fill="solid" draw:fill-color="#FCE4D6"/>
      </style:table-cell-properties>
    </style:style>
    <style:style style:name="T40" style:parent-style-name="Absatz-Standardschriftart" style:family="text">
      <style:text-properties fo:color="#595959" fo:font-size="8pt" style:font-size-asian="8pt" style:font-size-complex="8pt"/>
    </style:style>
    <style:style style:name="TableCell41" style:family="table-cell">
      <style:table-cell-properties fo:border="0.0069in solid #CCCCCC" fo:background-color="#FCE4D6" style:writing-mode="lr-tb" fo:padding-top="0.0555in" fo:padding-left="0.0763in" fo:padding-bottom="0.0555in" fo:padding-right="0.0763in">
        <style:background-fill draw:fill="solid" draw:fill-color="#FCE4D6"/>
      </style:table-cell-properties>
    </style:style>
    <style:style style:name="T42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Row43" style:family="table-row">
      <style:table-row-properties/>
    </style:style>
    <style:style style:name="TableCell44" style:family="table-cell">
      <style:table-cell-properties fo:border="0.0069in solid #CCCCCC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P45" style:parent-style-name="Standard" style:family="paragraph">
      <style:paragraph-properties fo:text-align="center"/>
    </style:style>
    <style:style style:name="T46" style:parent-style-name="Absatz-Standardschriftart" style:family="text">
      <style:text-properties fo:font-weight="bold" style:font-weight-asian="bold" style:font-weight-complex="bold" fo:color="#2E75B6" fo:font-size="9pt" style:font-size-asian="9pt" style:font-size-complex="9pt"/>
    </style:style>
    <style:style style:name="TableCell47" style:family="table-cell">
      <style:table-cell-properties fo:border="0.0069in solid #CCCCCC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48" style:parent-style-name="Absatz-Standardschriftart" style:family="text">
      <style:text-properties fo:font-weight="bold" style:font-weight-asian="bold" style:font-weight-complex="bold" fo:color="#2E75B6" fo:font-size="8.5pt" style:font-size-asian="8.5pt" style:font-size-complex="8.5pt"/>
    </style:style>
    <style:style style:name="TableCell49" style:family="table-cell">
      <style:table-cell-properties fo:border="0.0069in solid #CCCCCC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50" style:parent-style-name="Absatz-Standardschriftart" style:family="text">
      <style:text-properties fo:color="#595959" fo:font-size="8pt" style:font-size-asian="8pt" style:font-size-complex="8pt"/>
    </style:style>
    <style:style style:name="TableCell51" style:family="table-cell">
      <style:table-cell-properties fo:border="0.0069in solid #CCCCCC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52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53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54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Row55" style:family="table-row">
      <style:table-row-properties/>
    </style:style>
    <style:style style:name="TableCell56" style:family="table-cell">
      <style:table-cell-properties fo:border="0.0069in solid #CCCCCC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P57" style:parent-style-name="Standard" style:family="paragraph">
      <style:paragraph-properties fo:text-align="center"/>
    </style:style>
    <style:style style:name="T58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59" style:family="table-cell">
      <style:table-cell-properties fo:border="0.0069in solid #CCCCCC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6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ableCell61" style:family="table-cell">
      <style:table-cell-properties fo:border="0.0069in solid #CCCCCC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62" style:parent-style-name="Absatz-Standardschriftart" style:family="text">
      <style:text-properties fo:color="#595959" fo:font-size="8pt" style:font-size-asian="8pt" style:font-size-complex="8pt"/>
    </style:style>
    <style:style style:name="TableCell63" style:family="table-cell">
      <style:table-cell-properties fo:border="0.0069in solid #CCCCCC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64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65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66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Row67" style:family="table-row">
      <style:table-row-properties/>
    </style:style>
    <style:style style:name="TableCell68" style:family="table-cell">
      <style:table-cell-properties fo:border="0.0069in solid #CCCCCC" fo:background-color="#E2EFDA" style:writing-mode="lr-tb" fo:padding-top="0.0555in" fo:padding-left="0.0763in" fo:padding-bottom="0.0555in" fo:padding-right="0.0763in">
        <style:background-fill draw:fill="solid" draw:fill-color="#E2EFDA"/>
      </style:table-cell-properties>
    </style:style>
    <style:style style:name="P69" style:parent-style-name="Standard" style:family="paragraph">
      <style:paragraph-properties fo:text-align="center"/>
    </style:style>
    <style:style style:name="T70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ableCell71" style:family="table-cell">
      <style:table-cell-properties fo:border="0.0069in solid #CCCCCC" fo:background-color="#E2EFDA" style:writing-mode="lr-tb" fo:padding-top="0.0555in" fo:padding-left="0.0763in" fo:padding-bottom="0.0555in" fo:padding-right="0.0763in">
        <style:background-fill draw:fill="solid" draw:fill-color="#E2EFDA"/>
      </style:table-cell-properties>
    </style:style>
    <style:style style:name="T72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73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74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ableCell75" style:family="table-cell">
      <style:table-cell-properties fo:border="0.0069in solid #CCCCCC" fo:background-color="#E2EFDA" style:writing-mode="lr-tb" fo:padding-top="0.0555in" fo:padding-left="0.0763in" fo:padding-bottom="0.0555in" fo:padding-right="0.0763in">
        <style:background-fill draw:fill="solid" draw:fill-color="#E2EFDA"/>
      </style:table-cell-properties>
    </style:style>
    <style:style style:name="T76" style:parent-style-name="Absatz-Standardschriftart" style:family="text">
      <style:text-properties fo:color="#595959" fo:font-size="8pt" style:font-size-asian="8pt" style:font-size-complex="8pt"/>
    </style:style>
    <style:style style:name="T77" style:parent-style-name="Absatz-Standardschriftart" style:family="text">
      <style:text-properties fo:color="#595959" fo:font-size="8pt" style:font-size-asian="8pt" style:font-size-complex="8pt"/>
    </style:style>
    <style:style style:name="TableCell78" style:family="table-cell">
      <style:table-cell-properties fo:border="0.0069in solid #CCCCCC" fo:background-color="#E2EFDA" style:writing-mode="lr-tb" fo:padding-top="0.0555in" fo:padding-left="0.0763in" fo:padding-bottom="0.0555in" fo:padding-right="0.0763in">
        <style:background-fill draw:fill="solid" draw:fill-color="#E2EFDA"/>
      </style:table-cell-properties>
    </style:style>
    <style:style style:name="T79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80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81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Row82" style:family="table-row">
      <style:table-row-properties/>
    </style:style>
    <style:style style:name="TableCell83" style:family="table-cell">
      <style:table-cell-properties fo:border="0.0069in solid #CCCCCC" fo:background-color="#E0F4F7" style:writing-mode="lr-tb" fo:padding-top="0.0555in" fo:padding-left="0.0763in" fo:padding-bottom="0.0555in" fo:padding-right="0.0763in">
        <style:background-fill draw:fill="solid" draw:fill-color="#E0F4F7"/>
      </style:table-cell-properties>
    </style:style>
    <style:style style:name="P84" style:parent-style-name="Standard" style:family="paragraph">
      <style:paragraph-properties fo:text-align="center"/>
    </style:style>
    <style:style style:name="T85" style:parent-style-name="Absatz-Standardschriftart" style:family="text">
      <style:text-properties fo:font-weight="bold" style:font-weight-asian="bold" style:font-weight-complex="bold" fo:color="#1B5E6E" fo:font-size="9pt" style:font-size-asian="9pt" style:font-size-complex="9pt"/>
    </style:style>
    <style:style style:name="TableCell86" style:family="table-cell">
      <style:table-cell-properties fo:border="0.0069in solid #CCCCCC" fo:background-color="#E0F4F7" style:writing-mode="lr-tb" fo:padding-top="0.0555in" fo:padding-left="0.0763in" fo:padding-bottom="0.0555in" fo:padding-right="0.0763in">
        <style:background-fill draw:fill="solid" draw:fill-color="#E0F4F7"/>
      </style:table-cell-properties>
    </style:style>
    <style:style style:name="T87" style:parent-style-name="Absatz-Standardschriftart" style:family="text">
      <style:text-properties fo:font-weight="bold" style:font-weight-asian="bold" style:font-weight-complex="bold" fo:color="#1B5E6E" fo:font-size="8.5pt" style:font-size-asian="8.5pt" style:font-size-complex="8.5pt"/>
    </style:style>
    <style:style style:name="TableCell88" style:family="table-cell">
      <style:table-cell-properties fo:border="0.0069in solid #CCCCCC" fo:background-color="#E0F4F7" style:writing-mode="lr-tb" fo:padding-top="0.0555in" fo:padding-left="0.0763in" fo:padding-bottom="0.0555in" fo:padding-right="0.0763in">
        <style:background-fill draw:fill="solid" draw:fill-color="#E0F4F7"/>
      </style:table-cell-properties>
    </style:style>
    <style:style style:name="T89" style:parent-style-name="Absatz-Standardschriftart" style:family="text">
      <style:text-properties fo:color="#595959" fo:font-size="8pt" style:font-size-asian="8pt" style:font-size-complex="8pt"/>
    </style:style>
    <style:style style:name="TableCell90" style:family="table-cell">
      <style:table-cell-properties fo:border="0.0069in solid #CCCCCC" fo:background-color="#E0F4F7" style:writing-mode="lr-tb" fo:padding-top="0.0555in" fo:padding-left="0.0763in" fo:padding-bottom="0.0555in" fo:padding-right="0.0763in">
        <style:background-fill draw:fill="solid" draw:fill-color="#E0F4F7"/>
      </style:table-cell-properties>
    </style:style>
    <style:style style:name="T91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92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93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Row94" style:family="table-row">
      <style:table-row-properties/>
    </style:style>
    <style:style style:name="TableCell95" style:family="table-cell">
      <style:table-cell-properties fo:border="0.0069in solid #CCCCCC" fo:background-color="#EDE7F6" style:writing-mode="lr-tb" fo:padding-top="0.0555in" fo:padding-left="0.0763in" fo:padding-bottom="0.0555in" fo:padding-right="0.0763in">
        <style:background-fill draw:fill="solid" draw:fill-color="#EDE7F6"/>
      </style:table-cell-properties>
    </style:style>
    <style:style style:name="P96" style:parent-style-name="Standard" style:family="paragraph">
      <style:paragraph-properties fo:text-align="center"/>
    </style:style>
    <style:style style:name="T97" style:parent-style-name="Absatz-Standardschriftart" style:family="text">
      <style:text-properties fo:font-weight="bold" style:font-weight-asian="bold" style:font-weight-complex="bold" fo:color="#4B3F72" fo:font-size="9pt" style:font-size-asian="9pt" style:font-size-complex="9pt"/>
    </style:style>
    <style:style style:name="TableCell98" style:family="table-cell">
      <style:table-cell-properties fo:border="0.0069in solid #CCCCCC" fo:background-color="#EDE7F6" style:writing-mode="lr-tb" fo:padding-top="0.0555in" fo:padding-left="0.0763in" fo:padding-bottom="0.0555in" fo:padding-right="0.0763in">
        <style:background-fill draw:fill="solid" draw:fill-color="#EDE7F6"/>
      </style:table-cell-properties>
    </style:style>
    <style:style style:name="T99" style:parent-style-name="Absatz-Standardschriftart" style:family="text">
      <style:text-properties fo:font-weight="bold" style:font-weight-asian="bold" style:font-weight-complex="bold" fo:color="#4B3F72" fo:font-size="8.5pt" style:font-size-asian="8.5pt" style:font-size-complex="8.5pt"/>
    </style:style>
    <style:style style:name="TableCell100" style:family="table-cell">
      <style:table-cell-properties fo:border="0.0069in solid #CCCCCC" fo:background-color="#EDE7F6" style:writing-mode="lr-tb" fo:padding-top="0.0555in" fo:padding-left="0.0763in" fo:padding-bottom="0.0555in" fo:padding-right="0.0763in">
        <style:background-fill draw:fill="solid" draw:fill-color="#EDE7F6"/>
      </style:table-cell-properties>
    </style:style>
    <style:style style:name="T101" style:parent-style-name="Absatz-Standardschriftart" style:family="text">
      <style:text-properties fo:color="#595959" fo:font-size="8pt" style:font-size-asian="8pt" style:font-size-complex="8pt"/>
    </style:style>
    <style:style style:name="TableCell102" style:family="table-cell">
      <style:table-cell-properties fo:border="0.0069in solid #CCCCCC" fo:background-color="#EDE7F6" style:writing-mode="lr-tb" fo:padding-top="0.0555in" fo:padding-left="0.0763in" fo:padding-bottom="0.0555in" fo:padding-right="0.0763in">
        <style:background-fill draw:fill="solid" draw:fill-color="#EDE7F6"/>
      </style:table-cell-properties>
    </style:style>
    <style:style style:name="T103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P104" style:parent-style-name="Standard" style:family="paragraph">
      <style:paragraph-properties fo:margin-top="0.0694in"/>
    </style:style>
    <style:style style:name="TableColumn106" style:family="table-column">
      <style:table-column-properties style:column-width="3.4138in"/>
    </style:style>
    <style:style style:name="TableColumn107" style:family="table-column">
      <style:table-column-properties style:column-width="3.6722in"/>
    </style:style>
    <style:style style:name="Table105" style:family="table">
      <style:table-properties style:width="7.0861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1F3864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P110" style:parent-style-name="Standard" style:family="paragraph">
      <style:paragraph-properties fo:margin-bottom="0.0208in"/>
    </style:style>
    <style:style style:name="T111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112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113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114" style:parent-style-name="Absatz-Standardschriftart" style:family="text">
      <style:text-properties fo:color="#1A1A1A" fo:font-size="8.5pt" style:font-size-asian="8.5pt" style:font-size-complex="8.5pt"/>
    </style:style>
    <style:style style:name="T115" style:parent-style-name="Absatz-Standardschriftart" style:family="text">
      <style:text-properties fo:color="#1A1A1A" fo:font-size="8.5pt" style:font-size-asian="8.5pt" style:font-size-complex="8.5pt"/>
    </style:style>
    <style:style style:name="T116" style:parent-style-name="Absatz-Standardschriftart" style:family="text">
      <style:text-properties fo:color="#1A1A1A" fo:font-size="8.5pt" style:font-size-asian="8.5pt" style:font-size-complex="8.5pt"/>
    </style:style>
    <style:style style:name="T117" style:parent-style-name="Absatz-Standardschriftart" style:family="text">
      <style:text-properties fo:color="#1A1A1A" fo:font-size="8.5pt" style:font-size-asian="8.5pt" style:font-size-complex="8.5pt"/>
    </style:style>
    <style:style style:name="T118" style:parent-style-name="Absatz-Standardschriftart" style:family="text">
      <style:text-properties fo:color="#1A1A1A" fo:font-size="8.5pt" style:font-size-asian="8.5pt" style:font-size-complex="8.5pt"/>
    </style:style>
    <style:style style:name="T119" style:parent-style-name="Absatz-Standardschriftart" style:family="text">
      <style:text-properties fo:color="#1A1A1A" fo:font-size="8.5pt" style:font-size-asian="8.5pt" style:font-size-complex="8.5pt"/>
    </style:style>
    <style:style style:name="T120" style:parent-style-name="Absatz-Standardschriftart" style:family="text">
      <style:text-properties fo:color="#1A1A1A" fo:font-size="8.5pt" style:font-size-asian="8.5pt" style:font-size-complex="8.5pt"/>
    </style:style>
    <style:style style:name="T121" style:parent-style-name="Absatz-Standardschriftart" style:family="text">
      <style:text-properties fo:color="#1A1A1A" fo:font-size="8.5pt" style:font-size-asian="8.5pt" style:font-size-complex="8.5pt"/>
    </style:style>
    <style:style style:name="T122" style:parent-style-name="Absatz-Standardschriftart" style:family="text">
      <style:text-properties fo:color="#1A1A1A" fo:font-size="8.5pt" style:font-size-asian="8.5pt" style:font-size-complex="8.5pt"/>
    </style:style>
    <style:style style:name="T123" style:parent-style-name="Absatz-Standardschriftart" style:family="text">
      <style:text-properties fo:color="#1A1A1A" fo:font-size="8.5pt" style:font-size-asian="8.5pt" style:font-size-complex="8.5pt"/>
    </style:style>
    <style:style style:name="T124" style:parent-style-name="Absatz-Standardschriftart" style:family="text">
      <style:text-properties fo:color="#1A1A1A" fo:font-size="8.5pt" style:font-size-asian="8.5pt" style:font-size-complex="8.5pt"/>
    </style:style>
    <style:style style:name="T125" style:parent-style-name="Absatz-Standardschriftart" style:family="text">
      <style:text-properties fo:color="#1A1A1A" fo:font-size="8.5pt" style:font-size-asian="8.5pt" style:font-size-complex="8.5pt"/>
    </style:style>
    <style:style style:name="T126" style:parent-style-name="Absatz-Standardschriftart" style:family="text">
      <style:text-properties fo:color="#1A1A1A" fo:font-size="8.5pt" style:font-size-asian="8.5pt" style:font-size-complex="8.5pt"/>
    </style:style>
    <style:style style:name="TableCell127" style:family="table-cell">
      <style:table-cell-properties fo:border="0.0069in solid #375623" fo:background-color="#E2EFDA" style:writing-mode="lr-tb" fo:padding-top="0.0555in" fo:padding-left="0.0763in" fo:padding-bottom="0.0555in" fo:padding-right="0.0763in">
        <style:background-fill draw:fill="solid" draw:fill-color="#E2EFDA"/>
      </style:table-cell-properties>
    </style:style>
    <style:style style:name="P128" style:parent-style-name="Standard" style:family="paragraph">
      <style:paragraph-properties fo:margin-bottom="0.0208in"/>
    </style:style>
    <style:style style:name="T129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130" style:parent-style-name="Absatz-Standardschriftart" style:family="text">
      <style:text-properties fo:color="#1A1A1A" fo:font-size="8.5pt" style:font-size-asian="8.5pt" style:font-size-complex="8.5pt"/>
    </style:style>
    <style:style style:name="T131" style:parent-style-name="Absatz-Standardschriftart" style:family="text">
      <style:text-properties fo:color="#1A1A1A" fo:font-size="8.5pt" style:font-size-asian="8.5pt" style:font-size-complex="8.5pt"/>
    </style:style>
    <style:style style:name="T132" style:parent-style-name="Absatz-Standardschriftart" style:family="text">
      <style:text-properties fo:color="#1A1A1A" fo:font-size="8.5pt" style:font-size-asian="8.5pt" style:font-size-complex="8.5pt"/>
    </style:style>
    <style:style style:name="T133" style:parent-style-name="Absatz-Standardschriftart" style:family="text">
      <style:text-properties fo:color="#1A1A1A" fo:font-size="8.5pt" style:font-size-asian="8.5pt" style:font-size-complex="8.5pt"/>
    </style:style>
    <style:style style:name="T134" style:parent-style-name="Absatz-Standardschriftart" style:family="text">
      <style:text-properties fo:color="#1A1A1A" fo:font-size="8.5pt" style:font-size-asian="8.5pt" style:font-size-complex="8.5pt"/>
    </style:style>
    <style:style style:name="T135" style:parent-style-name="Absatz-Standardschriftart" style:family="text">
      <style:text-properties fo:color="#1A1A1A" fo:font-size="8.5pt" style:font-size-asian="8.5pt" style:font-size-complex="8.5pt"/>
    </style:style>
    <style:style style:name="T136" style:parent-style-name="Absatz-Standardschriftart" style:family="text">
      <style:text-properties fo:color="#1A1A1A" fo:font-size="8.5pt" style:font-size-asian="8.5pt" style:font-size-complex="8.5pt"/>
    </style:style>
    <style:style style:name="T137" style:parent-style-name="Absatz-Standardschriftart" style:family="text">
      <style:text-properties fo:color="#1A1A1A" fo:font-size="8.5pt" style:font-size-asian="8.5pt" style:font-size-complex="8.5pt"/>
    </style:style>
    <style:style style:name="T138" style:parent-style-name="Absatz-Standardschriftart" style:family="text">
      <style:text-properties fo:color="#1A1A1A" fo:font-size="8.5pt" style:font-size-asian="8.5pt" style:font-size-complex="8.5pt"/>
    </style:style>
    <style:style style:name="T139" style:parent-style-name="Absatz-Standardschriftart" style:family="text">
      <style:text-properties fo:color="#1A1A1A" fo:font-size="8.5pt" style:font-size-asian="8.5pt" style:font-size-complex="8.5pt"/>
    </style:style>
    <style:style style:name="T140" style:parent-style-name="Absatz-Standardschriftart" style:family="text">
      <style:text-properties fo:color="#1A1A1A" fo:font-size="8.5pt" style:font-size-asian="8.5pt" style:font-size-complex="8.5pt"/>
    </style:style>
    <style:style style:name="T141" style:parent-style-name="Absatz-Standardschriftart" style:family="text">
      <style:text-properties fo:color="#1A1A1A" fo:font-size="8.5pt" style:font-size-asian="8.5pt" style:font-size-complex="8.5pt"/>
    </style:style>
    <style:style style:name="T142" style:parent-style-name="Absatz-Standardschriftart" style:family="text">
      <style:text-properties fo:color="#1A1A1A" fo:font-size="8.5pt" style:font-size-asian="8.5pt" style:font-size-complex="8.5pt"/>
    </style:style>
    <style:style style:name="T143" style:parent-style-name="Absatz-Standardschriftart" style:family="text">
      <style:text-properties fo:color="#1A1A1A" fo:font-size="8.5pt" style:font-size-asian="8.5pt" style:font-size-complex="8.5pt"/>
    </style:style>
    <style:style style:name="T144" style:parent-style-name="Absatz-Standardschriftart" style:family="text">
      <style:text-properties fo:color="#1A1A1A" fo:font-size="8.5pt" style:font-size-asian="8.5pt" style:font-size-complex="8.5pt"/>
    </style:style>
    <style:style style:name="T145" style:parent-style-name="Absatz-Standardschriftart" style:family="text">
      <style:text-properties fo:color="#1A1A1A" fo:font-size="8.5pt" style:font-size-asian="8.5pt" style:font-size-complex="8.5pt"/>
    </style:style>
    <style:style style:name="T146" style:parent-style-name="Absatz-Standardschriftart" style:family="text">
      <style:text-properties fo:color="#1A1A1A" fo:font-size="8.5pt" style:font-size-asian="8.5pt" style:font-size-complex="8.5pt"/>
    </style:style>
    <style:style style:name="P147" style:parent-style-name="Standard" style:family="paragraph">
      <style:paragraph-properties fo:margin-top="0.0555in"/>
    </style:style>
    <style:style style:name="TableColumn149" style:family="table-column">
      <style:table-column-properties style:column-width="0.4243in"/>
    </style:style>
    <style:style style:name="TableColumn150" style:family="table-column">
      <style:table-column-properties style:column-width="6.6618in"/>
    </style:style>
    <style:style style:name="Table148" style:family="table">
      <style:table-properties style:width="7.0861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in none #FFFFFF" fo:background-color="#C55A11" style:writing-mode="lr-tb" style:vertical-align="middle" fo:padding-top="0.0694in" fo:padding-left="0.0416in" fo:padding-bottom="0.0694in" fo:padding-right="0.0416in">
        <style:background-fill draw:fill="solid" draw:fill-color="#C55A11"/>
      </style:table-cell-properties>
    </style:style>
    <style:style style:name="P153" style:parent-style-name="Standard" style:family="paragraph">
      <style:paragraph-properties fo:text-align="center" fo:margin-bottom="0.0416in"/>
    </style:style>
    <style:style style:name="T154" style:parent-style-name="Absatz-Standardschriftart" style:family="text">
      <style:text-properties fo:font-weight="bold" style:font-weight-asian="bold" style:font-weight-complex="bold" fo:color="#FFFFFF" fo:font-size="26pt" style:font-size-asian="26pt" style:font-size-complex="26pt"/>
    </style:style>
    <style:style style:name="P155" style:parent-style-name="Standard" style:family="paragraph">
      <style:paragraph-properties fo:text-align="center"/>
    </style:style>
    <style:style style:name="T156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FFFFFF" fo:font-size="9pt" style:font-size-asian="9pt" style:font-size-complex="9pt"/>
    </style:style>
    <style:style style:name="TableCell157" style:family="table-cell">
      <style:table-cell-properties fo:border="0.0069in solid #CCCCCC" style:writing-mode="lr-tb" fo:padding-top="0in" fo:padding-left="0in" fo:padding-bottom="0.0555in" fo:padding-right="0.0694in"/>
    </style:style>
    <style:style style:name="P158" style:parent-style-name="Standard" style:family="paragraph">
      <style:paragraph-properties fo:background-color="#C55A11">
        <style:background-fill draw:fill="solid" draw:fill-color="#C55A11"/>
      </style:paragraph-properties>
    </style:style>
    <style:style style:name="T159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P160" style:parent-style-name="Standard" style:family="paragraph">
      <style:paragraph-properties fo:margin-bottom="0.0486in" fo:background-color="#C55A11">
        <style:background-fill draw:fill="solid" draw:fill-color="#C55A11"/>
      </style:paragraph-properties>
    </style:style>
    <style:style style:name="T161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P162" style:parent-style-name="Standard" style:family="paragraph">
      <style:paragraph-properties fo:margin-bottom="0.0416in" fo:background-color="#1A1A1A">
        <style:background-fill draw:fill="solid" draw:fill-color="#1A1A1A"/>
      </style:paragraph-properties>
    </style:style>
    <style:style style:name="T163" style:parent-style-name="Absatz-Standardschriftart" style:family="text">
      <style:text-properties fo:font-weight="bold" style:font-weight-asian="bold" style:font-weight-complex="bold" fo:color="#CCCCCC" fo:font-size="8pt" style:font-size-asian="8pt" style:font-size-complex="8pt"/>
    </style:style>
    <style:style style:name="T16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P165" style:parent-style-name="Standard" style:family="paragraph">
      <style:paragraph-properties fo:margin-top="0.0694in" fo:margin-bottom="0.0208in" fo:background-color="#C55A11">
        <style:background-fill draw:fill="solid" draw:fill-color="#C55A11"/>
      </style:paragraph-properties>
    </style:style>
    <style:style style:name="T166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167" style:parent-style-name="Standard" style:family="paragraph">
      <style:paragraph-properties fo:margin-top="0.0208in" fo:margin-bottom="0.0277in" fo:background-color="#FCE4D6">
        <style:background-fill draw:fill="solid" draw:fill-color="#FCE4D6"/>
      </style:paragraph-properties>
    </style:style>
    <style:style style:name="T168" style:parent-style-name="Absatz-Standardschriftart" style:family="text">
      <style:text-properties fo:color="#1A1A1A" fo:font-size="8.5pt" style:font-size-asian="8.5pt" style:font-size-complex="8.5pt"/>
    </style:style>
    <style:style style:name="T169" style:parent-style-name="Absatz-Standardschriftart" style:family="text">
      <style:text-properties fo:color="#1A1A1A" fo:font-size="8.5pt" style:font-size-asian="8.5pt" style:font-size-complex="8.5pt"/>
    </style:style>
    <style:style style:name="T170" style:parent-style-name="Absatz-Standardschriftart" style:family="text">
      <style:text-properties fo:color="#1A1A1A" fo:font-size="8.5pt" style:font-size-asian="8.5pt" style:font-size-complex="8.5pt"/>
    </style:style>
    <style:style style:name="T171" style:parent-style-name="Absatz-Standardschriftart" style:family="text">
      <style:text-properties fo:color="#1A1A1A" fo:font-size="8.5pt" style:font-size-asian="8.5pt" style:font-size-complex="8.5pt"/>
    </style:style>
    <style:style style:name="T172" style:parent-style-name="Absatz-Standardschriftart" style:family="text">
      <style:text-properties fo:color="#1A1A1A" fo:font-size="8.5pt" style:font-size-asian="8.5pt" style:font-size-complex="8.5pt"/>
    </style:style>
    <style:style style:name="T173" style:parent-style-name="Absatz-Standardschriftart" style:family="text">
      <style:text-properties fo:color="#1A1A1A" fo:font-size="8.5pt" style:font-size-asian="8.5pt" style:font-size-complex="8.5pt"/>
    </style:style>
    <style:style style:name="T174" style:parent-style-name="Absatz-Standardschriftart" style:family="text">
      <style:text-properties fo:color="#1A1A1A" fo:font-size="8.5pt" style:font-size-asian="8.5pt" style:font-size-complex="8.5pt"/>
    </style:style>
    <style:style style:name="P175" style:parent-style-name="Standard" style:family="paragraph">
      <style:paragraph-properties fo:margin-top="0.0694in" fo:margin-bottom="0.0208in" fo:background-color="#C55A11">
        <style:background-fill draw:fill="solid" draw:fill-color="#C55A11"/>
      </style:paragraph-properties>
    </style:style>
    <style:style style:name="T176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177" style:parent-style-name="Standard" style:family="paragraph">
      <style:paragraph-properties fo:margin-top="0.0208in" fo:margin-bottom="0.0277in" fo:background-color="#FCE4D6">
        <style:background-fill draw:fill="solid" draw:fill-color="#FCE4D6"/>
      </style:paragraph-properties>
    </style:style>
    <style:style style:name="T178" style:parent-style-name="Absatz-Standardschriftart" style:family="text">
      <style:text-properties fo:color="#1A1A1A" fo:font-size="8.5pt" style:font-size-asian="8.5pt" style:font-size-complex="8.5pt"/>
    </style:style>
    <style:style style:name="T179" style:parent-style-name="Absatz-Standardschriftart" style:family="text">
      <style:text-properties fo:color="#1A1A1A" fo:font-size="8.5pt" style:font-size-asian="8.5pt" style:font-size-complex="8.5pt"/>
    </style:style>
    <style:style style:name="T180" style:parent-style-name="Absatz-Standardschriftart" style:family="text">
      <style:text-properties fo:color="#1A1A1A" fo:font-size="8.5pt" style:font-size-asian="8.5pt" style:font-size-complex="8.5pt"/>
    </style:style>
    <style:style style:name="P181" style:parent-style-name="Standard" style:family="paragraph">
      <style:paragraph-properties fo:margin-top="0.0694in" fo:margin-bottom="0.0208in" fo:background-color="#C55A11">
        <style:background-fill draw:fill="solid" draw:fill-color="#C55A11"/>
      </style:paragraph-properties>
    </style:style>
    <style:style style:name="T182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183" style:parent-style-name="Listenabsatz" style:family="paragraph">
      <style:paragraph-properties fo:margin-top="0.0125in" fo:margin-bottom="0.0125in"/>
    </style:style>
    <style:style style:name="T184" style:parent-style-name="Absatz-Standardschriftart" style:family="text">
      <style:text-properties fo:color="#1A1A1A" fo:font-size="8.5pt" style:font-size-asian="8.5pt" style:font-size-complex="8.5pt"/>
    </style:style>
    <style:style style:name="P185" style:parent-style-name="Listenabsatz" style:family="paragraph">
      <style:paragraph-properties fo:margin-top="0.0125in" fo:margin-bottom="0.0125in"/>
    </style:style>
    <style:style style:name="T186" style:parent-style-name="Absatz-Standardschriftart" style:family="text">
      <style:text-properties fo:color="#1A1A1A" fo:font-size="8.5pt" style:font-size-asian="8.5pt" style:font-size-complex="8.5pt"/>
    </style:style>
    <style:style style:name="T187" style:parent-style-name="Absatz-Standardschriftart" style:family="text">
      <style:text-properties fo:color="#1A1A1A" fo:font-size="8.5pt" style:font-size-asian="8.5pt" style:font-size-complex="8.5pt"/>
    </style:style>
    <style:style style:name="T188" style:parent-style-name="Absatz-Standardschriftart" style:family="text">
      <style:text-properties fo:color="#1A1A1A" fo:font-size="8.5pt" style:font-size-asian="8.5pt" style:font-size-complex="8.5pt"/>
    </style:style>
    <style:style style:name="T189" style:parent-style-name="Absatz-Standardschriftart" style:family="text">
      <style:text-properties fo:color="#1A1A1A" fo:font-size="8.5pt" style:font-size-asian="8.5pt" style:font-size-complex="8.5pt"/>
    </style:style>
    <style:style style:name="T190" style:parent-style-name="Absatz-Standardschriftart" style:family="text">
      <style:text-properties fo:color="#1A1A1A" fo:font-size="8.5pt" style:font-size-asian="8.5pt" style:font-size-complex="8.5pt"/>
    </style:style>
    <style:style style:name="P191" style:parent-style-name="Listenabsatz" style:family="paragraph">
      <style:paragraph-properties fo:margin-top="0.0125in" fo:margin-bottom="0.0125in"/>
    </style:style>
    <style:style style:name="T192" style:parent-style-name="Absatz-Standardschriftart" style:family="text">
      <style:text-properties fo:color="#1A1A1A" fo:font-size="8.5pt" style:font-size-asian="8.5pt" style:font-size-complex="8.5pt"/>
    </style:style>
    <style:style style:name="T193" style:parent-style-name="Absatz-Standardschriftart" style:family="text">
      <style:text-properties fo:color="#1A1A1A" fo:font-size="8.5pt" style:font-size-asian="8.5pt" style:font-size-complex="8.5pt"/>
    </style:style>
    <style:style style:name="T194" style:parent-style-name="Absatz-Standardschriftart" style:family="text">
      <style:text-properties fo:color="#1A1A1A" fo:font-size="8.5pt" style:font-size-asian="8.5pt" style:font-size-complex="8.5pt"/>
    </style:style>
    <style:style style:name="P195" style:parent-style-name="Listenabsatz" style:family="paragraph">
      <style:paragraph-properties fo:margin-top="0.0125in" fo:margin-bottom="0.0125in"/>
    </style:style>
    <style:style style:name="T196" style:parent-style-name="Absatz-Standardschriftart" style:family="text">
      <style:text-properties fo:color="#1A1A1A" fo:font-size="8.5pt" style:font-size-asian="8.5pt" style:font-size-complex="8.5pt"/>
    </style:style>
    <style:style style:name="T197" style:parent-style-name="Absatz-Standardschriftart" style:family="text">
      <style:text-properties fo:color="#1A1A1A" fo:font-size="8.5pt" style:font-size-asian="8.5pt" style:font-size-complex="8.5pt"/>
    </style:style>
    <style:style style:name="T198" style:parent-style-name="Absatz-Standardschriftart" style:family="text">
      <style:text-properties fo:color="#1A1A1A" fo:font-size="8.5pt" style:font-size-asian="8.5pt" style:font-size-complex="8.5pt"/>
    </style:style>
    <style:style style:name="P199" style:parent-style-name="Listenabsatz" style:family="paragraph">
      <style:paragraph-properties fo:margin-top="0.0125in" fo:margin-bottom="0.0125in"/>
    </style:style>
    <style:style style:name="T200" style:parent-style-name="Absatz-Standardschriftart" style:family="text">
      <style:text-properties fo:color="#1A1A1A" fo:font-size="8.5pt" style:font-size-asian="8.5pt" style:font-size-complex="8.5pt"/>
    </style:style>
    <style:style style:name="P201" style:parent-style-name="Standard" style:family="paragraph">
      <style:paragraph-properties fo:margin-top="0.0694in" fo:margin-bottom="0.0208in" fo:background-color="#C55A11">
        <style:background-fill draw:fill="solid" draw:fill-color="#C55A11"/>
      </style:paragraph-properties>
    </style:style>
    <style:style style:name="T202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203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204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205" style:parent-style-name="Listenabsatz" style:family="paragraph">
      <style:paragraph-properties fo:margin-top="0.0125in" fo:margin-bottom="0.0125in"/>
    </style:style>
    <style:style style:name="T206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207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20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209" style:parent-style-name="Listenabsatz" style:family="paragraph">
      <style:paragraph-properties fo:margin-top="0.0125in" fo:margin-bottom="0.0125in"/>
    </style:style>
    <style:style style:name="T210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211" style:parent-style-name="Listenabsatz" style:family="paragraph">
      <style:paragraph-properties fo:margin-top="0.0125in" fo:margin-bottom="0.0125in"/>
    </style:style>
    <style:style style:name="T212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213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214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21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216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217" style:parent-style-name="Listenabsatz" style:family="paragraph">
      <style:paragraph-properties fo:margin-top="0.0125in" fo:margin-bottom="0.0125in"/>
    </style:style>
    <style:style style:name="T21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21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220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221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222" style:parent-style-name="Standard" style:family="paragraph">
      <style:paragraph-properties fo:margin-top="0.0694in" fo:margin-bottom="0.0208in" fo:background-color="#C55A11">
        <style:background-fill draw:fill="solid" draw:fill-color="#C55A11"/>
      </style:paragraph-properties>
    </style:style>
    <style:style style:name="T223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224" style:parent-style-name="Standard" style:family="paragraph">
      <style:paragraph-properties fo:margin-top="0.0208in" fo:margin-bottom="0.0277in" fo:background-color="#FCE4D6">
        <style:background-fill draw:fill="solid" draw:fill-color="#FCE4D6"/>
      </style:paragraph-properties>
    </style:style>
    <style:style style:name="T225" style:parent-style-name="Absatz-Standardschriftart" style:family="text">
      <style:text-properties fo:color="#1A1A1A" fo:font-size="8.5pt" style:font-size-asian="8.5pt" style:font-size-complex="8.5pt"/>
    </style:style>
    <style:style style:name="T226" style:parent-style-name="Absatz-Standardschriftart" style:family="text">
      <style:text-properties fo:color="#1A1A1A" fo:font-size="8.5pt" style:font-size-asian="8.5pt" style:font-size-complex="8.5pt"/>
    </style:style>
    <style:style style:name="T227" style:parent-style-name="Absatz-Standardschriftart" style:family="text">
      <style:text-properties fo:color="#1A1A1A" fo:font-size="8.5pt" style:font-size-asian="8.5pt" style:font-size-complex="8.5pt"/>
    </style:style>
    <style:style style:name="T228" style:parent-style-name="Absatz-Standardschriftart" style:family="text">
      <style:text-properties fo:color="#1A1A1A" fo:font-size="8.5pt" style:font-size-asian="8.5pt" style:font-size-complex="8.5pt"/>
    </style:style>
    <style:style style:name="T229" style:parent-style-name="Absatz-Standardschriftart" style:family="text">
      <style:text-properties fo:color="#1A1A1A" fo:font-size="8.5pt" style:font-size-asian="8.5pt" style:font-size-complex="8.5pt"/>
    </style:style>
    <style:style style:name="T230" style:parent-style-name="Absatz-Standardschriftart" style:family="text">
      <style:text-properties fo:color="#1A1A1A" fo:font-size="8.5pt" style:font-size-asian="8.5pt" style:font-size-complex="8.5pt"/>
    </style:style>
    <style:style style:name="T231" style:parent-style-name="Absatz-Standardschriftart" style:family="text">
      <style:text-properties fo:color="#1A1A1A" fo:font-size="8.5pt" style:font-size-asian="8.5pt" style:font-size-complex="8.5pt"/>
    </style:style>
    <style:style style:name="P232" style:parent-style-name="Standard" style:family="paragraph">
      <style:paragraph-properties fo:margin-top="0.0277in" fo:margin-bottom="0.0277in" fo:background-color="#FFF2CC">
        <style:background-fill draw:fill="solid" draw:fill-color="#FFF2CC"/>
      </style:paragraph-properties>
    </style:style>
    <style:style style:name="T233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234" style:parent-style-name="Absatz-Standardschriftart" style:family="text">
      <style:text-properties fo:color="#7F6000" fo:font-size="8pt" style:font-size-asian="8pt" style:font-size-complex="8pt"/>
    </style:style>
    <style:style style:name="P235" style:parent-style-name="Standard" style:family="paragraph">
      <style:paragraph-properties fo:margin-top="0.0694in" fo:margin-bottom="0.0208in" fo:background-color="#C55A11">
        <style:background-fill draw:fill="solid" draw:fill-color="#C55A11"/>
      </style:paragraph-properties>
    </style:style>
    <style:style style:name="T236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237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238" style:parent-style-name="Absatz-Standardschriftart" style:family="text">
      <style:text-properties fo:font-size="11pt" style:font-size-asian="11pt" style:font-size-complex="11pt"/>
    </style:style>
    <style:style style:name="P239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240" style:parent-style-name="Absatz-Standardschriftart" style:family="text">
      <style:text-properties fo:font-size="11pt" style:font-size-asian="11pt" style:font-size-complex="11pt"/>
    </style:style>
    <style:style style:name="P241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242" style:parent-style-name="Absatz-Standardschriftart" style:family="text">
      <style:text-properties fo:font-size="11pt" style:font-size-asian="11pt" style:font-size-complex="11pt"/>
    </style:style>
    <style:style style:name="P243" style:parent-style-name="Standard" style:family="paragraph">
      <style:paragraph-properties fo:border-top="0in none #FFFFFF" fo:border-left="0in none #FFFFFF" fo:border-bottom="0.0104in dashed #CCCCCC" fo:border-right="0in none #FFFFFF" fo:padding="0in" style:shadow="none" fo:margin-top="0.0694in"/>
    </style:style>
    <style:style style:name="T244" style:parent-style-name="Absatz-Standardschriftart" style:family="text">
      <style:text-properties fo:font-size="5pt" style:font-size-asian="5pt" style:font-size-complex="5pt"/>
    </style:style>
    <style:style style:name="P245" style:parent-style-name="Standard" style:family="paragraph">
      <style:paragraph-properties fo:margin-top="0.0694in"/>
    </style:style>
    <style:style style:name="TableColumn247" style:family="table-column">
      <style:table-column-properties style:column-width="0.3958in"/>
    </style:style>
    <style:style style:name="TableColumn248" style:family="table-column">
      <style:table-column-properties style:column-width="6.6902in"/>
    </style:style>
    <style:style style:name="Table246" style:family="table">
      <style:table-properties style:width="7.0861in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0in none #FFFFFF" fo:background-color="#2E75B6" style:writing-mode="lr-tb" style:vertical-align="middle" fo:padding-top="0.0694in" fo:padding-left="0.0416in" fo:padding-bottom="0.0694in" fo:padding-right="0.0416in">
        <style:background-fill draw:fill="solid" draw:fill-color="#2E75B6"/>
      </style:table-cell-properties>
    </style:style>
    <style:style style:name="P251" style:parent-style-name="Standard" style:family="paragraph">
      <style:paragraph-properties fo:text-align="center" fo:margin-bottom="0.0416in"/>
    </style:style>
    <style:style style:name="T252" style:parent-style-name="Absatz-Standardschriftart" style:family="text">
      <style:text-properties fo:font-weight="bold" style:font-weight-asian="bold" style:font-weight-complex="bold" fo:color="#FFFFFF" fo:font-size="26pt" style:font-size-asian="26pt" style:font-size-complex="26pt"/>
    </style:style>
    <style:style style:name="P253" style:parent-style-name="Standard" style:family="paragraph">
      <style:paragraph-properties fo:text-align="center"/>
    </style:style>
    <style:style style:name="T254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FFFFFF" fo:font-size="9pt" style:font-size-asian="9pt" style:font-size-complex="9pt"/>
    </style:style>
    <style:style style:name="TableCell255" style:family="table-cell">
      <style:table-cell-properties fo:border="0.0069in solid #CCCCCC" style:writing-mode="lr-tb" fo:padding-top="0in" fo:padding-left="0in" fo:padding-bottom="0.0555in" fo:padding-right="0.0694in"/>
    </style:style>
    <style:style style:name="P256" style:parent-style-name="Standard" style:family="paragraph">
      <style:paragraph-properties fo:background-color="#2E75B6">
        <style:background-fill draw:fill="solid" draw:fill-color="#2E75B6"/>
      </style:paragraph-properties>
    </style:style>
    <style:style style:name="T257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P258" style:parent-style-name="Standard" style:family="paragraph">
      <style:paragraph-properties fo:margin-bottom="0.0486in" fo:background-color="#2E75B6">
        <style:background-fill draw:fill="solid" draw:fill-color="#2E75B6"/>
      </style:paragraph-properties>
    </style:style>
    <style:style style:name="T259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260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261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P262" style:parent-style-name="Standard" style:family="paragraph">
      <style:paragraph-properties fo:margin-bottom="0.0416in" fo:background-color="#1A1A1A">
        <style:background-fill draw:fill="solid" draw:fill-color="#1A1A1A"/>
      </style:paragraph-properties>
    </style:style>
    <style:style style:name="T263" style:parent-style-name="Absatz-Standardschriftart" style:family="text">
      <style:text-properties fo:font-weight="bold" style:font-weight-asian="bold" style:font-weight-complex="bold" fo:color="#CCCCCC" fo:font-size="8pt" style:font-size-asian="8pt" style:font-size-complex="8pt"/>
    </style:style>
    <style:style style:name="T26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265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266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26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26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P269" style:parent-style-name="Standard" style:family="paragraph">
      <style:paragraph-properties fo:margin-top="0.0694in" fo:margin-bottom="0.0208in" fo:background-color="#2E75B6">
        <style:background-fill draw:fill="solid" draw:fill-color="#2E75B6"/>
      </style:paragraph-properties>
    </style:style>
    <style:style style:name="T270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271" style:parent-style-name="Standard" style:family="paragraph">
      <style:paragraph-properties fo:margin-top="0.0208in" fo:margin-bottom="0.0277in" fo:background-color="#DEEAF1">
        <style:background-fill draw:fill="solid" draw:fill-color="#DEEAF1"/>
      </style:paragraph-properties>
    </style:style>
    <style:style style:name="T272" style:parent-style-name="Absatz-Standardschriftart" style:family="text">
      <style:text-properties fo:color="#1A1A1A" fo:font-size="8.5pt" style:font-size-asian="8.5pt" style:font-size-complex="8.5pt"/>
    </style:style>
    <style:style style:name="T273" style:parent-style-name="Absatz-Standardschriftart" style:family="text">
      <style:text-properties fo:color="#1A1A1A" fo:font-size="8.5pt" style:font-size-asian="8.5pt" style:font-size-complex="8.5pt"/>
    </style:style>
    <style:style style:name="T274" style:parent-style-name="Absatz-Standardschriftart" style:family="text">
      <style:text-properties fo:color="#1A1A1A" fo:font-size="8.5pt" style:font-size-asian="8.5pt" style:font-size-complex="8.5pt"/>
    </style:style>
    <style:style style:name="T275" style:parent-style-name="Absatz-Standardschriftart" style:family="text">
      <style:text-properties fo:color="#1A1A1A" fo:font-size="8.5pt" style:font-size-asian="8.5pt" style:font-size-complex="8.5pt"/>
    </style:style>
    <style:style style:name="T276" style:parent-style-name="Absatz-Standardschriftart" style:family="text">
      <style:text-properties fo:color="#1A1A1A" fo:font-size="8.5pt" style:font-size-asian="8.5pt" style:font-size-complex="8.5pt"/>
    </style:style>
    <style:style style:name="P277" style:parent-style-name="Standard" style:family="paragraph">
      <style:paragraph-properties fo:margin-top="0.0694in" fo:margin-bottom="0.0208in" fo:background-color="#2E75B6">
        <style:background-fill draw:fill="solid" draw:fill-color="#2E75B6"/>
      </style:paragraph-properties>
    </style:style>
    <style:style style:name="T278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279" style:parent-style-name="Standard" style:family="paragraph">
      <style:paragraph-properties fo:margin-top="0.0208in" fo:margin-bottom="0.0277in" fo:background-color="#DEEAF1">
        <style:background-fill draw:fill="solid" draw:fill-color="#DEEAF1"/>
      </style:paragraph-properties>
    </style:style>
    <style:style style:name="T280" style:parent-style-name="Absatz-Standardschriftart" style:family="text">
      <style:text-properties fo:color="#1A1A1A" fo:font-size="8.5pt" style:font-size-asian="8.5pt" style:font-size-complex="8.5pt"/>
    </style:style>
    <style:style style:name="T281" style:parent-style-name="Absatz-Standardschriftart" style:family="text">
      <style:text-properties fo:color="#1A1A1A" fo:font-size="8.5pt" style:font-size-asian="8.5pt" style:font-size-complex="8.5pt"/>
    </style:style>
    <style:style style:name="T282" style:parent-style-name="Absatz-Standardschriftart" style:family="text">
      <style:text-properties fo:color="#1A1A1A" fo:font-size="8.5pt" style:font-size-asian="8.5pt" style:font-size-complex="8.5pt"/>
    </style:style>
    <style:style style:name="T283" style:parent-style-name="Absatz-Standardschriftart" style:family="text">
      <style:text-properties fo:color="#1A1A1A" fo:font-size="8.5pt" style:font-size-asian="8.5pt" style:font-size-complex="8.5pt"/>
    </style:style>
    <style:style style:name="T284" style:parent-style-name="Absatz-Standardschriftart" style:family="text">
      <style:text-properties fo:color="#1A1A1A" fo:font-size="8.5pt" style:font-size-asian="8.5pt" style:font-size-complex="8.5pt"/>
    </style:style>
    <style:style style:name="T285" style:parent-style-name="Absatz-Standardschriftart" style:family="text">
      <style:text-properties fo:color="#1A1A1A" fo:font-size="8.5pt" style:font-size-asian="8.5pt" style:font-size-complex="8.5pt"/>
    </style:style>
    <style:style style:name="T286" style:parent-style-name="Absatz-Standardschriftart" style:family="text">
      <style:text-properties fo:color="#1A1A1A" fo:font-size="8.5pt" style:font-size-asian="8.5pt" style:font-size-complex="8.5pt"/>
    </style:style>
    <style:style style:name="P287" style:parent-style-name="Standard" style:family="paragraph">
      <style:paragraph-properties fo:margin-top="0.0694in" fo:margin-bottom="0.0208in" fo:background-color="#2E75B6">
        <style:background-fill draw:fill="solid" draw:fill-color="#2E75B6"/>
      </style:paragraph-properties>
    </style:style>
    <style:style style:name="T288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289" style:parent-style-name="Listenabsatz" style:family="paragraph">
      <style:paragraph-properties fo:margin-top="0.0125in" fo:margin-bottom="0.0125in"/>
    </style:style>
    <style:style style:name="T290" style:parent-style-name="Absatz-Standardschriftart" style:family="text">
      <style:text-properties fo:color="#1A1A1A" fo:font-size="8.5pt" style:font-size-asian="8.5pt" style:font-size-complex="8.5pt"/>
    </style:style>
    <style:style style:name="P291" style:parent-style-name="Listenabsatz" style:family="paragraph">
      <style:paragraph-properties fo:margin-top="0.0125in" fo:margin-bottom="0.0125in"/>
    </style:style>
    <style:style style:name="T292" style:parent-style-name="Absatz-Standardschriftart" style:family="text">
      <style:text-properties fo:color="#1A1A1A" fo:font-size="8.5pt" style:font-size-asian="8.5pt" style:font-size-complex="8.5pt"/>
    </style:style>
    <style:style style:name="P293" style:parent-style-name="Listenabsatz" style:family="paragraph">
      <style:paragraph-properties fo:margin-top="0.0125in" fo:margin-bottom="0.0125in"/>
    </style:style>
    <style:style style:name="T294" style:parent-style-name="Absatz-Standardschriftart" style:family="text">
      <style:text-properties fo:color="#1A1A1A" fo:font-size="8.5pt" style:font-size-asian="8.5pt" style:font-size-complex="8.5pt"/>
    </style:style>
    <style:style style:name="T295" style:parent-style-name="Absatz-Standardschriftart" style:family="text">
      <style:text-properties fo:color="#1A1A1A" fo:font-size="8.5pt" style:font-size-asian="8.5pt" style:font-size-complex="8.5pt"/>
    </style:style>
    <style:style style:name="T296" style:parent-style-name="Absatz-Standardschriftart" style:family="text">
      <style:text-properties fo:color="#1A1A1A" fo:font-size="8.5pt" style:font-size-asian="8.5pt" style:font-size-complex="8.5pt"/>
    </style:style>
    <style:style style:name="T297" style:parent-style-name="Absatz-Standardschriftart" style:family="text">
      <style:text-properties fo:color="#1A1A1A" fo:font-size="8.5pt" style:font-size-asian="8.5pt" style:font-size-complex="8.5pt"/>
    </style:style>
    <style:style style:name="T298" style:parent-style-name="Absatz-Standardschriftart" style:family="text">
      <style:text-properties fo:color="#1A1A1A" fo:font-size="8.5pt" style:font-size-asian="8.5pt" style:font-size-complex="8.5pt"/>
    </style:style>
    <style:style style:name="P299" style:parent-style-name="Listenabsatz" style:family="paragraph">
      <style:paragraph-properties fo:margin-top="0.0125in" fo:margin-bottom="0.0125in"/>
    </style:style>
    <style:style style:name="T300" style:parent-style-name="Absatz-Standardschriftart" style:family="text">
      <style:text-properties fo:color="#1A1A1A" fo:font-size="8.5pt" style:font-size-asian="8.5pt" style:font-size-complex="8.5pt"/>
    </style:style>
    <style:style style:name="T301" style:parent-style-name="Absatz-Standardschriftart" style:family="text">
      <style:text-properties fo:color="#1A1A1A" fo:font-size="8.5pt" style:font-size-asian="8.5pt" style:font-size-complex="8.5pt"/>
    </style:style>
    <style:style style:name="T302" style:parent-style-name="Absatz-Standardschriftart" style:family="text">
      <style:text-properties fo:color="#1A1A1A" fo:font-size="8.5pt" style:font-size-asian="8.5pt" style:font-size-complex="8.5pt"/>
    </style:style>
    <style:style style:name="T303" style:parent-style-name="Absatz-Standardschriftart" style:family="text">
      <style:text-properties fo:color="#1A1A1A" fo:font-size="8.5pt" style:font-size-asian="8.5pt" style:font-size-complex="8.5pt"/>
    </style:style>
    <style:style style:name="T304" style:parent-style-name="Absatz-Standardschriftart" style:family="text">
      <style:text-properties fo:color="#1A1A1A" fo:font-size="8.5pt" style:font-size-asian="8.5pt" style:font-size-complex="8.5pt"/>
    </style:style>
    <style:style style:name="T305" style:parent-style-name="Absatz-Standardschriftart" style:family="text">
      <style:text-properties fo:color="#1A1A1A" fo:font-size="8.5pt" style:font-size-asian="8.5pt" style:font-size-complex="8.5pt"/>
    </style:style>
    <style:style style:name="T306" style:parent-style-name="Absatz-Standardschriftart" style:family="text">
      <style:text-properties fo:color="#1A1A1A" fo:font-size="8.5pt" style:font-size-asian="8.5pt" style:font-size-complex="8.5pt"/>
    </style:style>
    <style:style style:name="P307" style:parent-style-name="Listenabsatz" style:family="paragraph">
      <style:paragraph-properties fo:margin-top="0.0125in" fo:margin-bottom="0.0125in"/>
    </style:style>
    <style:style style:name="T308" style:parent-style-name="Absatz-Standardschriftart" style:family="text">
      <style:text-properties fo:color="#1A1A1A" fo:font-size="8.5pt" style:font-size-asian="8.5pt" style:font-size-complex="8.5pt"/>
    </style:style>
    <style:style style:name="T309" style:parent-style-name="Absatz-Standardschriftart" style:family="text">
      <style:text-properties fo:color="#1A1A1A" fo:font-size="8.5pt" style:font-size-asian="8.5pt" style:font-size-complex="8.5pt"/>
    </style:style>
    <style:style style:name="T310" style:parent-style-name="Absatz-Standardschriftart" style:family="text">
      <style:text-properties fo:color="#1A1A1A" fo:font-size="8.5pt" style:font-size-asian="8.5pt" style:font-size-complex="8.5pt"/>
    </style:style>
    <style:style style:name="P311" style:parent-style-name="Standard" style:family="paragraph">
      <style:paragraph-properties fo:margin-top="0.0694in" fo:margin-bottom="0.0208in" fo:background-color="#2E75B6">
        <style:background-fill draw:fill="solid" draw:fill-color="#2E75B6"/>
      </style:paragraph-properties>
    </style:style>
    <style:style style:name="T312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313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314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315" style:parent-style-name="Listenabsatz" style:family="paragraph">
      <style:paragraph-properties fo:margin-top="0.0125in" fo:margin-bottom="0.0125in"/>
    </style:style>
    <style:style style:name="T316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317" style:parent-style-name="Listenabsatz" style:family="paragraph">
      <style:paragraph-properties fo:margin-top="0.0125in" fo:margin-bottom="0.0125in"/>
    </style:style>
    <style:style style:name="T31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31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320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321" style:parent-style-name="Listenabsatz" style:family="paragraph">
      <style:paragraph-properties fo:margin-top="0.0125in" fo:margin-bottom="0.0125in"/>
    </style:style>
    <style:style style:name="T322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323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324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325" style:parent-style-name="Listenabsatz" style:family="paragraph">
      <style:paragraph-properties fo:margin-top="0.0125in" fo:margin-bottom="0.0125in"/>
    </style:style>
    <style:style style:name="T326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327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328" style:parent-style-name="Standard" style:family="paragraph">
      <style:paragraph-properties fo:margin-top="0.0694in" fo:margin-bottom="0.0208in" fo:background-color="#2E75B6">
        <style:background-fill draw:fill="solid" draw:fill-color="#2E75B6"/>
      </style:paragraph-properties>
    </style:style>
    <style:style style:name="T329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330" style:parent-style-name="Standard" style:family="paragraph">
      <style:paragraph-properties fo:margin-top="0.0208in" fo:margin-bottom="0.0277in" fo:background-color="#DEEAF1">
        <style:background-fill draw:fill="solid" draw:fill-color="#DEEAF1"/>
      </style:paragraph-properties>
    </style:style>
    <style:style style:name="T331" style:parent-style-name="Absatz-Standardschriftart" style:family="text">
      <style:text-properties fo:color="#1A1A1A" fo:font-size="8.5pt" style:font-size-asian="8.5pt" style:font-size-complex="8.5pt"/>
    </style:style>
    <style:style style:name="T332" style:parent-style-name="Absatz-Standardschriftart" style:family="text">
      <style:text-properties fo:color="#1A1A1A" fo:font-size="8.5pt" style:font-size-asian="8.5pt" style:font-size-complex="8.5pt"/>
    </style:style>
    <style:style style:name="T333" style:parent-style-name="Absatz-Standardschriftart" style:family="text">
      <style:text-properties fo:color="#1A1A1A" fo:font-size="8.5pt" style:font-size-asian="8.5pt" style:font-size-complex="8.5pt"/>
    </style:style>
    <style:style style:name="T334" style:parent-style-name="Absatz-Standardschriftart" style:family="text">
      <style:text-properties fo:color="#1A1A1A" fo:font-size="8.5pt" style:font-size-asian="8.5pt" style:font-size-complex="8.5pt"/>
    </style:style>
    <style:style style:name="T335" style:parent-style-name="Absatz-Standardschriftart" style:family="text">
      <style:text-properties fo:color="#1A1A1A" fo:font-size="8.5pt" style:font-size-asian="8.5pt" style:font-size-complex="8.5pt"/>
    </style:style>
    <style:style style:name="T336" style:parent-style-name="Absatz-Standardschriftart" style:family="text">
      <style:text-properties fo:color="#1A1A1A" fo:font-size="8.5pt" style:font-size-asian="8.5pt" style:font-size-complex="8.5pt"/>
    </style:style>
    <style:style style:name="T337" style:parent-style-name="Absatz-Standardschriftart" style:family="text">
      <style:text-properties fo:color="#1A1A1A" fo:font-size="8.5pt" style:font-size-asian="8.5pt" style:font-size-complex="8.5pt"/>
    </style:style>
    <style:style style:name="P338" style:parent-style-name="Standard" style:family="paragraph">
      <style:paragraph-properties fo:margin-top="0.0277in" fo:margin-bottom="0.0277in" fo:background-color="#FFF2CC">
        <style:background-fill draw:fill="solid" draw:fill-color="#FFF2CC"/>
      </style:paragraph-properties>
    </style:style>
    <style:style style:name="T339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340" style:parent-style-name="Absatz-Standardschriftart" style:family="text">
      <style:text-properties fo:color="#7F6000" fo:font-size="8pt" style:font-size-asian="8pt" style:font-size-complex="8pt"/>
    </style:style>
    <style:style style:name="T341" style:parent-style-name="Absatz-Standardschriftart" style:family="text">
      <style:text-properties fo:color="#7F6000" fo:font-size="8pt" style:font-size-asian="8pt" style:font-size-complex="8pt"/>
    </style:style>
    <style:style style:name="T342" style:parent-style-name="Absatz-Standardschriftart" style:family="text">
      <style:text-properties fo:color="#7F6000" fo:font-size="8pt" style:font-size-asian="8pt" style:font-size-complex="8pt"/>
    </style:style>
    <style:style style:name="P343" style:parent-style-name="Standard" style:family="paragraph">
      <style:paragraph-properties fo:margin-top="0.0694in" fo:margin-bottom="0.0208in" fo:background-color="#2E75B6">
        <style:background-fill draw:fill="solid" draw:fill-color="#2E75B6"/>
      </style:paragraph-properties>
    </style:style>
    <style:style style:name="T344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345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346" style:parent-style-name="Absatz-Standardschriftart" style:family="text">
      <style:text-properties fo:font-size="11pt" style:font-size-asian="11pt" style:font-size-complex="11pt"/>
    </style:style>
    <style:style style:name="P347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348" style:parent-style-name="Absatz-Standardschriftart" style:family="text">
      <style:text-properties fo:font-size="11pt" style:font-size-asian="11pt" style:font-size-complex="11pt"/>
    </style:style>
    <style:style style:name="P349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350" style:parent-style-name="Absatz-Standardschriftart" style:family="text">
      <style:text-properties fo:font-size="11pt" style:font-size-asian="11pt" style:font-size-complex="11pt"/>
    </style:style>
    <style:style style:name="P351" style:parent-style-name="Standard" style:family="paragraph">
      <style:paragraph-properties fo:border-top="0in none #FFFFFF" fo:border-left="0in none #FFFFFF" fo:border-bottom="0.0104in dashed #CCCCCC" fo:border-right="0in none #FFFFFF" fo:padding="0in" style:shadow="none" fo:margin-top="0.0694in"/>
    </style:style>
    <style:style style:name="T352" style:parent-style-name="Absatz-Standardschriftart" style:family="text">
      <style:text-properties fo:font-size="5pt" style:font-size-asian="5pt" style:font-size-complex="5pt"/>
    </style:style>
    <style:style style:name="P353" style:parent-style-name="Standard" style:family="paragraph">
      <style:paragraph-properties fo:margin-top="0.0694in"/>
    </style:style>
    <style:style style:name="TableColumn355" style:family="table-column">
      <style:table-column-properties style:column-width="0.2847in"/>
    </style:style>
    <style:style style:name="TableColumn356" style:family="table-column">
      <style:table-column-properties style:column-width="6.8013in"/>
    </style:style>
    <style:style style:name="Table354" style:family="table">
      <style:table-properties style:width="7.0861in" fo:margin-left="0in" table:align="left"/>
    </style:style>
    <style:style style:name="TableRow357" style:family="table-row">
      <style:table-row-properties/>
    </style:style>
    <style:style style:name="TableCell358" style:family="table-cell">
      <style:table-cell-properties fo:border="0in none #FFFFFF" fo:background-color="#1F3864" style:writing-mode="lr-tb" style:vertical-align="middle" fo:padding-top="0.0694in" fo:padding-left="0.0416in" fo:padding-bottom="0.0694in" fo:padding-right="0.0416in">
        <style:background-fill draw:fill="solid" draw:fill-color="#1F3864"/>
      </style:table-cell-properties>
    </style:style>
    <style:style style:name="P359" style:parent-style-name="Standard" style:family="paragraph">
      <style:paragraph-properties fo:text-align="center" fo:margin-bottom="0.0416in"/>
    </style:style>
    <style:style style:name="T360" style:parent-style-name="Absatz-Standardschriftart" style:family="text">
      <style:text-properties fo:font-weight="bold" style:font-weight-asian="bold" style:font-weight-complex="bold" fo:color="#FFFFFF" fo:font-size="26pt" style:font-size-asian="26pt" style:font-size-complex="26pt"/>
    </style:style>
    <style:style style:name="P361" style:parent-style-name="Standard" style:family="paragraph">
      <style:paragraph-properties fo:text-align="center"/>
    </style:style>
    <style:style style:name="T362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FFFFFF" fo:font-size="9pt" style:font-size-asian="9pt" style:font-size-complex="9pt"/>
    </style:style>
    <style:style style:name="TableCell363" style:family="table-cell">
      <style:table-cell-properties fo:border="0.0069in solid #CCCCCC" style:writing-mode="lr-tb" fo:padding-top="0in" fo:padding-left="0in" fo:padding-bottom="0.0555in" fo:padding-right="0.0694in"/>
    </style:style>
    <style:style style:name="P364" style:parent-style-name="Standard" style:family="paragraph">
      <style:paragraph-properties fo:background-color="#1F3864">
        <style:background-fill draw:fill="solid" draw:fill-color="#1F3864"/>
      </style:paragraph-properties>
    </style:style>
    <style:style style:name="T365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366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P367" style:parent-style-name="Standard" style:family="paragraph">
      <style:paragraph-properties fo:margin-bottom="0.0486in" fo:background-color="#1F3864">
        <style:background-fill draw:fill="solid" draw:fill-color="#1F3864"/>
      </style:paragraph-properties>
    </style:style>
    <style:style style:name="T368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369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370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P371" style:parent-style-name="Standard" style:family="paragraph">
      <style:paragraph-properties fo:margin-bottom="0.0416in" fo:background-color="#1A1A1A">
        <style:background-fill draw:fill="solid" draw:fill-color="#1A1A1A"/>
      </style:paragraph-properties>
    </style:style>
    <style:style style:name="T372" style:parent-style-name="Absatz-Standardschriftart" style:family="text">
      <style:text-properties fo:font-weight="bold" style:font-weight-asian="bold" style:font-weight-complex="bold" fo:color="#CCCCCC" fo:font-size="8pt" style:font-size-asian="8pt" style:font-size-complex="8pt"/>
    </style:style>
    <style:style style:name="T373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37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375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P376" style:parent-style-name="Standard" style:family="paragraph">
      <style:paragraph-properties fo:margin-top="0.0694in" fo:margin-bottom="0.0208in" fo:background-color="#1F3864">
        <style:background-fill draw:fill="solid" draw:fill-color="#1F3864"/>
      </style:paragraph-properties>
    </style:style>
    <style:style style:name="T377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378" style:parent-style-name="Standard" style:family="paragraph">
      <style:paragraph-properties fo:margin-top="0.0208in" fo:margin-bottom="0.0277in" fo:background-color="#DEEAF1">
        <style:background-fill draw:fill="solid" draw:fill-color="#DEEAF1"/>
      </style:paragraph-properties>
    </style:style>
    <style:style style:name="T379" style:parent-style-name="Absatz-Standardschriftart" style:family="text">
      <style:text-properties fo:color="#1A1A1A" fo:font-size="8.5pt" style:font-size-asian="8.5pt" style:font-size-complex="8.5pt"/>
    </style:style>
    <style:style style:name="T380" style:parent-style-name="Absatz-Standardschriftart" style:family="text">
      <style:text-properties fo:color="#1A1A1A" fo:font-size="8.5pt" style:font-size-asian="8.5pt" style:font-size-complex="8.5pt"/>
    </style:style>
    <style:style style:name="T381" style:parent-style-name="Absatz-Standardschriftart" style:family="text">
      <style:text-properties fo:color="#1A1A1A" fo:font-size="8.5pt" style:font-size-asian="8.5pt" style:font-size-complex="8.5pt"/>
    </style:style>
    <style:style style:name="T382" style:parent-style-name="Absatz-Standardschriftart" style:family="text">
      <style:text-properties fo:color="#1A1A1A" fo:font-size="8.5pt" style:font-size-asian="8.5pt" style:font-size-complex="8.5pt"/>
    </style:style>
    <style:style style:name="T383" style:parent-style-name="Absatz-Standardschriftart" style:family="text">
      <style:text-properties fo:color="#1A1A1A" fo:font-size="8.5pt" style:font-size-asian="8.5pt" style:font-size-complex="8.5pt"/>
    </style:style>
    <style:style style:name="P384" style:parent-style-name="Standard" style:family="paragraph">
      <style:paragraph-properties fo:margin-top="0.0694in" fo:margin-bottom="0.0208in" fo:background-color="#1F3864">
        <style:background-fill draw:fill="solid" draw:fill-color="#1F3864"/>
      </style:paragraph-properties>
    </style:style>
    <style:style style:name="T385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386" style:parent-style-name="Standard" style:family="paragraph">
      <style:paragraph-properties fo:margin-top="0.0208in" fo:margin-bottom="0.0277in" fo:background-color="#DEEAF1">
        <style:background-fill draw:fill="solid" draw:fill-color="#DEEAF1"/>
      </style:paragraph-properties>
    </style:style>
    <style:style style:name="T387" style:parent-style-name="Absatz-Standardschriftart" style:family="text">
      <style:text-properties fo:color="#1A1A1A" fo:font-size="8.5pt" style:font-size-asian="8.5pt" style:font-size-complex="8.5pt"/>
    </style:style>
    <style:style style:name="T388" style:parent-style-name="Absatz-Standardschriftart" style:family="text">
      <style:text-properties fo:color="#1A1A1A" fo:font-size="8.5pt" style:font-size-asian="8.5pt" style:font-size-complex="8.5pt"/>
    </style:style>
    <style:style style:name="T389" style:parent-style-name="Absatz-Standardschriftart" style:family="text">
      <style:text-properties fo:color="#1A1A1A" fo:font-size="8.5pt" style:font-size-asian="8.5pt" style:font-size-complex="8.5pt"/>
    </style:style>
    <style:style style:name="T390" style:parent-style-name="Absatz-Standardschriftart" style:family="text">
      <style:text-properties fo:color="#1A1A1A" fo:font-size="8.5pt" style:font-size-asian="8.5pt" style:font-size-complex="8.5pt"/>
    </style:style>
    <style:style style:name="T391" style:parent-style-name="Absatz-Standardschriftart" style:family="text">
      <style:text-properties fo:color="#1A1A1A" fo:font-size="8.5pt" style:font-size-asian="8.5pt" style:font-size-complex="8.5pt"/>
    </style:style>
    <style:style style:name="T392" style:parent-style-name="Absatz-Standardschriftart" style:family="text">
      <style:text-properties fo:color="#1A1A1A" fo:font-size="8.5pt" style:font-size-asian="8.5pt" style:font-size-complex="8.5pt"/>
    </style:style>
    <style:style style:name="T393" style:parent-style-name="Absatz-Standardschriftart" style:family="text">
      <style:text-properties fo:color="#1A1A1A" fo:font-size="8.5pt" style:font-size-asian="8.5pt" style:font-size-complex="8.5pt"/>
    </style:style>
    <style:style style:name="T394" style:parent-style-name="Absatz-Standardschriftart" style:family="text">
      <style:text-properties fo:color="#1A1A1A" fo:font-size="8.5pt" style:font-size-asian="8.5pt" style:font-size-complex="8.5pt"/>
    </style:style>
    <style:style style:name="T395" style:parent-style-name="Absatz-Standardschriftart" style:family="text">
      <style:text-properties fo:color="#1A1A1A" fo:font-size="8.5pt" style:font-size-asian="8.5pt" style:font-size-complex="8.5pt"/>
    </style:style>
    <style:style style:name="T396" style:parent-style-name="Absatz-Standardschriftart" style:family="text">
      <style:text-properties fo:color="#1A1A1A" fo:font-size="8.5pt" style:font-size-asian="8.5pt" style:font-size-complex="8.5pt"/>
    </style:style>
    <style:style style:name="T397" style:parent-style-name="Absatz-Standardschriftart" style:family="text">
      <style:text-properties fo:color="#1A1A1A" fo:font-size="8.5pt" style:font-size-asian="8.5pt" style:font-size-complex="8.5pt"/>
    </style:style>
    <style:style style:name="T398" style:parent-style-name="Absatz-Standardschriftart" style:family="text">
      <style:text-properties fo:color="#1A1A1A" fo:font-size="8.5pt" style:font-size-asian="8.5pt" style:font-size-complex="8.5pt"/>
    </style:style>
    <style:style style:name="T399" style:parent-style-name="Absatz-Standardschriftart" style:family="text">
      <style:text-properties fo:color="#1A1A1A" fo:font-size="8.5pt" style:font-size-asian="8.5pt" style:font-size-complex="8.5pt"/>
    </style:style>
    <style:style style:name="P400" style:parent-style-name="Standard" style:family="paragraph">
      <style:paragraph-properties fo:margin-top="0.0694in" fo:margin-bottom="0.0208in" fo:background-color="#1F3864">
        <style:background-fill draw:fill="solid" draw:fill-color="#1F3864"/>
      </style:paragraph-properties>
    </style:style>
    <style:style style:name="T401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402" style:parent-style-name="Listenabsatz" style:family="paragraph">
      <style:paragraph-properties fo:margin-top="0.0125in" fo:margin-bottom="0.0125in"/>
    </style:style>
    <style:style style:name="T403" style:parent-style-name="Absatz-Standardschriftart" style:family="text">
      <style:text-properties fo:color="#1A1A1A" fo:font-size="8.5pt" style:font-size-asian="8.5pt" style:font-size-complex="8.5pt"/>
    </style:style>
    <style:style style:name="T404" style:parent-style-name="Absatz-Standardschriftart" style:family="text">
      <style:text-properties fo:color="#1A1A1A" fo:font-size="8.5pt" style:font-size-asian="8.5pt" style:font-size-complex="8.5pt"/>
    </style:style>
    <style:style style:name="T405" style:parent-style-name="Absatz-Standardschriftart" style:family="text">
      <style:text-properties fo:color="#1A1A1A" fo:font-size="8.5pt" style:font-size-asian="8.5pt" style:font-size-complex="8.5pt"/>
    </style:style>
    <style:style style:name="T406" style:parent-style-name="Absatz-Standardschriftart" style:family="text">
      <style:text-properties fo:color="#1A1A1A" fo:font-size="8.5pt" style:font-size-asian="8.5pt" style:font-size-complex="8.5pt"/>
    </style:style>
    <style:style style:name="T407" style:parent-style-name="Absatz-Standardschriftart" style:family="text">
      <style:text-properties fo:color="#1A1A1A" fo:font-size="8.5pt" style:font-size-asian="8.5pt" style:font-size-complex="8.5pt"/>
    </style:style>
    <style:style style:name="P408" style:parent-style-name="Listenabsatz" style:family="paragraph">
      <style:paragraph-properties fo:margin-top="0.0125in" fo:margin-bottom="0.0125in"/>
    </style:style>
    <style:style style:name="T409" style:parent-style-name="Absatz-Standardschriftart" style:family="text">
      <style:text-properties fo:color="#1A1A1A" fo:font-size="8.5pt" style:font-size-asian="8.5pt" style:font-size-complex="8.5pt"/>
    </style:style>
    <style:style style:name="P410" style:parent-style-name="Listenabsatz" style:family="paragraph">
      <style:paragraph-properties fo:margin-top="0.0125in" fo:margin-bottom="0.0125in"/>
    </style:style>
    <style:style style:name="T411" style:parent-style-name="Absatz-Standardschriftart" style:family="text">
      <style:text-properties fo:color="#1A1A1A" fo:font-size="8.5pt" style:font-size-asian="8.5pt" style:font-size-complex="8.5pt"/>
    </style:style>
    <style:style style:name="T412" style:parent-style-name="Absatz-Standardschriftart" style:family="text">
      <style:text-properties fo:color="#1A1A1A" fo:font-size="8.5pt" style:font-size-asian="8.5pt" style:font-size-complex="8.5pt"/>
    </style:style>
    <style:style style:name="T413" style:parent-style-name="Absatz-Standardschriftart" style:family="text">
      <style:text-properties fo:color="#1A1A1A" fo:font-size="8.5pt" style:font-size-asian="8.5pt" style:font-size-complex="8.5pt"/>
    </style:style>
    <style:style style:name="P414" style:parent-style-name="Listenabsatz" style:family="paragraph">
      <style:paragraph-properties fo:margin-top="0.0125in" fo:margin-bottom="0.0125in"/>
    </style:style>
    <style:style style:name="T415" style:parent-style-name="Absatz-Standardschriftart" style:family="text">
      <style:text-properties fo:color="#1A1A1A" fo:font-size="8.5pt" style:font-size-asian="8.5pt" style:font-size-complex="8.5pt"/>
    </style:style>
    <style:style style:name="T416" style:parent-style-name="Absatz-Standardschriftart" style:family="text">
      <style:text-properties fo:color="#1A1A1A" fo:font-size="8.5pt" style:font-size-asian="8.5pt" style:font-size-complex="8.5pt"/>
    </style:style>
    <style:style style:name="T417" style:parent-style-name="Absatz-Standardschriftart" style:family="text">
      <style:text-properties fo:color="#1A1A1A" fo:font-size="8.5pt" style:font-size-asian="8.5pt" style:font-size-complex="8.5pt"/>
    </style:style>
    <style:style style:name="P418" style:parent-style-name="Listenabsatz" style:family="paragraph">
      <style:paragraph-properties fo:margin-top="0.0125in" fo:margin-bottom="0.0125in"/>
    </style:style>
    <style:style style:name="T419" style:parent-style-name="Absatz-Standardschriftart" style:family="text">
      <style:text-properties fo:color="#1A1A1A" fo:font-size="8.5pt" style:font-size-asian="8.5pt" style:font-size-complex="8.5pt"/>
    </style:style>
    <style:style style:name="T420" style:parent-style-name="Absatz-Standardschriftart" style:family="text">
      <style:text-properties fo:color="#1A1A1A" fo:font-size="8.5pt" style:font-size-asian="8.5pt" style:font-size-complex="8.5pt"/>
    </style:style>
    <style:style style:name="T421" style:parent-style-name="Absatz-Standardschriftart" style:family="text">
      <style:text-properties fo:color="#1A1A1A" fo:font-size="8.5pt" style:font-size-asian="8.5pt" style:font-size-complex="8.5pt"/>
    </style:style>
    <style:style style:name="P422" style:parent-style-name="Standard" style:family="paragraph">
      <style:paragraph-properties fo:margin-top="0.0694in" fo:margin-bottom="0.0208in" fo:background-color="#1F3864">
        <style:background-fill draw:fill="solid" draw:fill-color="#1F3864"/>
      </style:paragraph-properties>
    </style:style>
    <style:style style:name="T423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424" style:parent-style-name="Listenabsatz" style:family="paragraph">
      <style:paragraph-properties fo:margin-top="0.0125in" fo:margin-bottom="0.0125in"/>
    </style:style>
    <style:style style:name="T42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426" style:parent-style-name="Listenabsatz" style:family="paragraph">
      <style:paragraph-properties fo:margin-top="0.0125in" fo:margin-bottom="0.0125in"/>
    </style:style>
    <style:style style:name="T427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428" style:parent-style-name="Listenabsatz" style:family="paragraph">
      <style:paragraph-properties fo:margin-top="0.0125in" fo:margin-bottom="0.0125in"/>
    </style:style>
    <style:style style:name="T42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430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431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432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433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434" style:parent-style-name="Listenabsatz" style:family="paragraph">
      <style:paragraph-properties fo:margin-top="0.0125in" fo:margin-bottom="0.0125in"/>
    </style:style>
    <style:style style:name="T43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436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437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438" style:parent-style-name="Standard" style:family="paragraph">
      <style:paragraph-properties fo:margin-top="0.0694in" fo:margin-bottom="0.0208in" fo:background-color="#1F3864">
        <style:background-fill draw:fill="solid" draw:fill-color="#1F3864"/>
      </style:paragraph-properties>
    </style:style>
    <style:style style:name="T439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440" style:parent-style-name="Standard" style:family="paragraph">
      <style:paragraph-properties fo:margin-top="0.0208in" fo:margin-bottom="0.0277in" fo:background-color="#DEEAF1">
        <style:background-fill draw:fill="solid" draw:fill-color="#DEEAF1"/>
      </style:paragraph-properties>
    </style:style>
    <style:style style:name="T441" style:parent-style-name="Absatz-Standardschriftart" style:family="text">
      <style:text-properties fo:color="#1A1A1A" fo:font-size="8.5pt" style:font-size-asian="8.5pt" style:font-size-complex="8.5pt"/>
    </style:style>
    <style:style style:name="T442" style:parent-style-name="Absatz-Standardschriftart" style:family="text">
      <style:text-properties fo:color="#1A1A1A" fo:font-size="8.5pt" style:font-size-asian="8.5pt" style:font-size-complex="8.5pt"/>
    </style:style>
    <style:style style:name="T443" style:parent-style-name="Absatz-Standardschriftart" style:family="text">
      <style:text-properties fo:color="#1A1A1A" fo:font-size="8.5pt" style:font-size-asian="8.5pt" style:font-size-complex="8.5pt"/>
    </style:style>
    <style:style style:name="T444" style:parent-style-name="Absatz-Standardschriftart" style:family="text">
      <style:text-properties fo:color="#1A1A1A" fo:font-size="8.5pt" style:font-size-asian="8.5pt" style:font-size-complex="8.5pt"/>
    </style:style>
    <style:style style:name="T445" style:parent-style-name="Absatz-Standardschriftart" style:family="text">
      <style:text-properties fo:color="#1A1A1A" fo:font-size="8.5pt" style:font-size-asian="8.5pt" style:font-size-complex="8.5pt"/>
    </style:style>
    <style:style style:name="T446" style:parent-style-name="Absatz-Standardschriftart" style:family="text">
      <style:text-properties fo:color="#1A1A1A" fo:font-size="8.5pt" style:font-size-asian="8.5pt" style:font-size-complex="8.5pt"/>
    </style:style>
    <style:style style:name="T447" style:parent-style-name="Absatz-Standardschriftart" style:family="text">
      <style:text-properties fo:color="#1A1A1A" fo:font-size="8.5pt" style:font-size-asian="8.5pt" style:font-size-complex="8.5pt"/>
    </style:style>
    <style:style style:name="P448" style:parent-style-name="Standard" style:family="paragraph">
      <style:paragraph-properties fo:margin-top="0.0277in" fo:margin-bottom="0.0277in" fo:background-color="#FFF2CC">
        <style:background-fill draw:fill="solid" draw:fill-color="#FFF2CC"/>
      </style:paragraph-properties>
    </style:style>
    <style:style style:name="T449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450" style:parent-style-name="Absatz-Standardschriftart" style:family="text">
      <style:text-properties fo:color="#7F6000" fo:font-size="8pt" style:font-size-asian="8pt" style:font-size-complex="8pt"/>
    </style:style>
    <style:style style:name="T451" style:parent-style-name="Absatz-Standardschriftart" style:family="text">
      <style:text-properties fo:color="#7F6000" fo:font-size="8pt" style:font-size-asian="8pt" style:font-size-complex="8pt"/>
    </style:style>
    <style:style style:name="T452" style:parent-style-name="Absatz-Standardschriftart" style:family="text">
      <style:text-properties fo:color="#7F6000" fo:font-size="8pt" style:font-size-asian="8pt" style:font-size-complex="8pt"/>
    </style:style>
    <style:style style:name="T453" style:parent-style-name="Absatz-Standardschriftart" style:family="text">
      <style:text-properties fo:color="#7F6000" fo:font-size="8pt" style:font-size-asian="8pt" style:font-size-complex="8pt"/>
    </style:style>
    <style:style style:name="T454" style:parent-style-name="Absatz-Standardschriftart" style:family="text">
      <style:text-properties fo:color="#7F6000" fo:font-size="8pt" style:font-size-asian="8pt" style:font-size-complex="8pt"/>
    </style:style>
    <style:style style:name="T455" style:parent-style-name="Absatz-Standardschriftart" style:family="text">
      <style:text-properties fo:color="#7F6000" fo:font-size="8pt" style:font-size-asian="8pt" style:font-size-complex="8pt"/>
    </style:style>
    <style:style style:name="T456" style:parent-style-name="Absatz-Standardschriftart" style:family="text">
      <style:text-properties fo:color="#7F6000" fo:font-size="8pt" style:font-size-asian="8pt" style:font-size-complex="8pt"/>
    </style:style>
    <style:style style:name="T457" style:parent-style-name="Absatz-Standardschriftart" style:family="text">
      <style:text-properties fo:color="#7F6000" fo:font-size="8pt" style:font-size-asian="8pt" style:font-size-complex="8pt"/>
    </style:style>
    <style:style style:name="T458" style:parent-style-name="Absatz-Standardschriftart" style:family="text">
      <style:text-properties fo:color="#7F6000" fo:font-size="8pt" style:font-size-asian="8pt" style:font-size-complex="8pt"/>
    </style:style>
    <style:style style:name="P459" style:parent-style-name="Standard" style:family="paragraph">
      <style:paragraph-properties fo:margin-top="0.0694in" fo:margin-bottom="0.0208in" fo:background-color="#1F3864">
        <style:background-fill draw:fill="solid" draw:fill-color="#1F3864"/>
      </style:paragraph-properties>
    </style:style>
    <style:style style:name="T460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461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462" style:parent-style-name="Absatz-Standardschriftart" style:family="text">
      <style:text-properties fo:font-size="11pt" style:font-size-asian="11pt" style:font-size-complex="11pt"/>
    </style:style>
    <style:style style:name="P463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464" style:parent-style-name="Absatz-Standardschriftart" style:family="text">
      <style:text-properties fo:font-size="11pt" style:font-size-asian="11pt" style:font-size-complex="11pt"/>
    </style:style>
    <style:style style:name="P465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466" style:parent-style-name="Absatz-Standardschriftart" style:family="text">
      <style:text-properties fo:font-size="11pt" style:font-size-asian="11pt" style:font-size-complex="11pt"/>
    </style:style>
    <style:style style:name="P467" style:parent-style-name="Standard" style:family="paragraph">
      <style:paragraph-properties fo:border-top="0in none #FFFFFF" fo:border-left="0in none #FFFFFF" fo:border-bottom="0.0104in dashed #CCCCCC" fo:border-right="0in none #FFFFFF" fo:padding="0in" style:shadow="none" fo:margin-top="0.0694in"/>
    </style:style>
    <style:style style:name="T468" style:parent-style-name="Absatz-Standardschriftart" style:family="text">
      <style:text-properties fo:font-size="5pt" style:font-size-asian="5pt" style:font-size-complex="5pt"/>
    </style:style>
    <style:style style:name="P469" style:parent-style-name="Standard" style:family="paragraph">
      <style:paragraph-properties fo:margin-top="0.0694in"/>
    </style:style>
    <style:style style:name="TableColumn471" style:family="table-column">
      <style:table-column-properties style:column-width="0.2847in"/>
    </style:style>
    <style:style style:name="TableColumn472" style:family="table-column">
      <style:table-column-properties style:column-width="6.8013in"/>
    </style:style>
    <style:style style:name="Table470" style:family="table">
      <style:table-properties style:width="7.0861in" fo:margin-left="0in" table:align="left"/>
    </style:style>
    <style:style style:name="TableRow473" style:family="table-row">
      <style:table-row-properties/>
    </style:style>
    <style:style style:name="TableCell474" style:family="table-cell">
      <style:table-cell-properties fo:border="0in none #FFFFFF" fo:background-color="#375623" style:writing-mode="lr-tb" style:vertical-align="middle" fo:padding-top="0.0694in" fo:padding-left="0.0416in" fo:padding-bottom="0.0694in" fo:padding-right="0.0416in">
        <style:background-fill draw:fill="solid" draw:fill-color="#375623"/>
      </style:table-cell-properties>
    </style:style>
    <style:style style:name="P475" style:parent-style-name="Standard" style:family="paragraph">
      <style:paragraph-properties fo:text-align="center" fo:margin-bottom="0.0416in"/>
    </style:style>
    <style:style style:name="T476" style:parent-style-name="Absatz-Standardschriftart" style:family="text">
      <style:text-properties fo:font-weight="bold" style:font-weight-asian="bold" style:font-weight-complex="bold" fo:color="#FFFFFF" fo:font-size="26pt" style:font-size-asian="26pt" style:font-size-complex="26pt"/>
    </style:style>
    <style:style style:name="P477" style:parent-style-name="Standard" style:family="paragraph">
      <style:paragraph-properties fo:text-align="center"/>
    </style:style>
    <style:style style:name="T478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FFFFFF" fo:font-size="9pt" style:font-size-asian="9pt" style:font-size-complex="9pt"/>
    </style:style>
    <style:style style:name="TableCell479" style:family="table-cell">
      <style:table-cell-properties fo:border="0.0069in solid #CCCCCC" style:writing-mode="lr-tb" fo:padding-top="0in" fo:padding-left="0in" fo:padding-bottom="0.0555in" fo:padding-right="0.0694in"/>
    </style:style>
    <style:style style:name="P480" style:parent-style-name="Standard" style:family="paragraph">
      <style:paragraph-properties fo:background-color="#375623">
        <style:background-fill draw:fill="solid" draw:fill-color="#375623"/>
      </style:paragraph-properties>
    </style:style>
    <style:style style:name="T481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482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483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P484" style:parent-style-name="Standard" style:family="paragraph">
      <style:paragraph-properties fo:margin-bottom="0.0486in" fo:background-color="#375623">
        <style:background-fill draw:fill="solid" draw:fill-color="#375623"/>
      </style:paragraph-properties>
    </style:style>
    <style:style style:name="T485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486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487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488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489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490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491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T492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P493" style:parent-style-name="Standard" style:family="paragraph">
      <style:paragraph-properties fo:margin-bottom="0.0416in" fo:background-color="#1A1A1A">
        <style:background-fill draw:fill="solid" draw:fill-color="#1A1A1A"/>
      </style:paragraph-properties>
    </style:style>
    <style:style style:name="T494" style:parent-style-name="Absatz-Standardschriftart" style:family="text">
      <style:text-properties fo:font-weight="bold" style:font-weight-asian="bold" style:font-weight-complex="bold" fo:color="#CCCCCC" fo:font-size="8pt" style:font-size-asian="8pt" style:font-size-complex="8pt"/>
    </style:style>
    <style:style style:name="T495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496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49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P498" style:parent-style-name="Standard" style:family="paragraph">
      <style:paragraph-properties fo:margin-top="0.0694in" fo:margin-bottom="0.0208in" fo:background-color="#375623">
        <style:background-fill draw:fill="solid" draw:fill-color="#375623"/>
      </style:paragraph-properties>
    </style:style>
    <style:style style:name="T499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500" style:parent-style-name="Standard" style:family="paragraph">
      <style:paragraph-properties fo:margin-top="0.0208in" fo:margin-bottom="0.0277in" fo:background-color="#E2EFDA">
        <style:background-fill draw:fill="solid" draw:fill-color="#E2EFDA"/>
      </style:paragraph-properties>
    </style:style>
    <style:style style:name="T501" style:parent-style-name="Absatz-Standardschriftart" style:family="text">
      <style:text-properties fo:color="#1A1A1A" fo:font-size="8.5pt" style:font-size-asian="8.5pt" style:font-size-complex="8.5pt"/>
    </style:style>
    <style:style style:name="T502" style:parent-style-name="Absatz-Standardschriftart" style:family="text">
      <style:text-properties fo:color="#1A1A1A" fo:font-size="8.5pt" style:font-size-asian="8.5pt" style:font-size-complex="8.5pt"/>
    </style:style>
    <style:style style:name="T503" style:parent-style-name="Absatz-Standardschriftart" style:family="text">
      <style:text-properties fo:color="#1A1A1A" fo:font-size="8.5pt" style:font-size-asian="8.5pt" style:font-size-complex="8.5pt"/>
    </style:style>
    <style:style style:name="T504" style:parent-style-name="Absatz-Standardschriftart" style:family="text">
      <style:text-properties fo:color="#1A1A1A" fo:font-size="8.5pt" style:font-size-asian="8.5pt" style:font-size-complex="8.5pt"/>
    </style:style>
    <style:style style:name="T505" style:parent-style-name="Absatz-Standardschriftart" style:family="text">
      <style:text-properties fo:color="#1A1A1A" fo:font-size="8.5pt" style:font-size-asian="8.5pt" style:font-size-complex="8.5pt"/>
    </style:style>
    <style:style style:name="T506" style:parent-style-name="Absatz-Standardschriftart" style:family="text">
      <style:text-properties fo:color="#1A1A1A" fo:font-size="8.5pt" style:font-size-asian="8.5pt" style:font-size-complex="8.5pt"/>
    </style:style>
    <style:style style:name="T507" style:parent-style-name="Absatz-Standardschriftart" style:family="text">
      <style:text-properties fo:color="#1A1A1A" fo:font-size="8.5pt" style:font-size-asian="8.5pt" style:font-size-complex="8.5pt"/>
    </style:style>
    <style:style style:name="T508" style:parent-style-name="Absatz-Standardschriftart" style:family="text">
      <style:text-properties fo:color="#1A1A1A" fo:font-size="8.5pt" style:font-size-asian="8.5pt" style:font-size-complex="8.5pt"/>
    </style:style>
    <style:style style:name="T509" style:parent-style-name="Absatz-Standardschriftart" style:family="text">
      <style:text-properties fo:color="#1A1A1A" fo:font-size="8.5pt" style:font-size-asian="8.5pt" style:font-size-complex="8.5pt"/>
    </style:style>
    <style:style style:name="T510" style:parent-style-name="Absatz-Standardschriftart" style:family="text">
      <style:text-properties fo:color="#1A1A1A" fo:font-size="8.5pt" style:font-size-asian="8.5pt" style:font-size-complex="8.5pt"/>
    </style:style>
    <style:style style:name="T511" style:parent-style-name="Absatz-Standardschriftart" style:family="text">
      <style:text-properties fo:color="#1A1A1A" fo:font-size="8.5pt" style:font-size-asian="8.5pt" style:font-size-complex="8.5pt"/>
    </style:style>
    <style:style style:name="P512" style:parent-style-name="Standard" style:family="paragraph">
      <style:paragraph-properties fo:margin-top="0.0694in" fo:margin-bottom="0.0208in" fo:background-color="#375623">
        <style:background-fill draw:fill="solid" draw:fill-color="#375623"/>
      </style:paragraph-properties>
    </style:style>
    <style:style style:name="T513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514" style:parent-style-name="Standard" style:family="paragraph">
      <style:paragraph-properties fo:margin-top="0.0208in" fo:margin-bottom="0.0277in" fo:background-color="#E2EFDA">
        <style:background-fill draw:fill="solid" draw:fill-color="#E2EFDA"/>
      </style:paragraph-properties>
    </style:style>
    <style:style style:name="T515" style:parent-style-name="Absatz-Standardschriftart" style:family="text">
      <style:text-properties fo:color="#1A1A1A" fo:font-size="8.5pt" style:font-size-asian="8.5pt" style:font-size-complex="8.5pt"/>
    </style:style>
    <style:style style:name="T516" style:parent-style-name="Absatz-Standardschriftart" style:family="text">
      <style:text-properties fo:color="#1A1A1A" fo:font-size="8.5pt" style:font-size-asian="8.5pt" style:font-size-complex="8.5pt"/>
    </style:style>
    <style:style style:name="T517" style:parent-style-name="Absatz-Standardschriftart" style:family="text">
      <style:text-properties fo:color="#1A1A1A" fo:font-size="8.5pt" style:font-size-asian="8.5pt" style:font-size-complex="8.5pt"/>
    </style:style>
    <style:style style:name="T518" style:parent-style-name="Absatz-Standardschriftart" style:family="text">
      <style:text-properties fo:color="#1A1A1A" fo:font-size="8.5pt" style:font-size-asian="8.5pt" style:font-size-complex="8.5pt"/>
    </style:style>
    <style:style style:name="T519" style:parent-style-name="Absatz-Standardschriftart" style:family="text">
      <style:text-properties fo:color="#1A1A1A" fo:font-size="8.5pt" style:font-size-asian="8.5pt" style:font-size-complex="8.5pt"/>
    </style:style>
    <style:style style:name="T520" style:parent-style-name="Absatz-Standardschriftart" style:family="text">
      <style:text-properties fo:color="#1A1A1A" fo:font-size="8.5pt" style:font-size-asian="8.5pt" style:font-size-complex="8.5pt"/>
    </style:style>
    <style:style style:name="T521" style:parent-style-name="Absatz-Standardschriftart" style:family="text">
      <style:text-properties fo:color="#1A1A1A" fo:font-size="8.5pt" style:font-size-asian="8.5pt" style:font-size-complex="8.5pt"/>
    </style:style>
    <style:style style:name="T522" style:parent-style-name="Absatz-Standardschriftart" style:family="text">
      <style:text-properties fo:color="#1A1A1A" fo:font-size="8.5pt" style:font-size-asian="8.5pt" style:font-size-complex="8.5pt"/>
    </style:style>
    <style:style style:name="T523" style:parent-style-name="Absatz-Standardschriftart" style:family="text">
      <style:text-properties fo:color="#1A1A1A" fo:font-size="8.5pt" style:font-size-asian="8.5pt" style:font-size-complex="8.5pt"/>
    </style:style>
    <style:style style:name="T524" style:parent-style-name="Absatz-Standardschriftart" style:family="text">
      <style:text-properties fo:color="#1A1A1A" fo:font-size="8.5pt" style:font-size-asian="8.5pt" style:font-size-complex="8.5pt"/>
    </style:style>
    <style:style style:name="T525" style:parent-style-name="Absatz-Standardschriftart" style:family="text">
      <style:text-properties fo:color="#1A1A1A" fo:font-size="8.5pt" style:font-size-asian="8.5pt" style:font-size-complex="8.5pt"/>
    </style:style>
    <style:style style:name="P526" style:parent-style-name="Standard" style:family="paragraph">
      <style:paragraph-properties fo:margin-top="0.0694in" fo:margin-bottom="0.0208in" fo:background-color="#375623">
        <style:background-fill draw:fill="solid" draw:fill-color="#375623"/>
      </style:paragraph-properties>
    </style:style>
    <style:style style:name="T527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528" style:parent-style-name="Listenabsatz" style:family="paragraph">
      <style:paragraph-properties fo:margin-top="0.0125in" fo:margin-bottom="0.0125in"/>
    </style:style>
    <style:style style:name="T529" style:parent-style-name="Absatz-Standardschriftart" style:family="text">
      <style:text-properties fo:color="#1A1A1A" fo:font-size="8.5pt" style:font-size-asian="8.5pt" style:font-size-complex="8.5pt"/>
    </style:style>
    <style:style style:name="P530" style:parent-style-name="Listenabsatz" style:family="paragraph">
      <style:paragraph-properties fo:margin-top="0.0125in" fo:margin-bottom="0.0125in"/>
    </style:style>
    <style:style style:name="T531" style:parent-style-name="Absatz-Standardschriftart" style:family="text">
      <style:text-properties fo:color="#1A1A1A" fo:font-size="8.5pt" style:font-size-asian="8.5pt" style:font-size-complex="8.5pt"/>
    </style:style>
    <style:style style:name="T532" style:parent-style-name="Absatz-Standardschriftart" style:family="text">
      <style:text-properties fo:color="#1A1A1A" fo:font-size="8.5pt" style:font-size-asian="8.5pt" style:font-size-complex="8.5pt"/>
    </style:style>
    <style:style style:name="T533" style:parent-style-name="Absatz-Standardschriftart" style:family="text">
      <style:text-properties fo:color="#1A1A1A" fo:font-size="8.5pt" style:font-size-asian="8.5pt" style:font-size-complex="8.5pt"/>
    </style:style>
    <style:style style:name="P534" style:parent-style-name="Listenabsatz" style:family="paragraph">
      <style:paragraph-properties fo:margin-top="0.0125in" fo:margin-bottom="0.0125in"/>
    </style:style>
    <style:style style:name="T535" style:parent-style-name="Absatz-Standardschriftart" style:family="text">
      <style:text-properties fo:color="#1A1A1A" fo:font-size="8.5pt" style:font-size-asian="8.5pt" style:font-size-complex="8.5pt"/>
    </style:style>
    <style:style style:name="T536" style:parent-style-name="Absatz-Standardschriftart" style:family="text">
      <style:text-properties fo:color="#1A1A1A" fo:font-size="8.5pt" style:font-size-asian="8.5pt" style:font-size-complex="8.5pt"/>
    </style:style>
    <style:style style:name="T537" style:parent-style-name="Absatz-Standardschriftart" style:family="text">
      <style:text-properties fo:color="#1A1A1A" fo:font-size="8.5pt" style:font-size-asian="8.5pt" style:font-size-complex="8.5pt"/>
    </style:style>
    <style:style style:name="P538" style:parent-style-name="Listenabsatz" style:family="paragraph">
      <style:paragraph-properties fo:margin-top="0.0125in" fo:margin-bottom="0.0125in"/>
    </style:style>
    <style:style style:name="T539" style:parent-style-name="Absatz-Standardschriftart" style:family="text">
      <style:text-properties fo:color="#1A1A1A" fo:font-size="8.5pt" style:font-size-asian="8.5pt" style:font-size-complex="8.5pt"/>
    </style:style>
    <style:style style:name="P540" style:parent-style-name="Listenabsatz" style:family="paragraph">
      <style:paragraph-properties fo:margin-top="0.0125in" fo:margin-bottom="0.0125in"/>
    </style:style>
    <style:style style:name="T541" style:parent-style-name="Absatz-Standardschriftart" style:family="text">
      <style:text-properties fo:color="#1A1A1A" fo:font-size="8.5pt" style:font-size-asian="8.5pt" style:font-size-complex="8.5pt"/>
    </style:style>
    <style:style style:name="T542" style:parent-style-name="Absatz-Standardschriftart" style:family="text">
      <style:text-properties fo:color="#1A1A1A" fo:font-size="8.5pt" style:font-size-asian="8.5pt" style:font-size-complex="8.5pt"/>
    </style:style>
    <style:style style:name="T543" style:parent-style-name="Absatz-Standardschriftart" style:family="text">
      <style:text-properties fo:color="#1A1A1A" fo:font-size="8.5pt" style:font-size-asian="8.5pt" style:font-size-complex="8.5pt"/>
    </style:style>
    <style:style style:name="P544" style:parent-style-name="Standard" style:family="paragraph">
      <style:paragraph-properties fo:margin-top="0.0694in" fo:margin-bottom="0.0208in" fo:background-color="#375623">
        <style:background-fill draw:fill="solid" draw:fill-color="#375623"/>
      </style:paragraph-properties>
    </style:style>
    <style:style style:name="T545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546" style:parent-style-name="Listenabsatz" style:family="paragraph">
      <style:paragraph-properties fo:margin-top="0.0125in" fo:margin-bottom="0.0125in"/>
    </style:style>
    <style:style style:name="T547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4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4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550" style:parent-style-name="Listenabsatz" style:family="paragraph">
      <style:paragraph-properties fo:margin-top="0.0125in" fo:margin-bottom="0.0125in"/>
    </style:style>
    <style:style style:name="T551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52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53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554" style:parent-style-name="Listenabsatz" style:family="paragraph">
      <style:paragraph-properties fo:margin-top="0.0125in" fo:margin-bottom="0.0125in"/>
    </style:style>
    <style:style style:name="T55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56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57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5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55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560" style:parent-style-name="Listenabsatz" style:family="paragraph">
      <style:paragraph-properties fo:margin-top="0.0125in" fo:margin-bottom="0.0125in"/>
    </style:style>
    <style:style style:name="T561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562" style:parent-style-name="Standard" style:family="paragraph">
      <style:paragraph-properties fo:margin-top="0.0694in" fo:margin-bottom="0.0208in" fo:background-color="#375623">
        <style:background-fill draw:fill="solid" draw:fill-color="#375623"/>
      </style:paragraph-properties>
    </style:style>
    <style:style style:name="T563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564" style:parent-style-name="Standard" style:family="paragraph">
      <style:paragraph-properties fo:margin-top="0.0208in" fo:margin-bottom="0.0277in" fo:background-color="#E2EFDA">
        <style:background-fill draw:fill="solid" draw:fill-color="#E2EFDA"/>
      </style:paragraph-properties>
    </style:style>
    <style:style style:name="T565" style:parent-style-name="Absatz-Standardschriftart" style:family="text">
      <style:text-properties fo:color="#1A1A1A" fo:font-size="8.5pt" style:font-size-asian="8.5pt" style:font-size-complex="8.5pt"/>
    </style:style>
    <style:style style:name="T566" style:parent-style-name="Absatz-Standardschriftart" style:family="text">
      <style:text-properties fo:color="#1A1A1A" fo:font-size="8.5pt" style:font-size-asian="8.5pt" style:font-size-complex="8.5pt"/>
    </style:style>
    <style:style style:name="T567" style:parent-style-name="Absatz-Standardschriftart" style:family="text">
      <style:text-properties fo:color="#1A1A1A" fo:font-size="8.5pt" style:font-size-asian="8.5pt" style:font-size-complex="8.5pt"/>
    </style:style>
    <style:style style:name="T568" style:parent-style-name="Absatz-Standardschriftart" style:family="text">
      <style:text-properties fo:color="#1A1A1A" fo:font-size="8.5pt" style:font-size-asian="8.5pt" style:font-size-complex="8.5pt"/>
    </style:style>
    <style:style style:name="T569" style:parent-style-name="Absatz-Standardschriftart" style:family="text">
      <style:text-properties fo:color="#1A1A1A" fo:font-size="8.5pt" style:font-size-asian="8.5pt" style:font-size-complex="8.5pt"/>
    </style:style>
    <style:style style:name="P570" style:parent-style-name="Standard" style:family="paragraph">
      <style:paragraph-properties fo:margin-top="0.0277in" fo:margin-bottom="0.0277in" fo:background-color="#FFF2CC">
        <style:background-fill draw:fill="solid" draw:fill-color="#FFF2CC"/>
      </style:paragraph-properties>
    </style:style>
    <style:style style:name="T571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572" style:parent-style-name="Absatz-Standardschriftart" style:family="text">
      <style:text-properties fo:color="#7F6000" fo:font-size="8pt" style:font-size-asian="8pt" style:font-size-complex="8pt"/>
    </style:style>
    <style:style style:name="T573" style:parent-style-name="Absatz-Standardschriftart" style:family="text">
      <style:text-properties fo:color="#7F6000" fo:font-size="8pt" style:font-size-asian="8pt" style:font-size-complex="8pt"/>
    </style:style>
    <style:style style:name="T574" style:parent-style-name="Absatz-Standardschriftart" style:family="text">
      <style:text-properties fo:color="#7F6000" fo:font-size="8pt" style:font-size-asian="8pt" style:font-size-complex="8pt"/>
    </style:style>
    <style:style style:name="T575" style:parent-style-name="Absatz-Standardschriftart" style:family="text">
      <style:text-properties fo:color="#7F6000" fo:font-size="8pt" style:font-size-asian="8pt" style:font-size-complex="8pt"/>
    </style:style>
    <style:style style:name="T576" style:parent-style-name="Absatz-Standardschriftart" style:family="text">
      <style:text-properties fo:color="#7F6000" fo:font-size="8pt" style:font-size-asian="8pt" style:font-size-complex="8pt"/>
    </style:style>
    <style:style style:name="T577" style:parent-style-name="Absatz-Standardschriftart" style:family="text">
      <style:text-properties fo:color="#7F6000" fo:font-size="8pt" style:font-size-asian="8pt" style:font-size-complex="8pt"/>
    </style:style>
    <style:style style:name="T578" style:parent-style-name="Absatz-Standardschriftart" style:family="text">
      <style:text-properties fo:color="#7F6000" fo:font-size="8pt" style:font-size-asian="8pt" style:font-size-complex="8pt"/>
    </style:style>
    <style:style style:name="P579" style:parent-style-name="Standard" style:family="paragraph">
      <style:paragraph-properties fo:margin-top="0.0694in" fo:margin-bottom="0.0208in" fo:background-color="#375623">
        <style:background-fill draw:fill="solid" draw:fill-color="#375623"/>
      </style:paragraph-properties>
    </style:style>
    <style:style style:name="T580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581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582" style:parent-style-name="Absatz-Standardschriftart" style:family="text">
      <style:text-properties fo:font-size="11pt" style:font-size-asian="11pt" style:font-size-complex="11pt"/>
    </style:style>
    <style:style style:name="P583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584" style:parent-style-name="Absatz-Standardschriftart" style:family="text">
      <style:text-properties fo:font-size="11pt" style:font-size-asian="11pt" style:font-size-complex="11pt"/>
    </style:style>
    <style:style style:name="P585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586" style:parent-style-name="Absatz-Standardschriftart" style:family="text">
      <style:text-properties fo:font-size="11pt" style:font-size-asian="11pt" style:font-size-complex="11pt"/>
    </style:style>
    <style:style style:name="P587" style:parent-style-name="Standard" style:family="paragraph">
      <style:paragraph-properties fo:border-top="0in none #FFFFFF" fo:border-left="0in none #FFFFFF" fo:border-bottom="0.0104in dashed #CCCCCC" fo:border-right="0in none #FFFFFF" fo:padding="0in" style:shadow="none" fo:margin-top="0.0694in"/>
    </style:style>
    <style:style style:name="T588" style:parent-style-name="Absatz-Standardschriftart" style:family="text">
      <style:text-properties fo:font-size="5pt" style:font-size-asian="5pt" style:font-size-complex="5pt"/>
    </style:style>
    <style:style style:name="P589" style:parent-style-name="Standard" style:family="paragraph">
      <style:paragraph-properties fo:margin-top="0.0694in"/>
    </style:style>
    <style:style style:name="TableColumn591" style:family="table-column">
      <style:table-column-properties style:column-width="0.2847in"/>
    </style:style>
    <style:style style:name="TableColumn592" style:family="table-column">
      <style:table-column-properties style:column-width="6.8013in"/>
    </style:style>
    <style:style style:name="Table590" style:family="table">
      <style:table-properties style:width="7.0861in" fo:margin-left="0in" table:align="left"/>
    </style:style>
    <style:style style:name="TableRow593" style:family="table-row">
      <style:table-row-properties/>
    </style:style>
    <style:style style:name="TableCell594" style:family="table-cell">
      <style:table-cell-properties fo:border="0in none #FFFFFF" fo:background-color="#1B5E6E" style:writing-mode="lr-tb" style:vertical-align="middle" fo:padding-top="0.0694in" fo:padding-left="0.0416in" fo:padding-bottom="0.0694in" fo:padding-right="0.0416in">
        <style:background-fill draw:fill="solid" draw:fill-color="#1B5E6E"/>
      </style:table-cell-properties>
    </style:style>
    <style:style style:name="P595" style:parent-style-name="Standard" style:family="paragraph">
      <style:paragraph-properties fo:text-align="center" fo:margin-bottom="0.0416in"/>
    </style:style>
    <style:style style:name="T596" style:parent-style-name="Absatz-Standardschriftart" style:family="text">
      <style:text-properties fo:font-weight="bold" style:font-weight-asian="bold" style:font-weight-complex="bold" fo:color="#FFFFFF" fo:font-size="26pt" style:font-size-asian="26pt" style:font-size-complex="26pt"/>
    </style:style>
    <style:style style:name="P597" style:parent-style-name="Standard" style:family="paragraph">
      <style:paragraph-properties fo:text-align="center"/>
    </style:style>
    <style:style style:name="T598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FFFFFF" fo:font-size="9pt" style:font-size-asian="9pt" style:font-size-complex="9pt"/>
    </style:style>
    <style:style style:name="TableCell599" style:family="table-cell">
      <style:table-cell-properties fo:border="0.0069in solid #CCCCCC" style:writing-mode="lr-tb" fo:padding-top="0in" fo:padding-left="0in" fo:padding-bottom="0.0555in" fo:padding-right="0.0694in"/>
    </style:style>
    <style:style style:name="P600" style:parent-style-name="Standard" style:family="paragraph">
      <style:paragraph-properties fo:background-color="#1B5E6E">
        <style:background-fill draw:fill="solid" draw:fill-color="#1B5E6E"/>
      </style:paragraph-properties>
    </style:style>
    <style:style style:name="T601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P602" style:parent-style-name="Standard" style:family="paragraph">
      <style:paragraph-properties fo:margin-bottom="0.0486in" fo:background-color="#1B5E6E">
        <style:background-fill draw:fill="solid" draw:fill-color="#1B5E6E"/>
      </style:paragraph-properties>
    </style:style>
    <style:style style:name="T603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P604" style:parent-style-name="Standard" style:family="paragraph">
      <style:paragraph-properties fo:margin-bottom="0.0416in" fo:background-color="#1A1A1A">
        <style:background-fill draw:fill="solid" draw:fill-color="#1A1A1A"/>
      </style:paragraph-properties>
    </style:style>
    <style:style style:name="T605" style:parent-style-name="Absatz-Standardschriftart" style:family="text">
      <style:text-properties fo:font-weight="bold" style:font-weight-asian="bold" style:font-weight-complex="bold" fo:color="#CCCCCC" fo:font-size="8pt" style:font-size-asian="8pt" style:font-size-complex="8pt"/>
    </style:style>
    <style:style style:name="T606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60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60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609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610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P611" style:parent-style-name="Standard" style:family="paragraph">
      <style:paragraph-properties fo:margin-top="0.0694in" fo:margin-bottom="0.0208in" fo:background-color="#1B5E6E">
        <style:background-fill draw:fill="solid" draw:fill-color="#1B5E6E"/>
      </style:paragraph-properties>
    </style:style>
    <style:style style:name="T612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613" style:parent-style-name="Standard" style:family="paragraph">
      <style:paragraph-properties fo:margin-top="0.0208in" fo:margin-bottom="0.0277in" fo:background-color="#E0F4F7">
        <style:background-fill draw:fill="solid" draw:fill-color="#E0F4F7"/>
      </style:paragraph-properties>
    </style:style>
    <style:style style:name="T614" style:parent-style-name="Absatz-Standardschriftart" style:family="text">
      <style:text-properties fo:color="#1A1A1A" fo:font-size="8.5pt" style:font-size-asian="8.5pt" style:font-size-complex="8.5pt"/>
    </style:style>
    <style:style style:name="T615" style:parent-style-name="Absatz-Standardschriftart" style:family="text">
      <style:text-properties fo:color="#1A1A1A" fo:font-size="8.5pt" style:font-size-asian="8.5pt" style:font-size-complex="8.5pt"/>
    </style:style>
    <style:style style:name="T616" style:parent-style-name="Absatz-Standardschriftart" style:family="text">
      <style:text-properties fo:color="#1A1A1A" fo:font-size="8.5pt" style:font-size-asian="8.5pt" style:font-size-complex="8.5pt"/>
    </style:style>
    <style:style style:name="T617" style:parent-style-name="Absatz-Standardschriftart" style:family="text">
      <style:text-properties fo:color="#1A1A1A" fo:font-size="8.5pt" style:font-size-asian="8.5pt" style:font-size-complex="8.5pt"/>
    </style:style>
    <style:style style:name="T618" style:parent-style-name="Absatz-Standardschriftart" style:family="text">
      <style:text-properties fo:color="#1A1A1A" fo:font-size="8.5pt" style:font-size-asian="8.5pt" style:font-size-complex="8.5pt"/>
    </style:style>
    <style:style style:name="T619" style:parent-style-name="Absatz-Standardschriftart" style:family="text">
      <style:text-properties fo:color="#1A1A1A" fo:font-size="8.5pt" style:font-size-asian="8.5pt" style:font-size-complex="8.5pt"/>
    </style:style>
    <style:style style:name="T620" style:parent-style-name="Absatz-Standardschriftart" style:family="text">
      <style:text-properties fo:color="#1A1A1A" fo:font-size="8.5pt" style:font-size-asian="8.5pt" style:font-size-complex="8.5pt"/>
    </style:style>
    <style:style style:name="P621" style:parent-style-name="Standard" style:family="paragraph">
      <style:paragraph-properties fo:margin-top="0.0694in" fo:margin-bottom="0.0208in" fo:background-color="#1B5E6E">
        <style:background-fill draw:fill="solid" draw:fill-color="#1B5E6E"/>
      </style:paragraph-properties>
    </style:style>
    <style:style style:name="T622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623" style:parent-style-name="Standard" style:family="paragraph">
      <style:paragraph-properties fo:margin-top="0.0208in" fo:margin-bottom="0.0277in" fo:background-color="#E0F4F7">
        <style:background-fill draw:fill="solid" draw:fill-color="#E0F4F7"/>
      </style:paragraph-properties>
    </style:style>
    <style:style style:name="T624" style:parent-style-name="Absatz-Standardschriftart" style:family="text">
      <style:text-properties fo:color="#1A1A1A" fo:font-size="8.5pt" style:font-size-asian="8.5pt" style:font-size-complex="8.5pt"/>
    </style:style>
    <style:style style:name="T625" style:parent-style-name="Absatz-Standardschriftart" style:family="text">
      <style:text-properties fo:color="#1A1A1A" fo:font-size="8.5pt" style:font-size-asian="8.5pt" style:font-size-complex="8.5pt"/>
    </style:style>
    <style:style style:name="T626" style:parent-style-name="Absatz-Standardschriftart" style:family="text">
      <style:text-properties fo:color="#1A1A1A" fo:font-size="8.5pt" style:font-size-asian="8.5pt" style:font-size-complex="8.5pt"/>
    </style:style>
    <style:style style:name="T627" style:parent-style-name="Absatz-Standardschriftart" style:family="text">
      <style:text-properties fo:color="#1A1A1A" fo:font-size="8.5pt" style:font-size-asian="8.5pt" style:font-size-complex="8.5pt"/>
    </style:style>
    <style:style style:name="T628" style:parent-style-name="Absatz-Standardschriftart" style:family="text">
      <style:text-properties fo:color="#1A1A1A" fo:font-size="8.5pt" style:font-size-asian="8.5pt" style:font-size-complex="8.5pt"/>
    </style:style>
    <style:style style:name="T629" style:parent-style-name="Absatz-Standardschriftart" style:family="text">
      <style:text-properties fo:color="#1A1A1A" fo:font-size="8.5pt" style:font-size-asian="8.5pt" style:font-size-complex="8.5pt"/>
    </style:style>
    <style:style style:name="T630" style:parent-style-name="Absatz-Standardschriftart" style:family="text">
      <style:text-properties fo:color="#1A1A1A" fo:font-size="8.5pt" style:font-size-asian="8.5pt" style:font-size-complex="8.5pt"/>
    </style:style>
    <style:style style:name="T631" style:parent-style-name="Absatz-Standardschriftart" style:family="text">
      <style:text-properties fo:color="#1A1A1A" fo:font-size="8.5pt" style:font-size-asian="8.5pt" style:font-size-complex="8.5pt"/>
    </style:style>
    <style:style style:name="T632" style:parent-style-name="Absatz-Standardschriftart" style:family="text">
      <style:text-properties fo:color="#1A1A1A" fo:font-size="8.5pt" style:font-size-asian="8.5pt" style:font-size-complex="8.5pt"/>
    </style:style>
    <style:style style:name="T633" style:parent-style-name="Absatz-Standardschriftart" style:family="text">
      <style:text-properties fo:color="#1A1A1A" fo:font-size="8.5pt" style:font-size-asian="8.5pt" style:font-size-complex="8.5pt"/>
    </style:style>
    <style:style style:name="T634" style:parent-style-name="Absatz-Standardschriftart" style:family="text">
      <style:text-properties fo:color="#1A1A1A" fo:font-size="8.5pt" style:font-size-asian="8.5pt" style:font-size-complex="8.5pt"/>
    </style:style>
    <style:style style:name="P635" style:parent-style-name="Standard" style:family="paragraph">
      <style:paragraph-properties fo:margin-top="0.0694in" fo:margin-bottom="0.0208in" fo:background-color="#1B5E6E">
        <style:background-fill draw:fill="solid" draw:fill-color="#1B5E6E"/>
      </style:paragraph-properties>
    </style:style>
    <style:style style:name="T636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637" style:parent-style-name="Listenabsatz" style:family="paragraph">
      <style:paragraph-properties fo:margin-top="0.0125in" fo:margin-bottom="0.0125in"/>
    </style:style>
    <style:style style:name="T638" style:parent-style-name="Absatz-Standardschriftart" style:family="text">
      <style:text-properties fo:color="#1A1A1A" fo:font-size="8.5pt" style:font-size-asian="8.5pt" style:font-size-complex="8.5pt"/>
    </style:style>
    <style:style style:name="T639" style:parent-style-name="Absatz-Standardschriftart" style:family="text">
      <style:text-properties fo:color="#1A1A1A" fo:font-size="8.5pt" style:font-size-asian="8.5pt" style:font-size-complex="8.5pt"/>
    </style:style>
    <style:style style:name="T640" style:parent-style-name="Absatz-Standardschriftart" style:family="text">
      <style:text-properties fo:color="#1A1A1A" fo:font-size="8.5pt" style:font-size-asian="8.5pt" style:font-size-complex="8.5pt"/>
    </style:style>
    <style:style style:name="P641" style:parent-style-name="Listenabsatz" style:family="paragraph">
      <style:paragraph-properties fo:margin-top="0.0125in" fo:margin-bottom="0.0125in"/>
    </style:style>
    <style:style style:name="T642" style:parent-style-name="Absatz-Standardschriftart" style:family="text">
      <style:text-properties fo:color="#1A1A1A" fo:font-size="8.5pt" style:font-size-asian="8.5pt" style:font-size-complex="8.5pt"/>
    </style:style>
    <style:style style:name="T643" style:parent-style-name="Absatz-Standardschriftart" style:family="text">
      <style:text-properties fo:color="#1A1A1A" fo:font-size="8.5pt" style:font-size-asian="8.5pt" style:font-size-complex="8.5pt"/>
    </style:style>
    <style:style style:name="T644" style:parent-style-name="Absatz-Standardschriftart" style:family="text">
      <style:text-properties fo:color="#1A1A1A" fo:font-size="8.5pt" style:font-size-asian="8.5pt" style:font-size-complex="8.5pt"/>
    </style:style>
    <style:style style:name="P645" style:parent-style-name="Listenabsatz" style:family="paragraph">
      <style:paragraph-properties fo:margin-top="0.0125in" fo:margin-bottom="0.0125in"/>
    </style:style>
    <style:style style:name="T646" style:parent-style-name="Absatz-Standardschriftart" style:family="text">
      <style:text-properties fo:color="#1A1A1A" fo:font-size="8.5pt" style:font-size-asian="8.5pt" style:font-size-complex="8.5pt"/>
    </style:style>
    <style:style style:name="T647" style:parent-style-name="Absatz-Standardschriftart" style:family="text">
      <style:text-properties fo:color="#1A1A1A" fo:font-size="8.5pt" style:font-size-asian="8.5pt" style:font-size-complex="8.5pt"/>
    </style:style>
    <style:style style:name="T648" style:parent-style-name="Absatz-Standardschriftart" style:family="text">
      <style:text-properties fo:color="#1A1A1A" fo:font-size="8.5pt" style:font-size-asian="8.5pt" style:font-size-complex="8.5pt"/>
    </style:style>
    <style:style style:name="P649" style:parent-style-name="Listenabsatz" style:family="paragraph">
      <style:paragraph-properties fo:margin-top="0.0125in" fo:margin-bottom="0.0125in"/>
    </style:style>
    <style:style style:name="T650" style:parent-style-name="Absatz-Standardschriftart" style:family="text">
      <style:text-properties fo:color="#1A1A1A" fo:font-size="8.5pt" style:font-size-asian="8.5pt" style:font-size-complex="8.5pt"/>
    </style:style>
    <style:style style:name="T651" style:parent-style-name="Absatz-Standardschriftart" style:family="text">
      <style:text-properties fo:color="#1A1A1A" fo:font-size="8.5pt" style:font-size-asian="8.5pt" style:font-size-complex="8.5pt"/>
    </style:style>
    <style:style style:name="T652" style:parent-style-name="Absatz-Standardschriftart" style:family="text">
      <style:text-properties fo:color="#1A1A1A" fo:font-size="8.5pt" style:font-size-asian="8.5pt" style:font-size-complex="8.5pt"/>
    </style:style>
    <style:style style:name="T653" style:parent-style-name="Absatz-Standardschriftart" style:family="text">
      <style:text-properties fo:color="#1A1A1A" fo:font-size="8.5pt" style:font-size-asian="8.5pt" style:font-size-complex="8.5pt"/>
    </style:style>
    <style:style style:name="T654" style:parent-style-name="Absatz-Standardschriftart" style:family="text">
      <style:text-properties fo:color="#1A1A1A" fo:font-size="8.5pt" style:font-size-asian="8.5pt" style:font-size-complex="8.5pt"/>
    </style:style>
    <style:style style:name="P655" style:parent-style-name="Listenabsatz" style:family="paragraph">
      <style:paragraph-properties fo:margin-top="0.0125in" fo:margin-bottom="0.0125in"/>
    </style:style>
    <style:style style:name="T656" style:parent-style-name="Absatz-Standardschriftart" style:family="text">
      <style:text-properties fo:color="#1A1A1A" fo:font-size="8.5pt" style:font-size-asian="8.5pt" style:font-size-complex="8.5pt"/>
    </style:style>
    <style:style style:name="T657" style:parent-style-name="Absatz-Standardschriftart" style:family="text">
      <style:text-properties fo:color="#1A1A1A" fo:font-size="8.5pt" style:font-size-asian="8.5pt" style:font-size-complex="8.5pt"/>
    </style:style>
    <style:style style:name="T658" style:parent-style-name="Absatz-Standardschriftart" style:family="text">
      <style:text-properties fo:color="#1A1A1A" fo:font-size="8.5pt" style:font-size-asian="8.5pt" style:font-size-complex="8.5pt"/>
    </style:style>
    <style:style style:name="P659" style:parent-style-name="Standard" style:family="paragraph">
      <style:paragraph-properties fo:margin-top="0.0694in" fo:margin-bottom="0.0208in" fo:background-color="#1B5E6E">
        <style:background-fill draw:fill="solid" draw:fill-color="#1B5E6E"/>
      </style:paragraph-properties>
    </style:style>
    <style:style style:name="T660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661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662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663" style:parent-style-name="Listenabsatz" style:family="paragraph">
      <style:paragraph-properties fo:margin-top="0.0125in" fo:margin-bottom="0.0125in"/>
    </style:style>
    <style:style style:name="T664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66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666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667" style:parent-style-name="Listenabsatz" style:family="paragraph">
      <style:paragraph-properties fo:margin-top="0.0125in" fo:margin-bottom="0.0125in"/>
    </style:style>
    <style:style style:name="T66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66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670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671" style:parent-style-name="Listenabsatz" style:family="paragraph">
      <style:paragraph-properties fo:margin-top="0.0125in" fo:margin-bottom="0.0125in"/>
    </style:style>
    <style:style style:name="T672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673" style:parent-style-name="Listenabsatz" style:family="paragraph">
      <style:paragraph-properties fo:margin-top="0.0125in" fo:margin-bottom="0.0125in"/>
    </style:style>
    <style:style style:name="T674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675" style:parent-style-name="Standard" style:family="paragraph">
      <style:paragraph-properties fo:margin-top="0.0694in" fo:margin-bottom="0.0208in" fo:background-color="#1B5E6E">
        <style:background-fill draw:fill="solid" draw:fill-color="#1B5E6E"/>
      </style:paragraph-properties>
    </style:style>
    <style:style style:name="T676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677" style:parent-style-name="Standard" style:family="paragraph">
      <style:paragraph-properties fo:margin-top="0.0208in" fo:margin-bottom="0.0277in" fo:background-color="#E0F4F7">
        <style:background-fill draw:fill="solid" draw:fill-color="#E0F4F7"/>
      </style:paragraph-properties>
    </style:style>
    <style:style style:name="T678" style:parent-style-name="Absatz-Standardschriftart" style:family="text">
      <style:text-properties fo:color="#1A1A1A" fo:font-size="8.5pt" style:font-size-asian="8.5pt" style:font-size-complex="8.5pt"/>
    </style:style>
    <style:style style:name="T679" style:parent-style-name="Absatz-Standardschriftart" style:family="text">
      <style:text-properties fo:color="#1A1A1A" fo:font-size="8.5pt" style:font-size-asian="8.5pt" style:font-size-complex="8.5pt"/>
    </style:style>
    <style:style style:name="T680" style:parent-style-name="Absatz-Standardschriftart" style:family="text">
      <style:text-properties fo:color="#1A1A1A" fo:font-size="8.5pt" style:font-size-asian="8.5pt" style:font-size-complex="8.5pt"/>
    </style:style>
    <style:style style:name="P681" style:parent-style-name="Standard" style:family="paragraph">
      <style:paragraph-properties fo:margin-top="0.0277in" fo:margin-bottom="0.0277in" fo:background-color="#FFF2CC">
        <style:background-fill draw:fill="solid" draw:fill-color="#FFF2CC"/>
      </style:paragraph-properties>
    </style:style>
    <style:style style:name="T682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683" style:parent-style-name="Absatz-Standardschriftart" style:family="text">
      <style:text-properties fo:color="#7F6000" fo:font-size="8pt" style:font-size-asian="8pt" style:font-size-complex="8pt"/>
    </style:style>
    <style:style style:name="T684" style:parent-style-name="Absatz-Standardschriftart" style:family="text">
      <style:text-properties fo:color="#7F6000" fo:font-size="8pt" style:font-size-asian="8pt" style:font-size-complex="8pt"/>
    </style:style>
    <style:style style:name="T685" style:parent-style-name="Absatz-Standardschriftart" style:family="text">
      <style:text-properties fo:color="#7F6000" fo:font-size="8pt" style:font-size-asian="8pt" style:font-size-complex="8pt"/>
    </style:style>
    <style:style style:name="T686" style:parent-style-name="Absatz-Standardschriftart" style:family="text">
      <style:text-properties fo:color="#7F6000" fo:font-size="8pt" style:font-size-asian="8pt" style:font-size-complex="8pt"/>
    </style:style>
    <style:style style:name="T687" style:parent-style-name="Absatz-Standardschriftart" style:family="text">
      <style:text-properties fo:color="#7F6000" fo:font-size="8pt" style:font-size-asian="8pt" style:font-size-complex="8pt"/>
    </style:style>
    <style:style style:name="T688" style:parent-style-name="Absatz-Standardschriftart" style:family="text">
      <style:text-properties fo:color="#7F6000" fo:font-size="8pt" style:font-size-asian="8pt" style:font-size-complex="8pt"/>
    </style:style>
    <style:style style:name="T689" style:parent-style-name="Absatz-Standardschriftart" style:family="text">
      <style:text-properties fo:color="#7F6000" fo:font-size="8pt" style:font-size-asian="8pt" style:font-size-complex="8pt"/>
    </style:style>
    <style:style style:name="P690" style:parent-style-name="Standard" style:family="paragraph">
      <style:paragraph-properties fo:margin-top="0.0694in" fo:margin-bottom="0.0208in" fo:background-color="#1B5E6E">
        <style:background-fill draw:fill="solid" draw:fill-color="#1B5E6E"/>
      </style:paragraph-properties>
    </style:style>
    <style:style style:name="T691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692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693" style:parent-style-name="Absatz-Standardschriftart" style:family="text">
      <style:text-properties fo:font-size="11pt" style:font-size-asian="11pt" style:font-size-complex="11pt"/>
    </style:style>
    <style:style style:name="P694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695" style:parent-style-name="Absatz-Standardschriftart" style:family="text">
      <style:text-properties fo:font-size="11pt" style:font-size-asian="11pt" style:font-size-complex="11pt"/>
    </style:style>
    <style:style style:name="P696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697" style:parent-style-name="Absatz-Standardschriftart" style:family="text">
      <style:text-properties fo:font-size="11pt" style:font-size-asian="11pt" style:font-size-complex="11pt"/>
    </style:style>
    <style:style style:name="P698" style:parent-style-name="Standard" style:family="paragraph">
      <style:paragraph-properties fo:border-top="0in none #FFFFFF" fo:border-left="0in none #FFFFFF" fo:border-bottom="0.0104in dashed #CCCCCC" fo:border-right="0in none #FFFFFF" fo:padding="0in" style:shadow="none" fo:margin-top="0.0694in"/>
    </style:style>
    <style:style style:name="T699" style:parent-style-name="Absatz-Standardschriftart" style:family="text">
      <style:text-properties fo:font-size="5pt" style:font-size-asian="5pt" style:font-size-complex="5pt"/>
    </style:style>
    <style:style style:name="P700" style:parent-style-name="Standard" style:family="paragraph">
      <style:paragraph-properties fo:margin-top="0.0694in"/>
    </style:style>
    <style:style style:name="TableColumn702" style:family="table-column">
      <style:table-column-properties style:column-width="0.2847in"/>
    </style:style>
    <style:style style:name="TableColumn703" style:family="table-column">
      <style:table-column-properties style:column-width="6.8013in"/>
    </style:style>
    <style:style style:name="Table701" style:family="table">
      <style:table-properties style:width="7.0861in" fo:margin-left="0in" table:align="left"/>
    </style:style>
    <style:style style:name="TableRow704" style:family="table-row">
      <style:table-row-properties/>
    </style:style>
    <style:style style:name="TableCell705" style:family="table-cell">
      <style:table-cell-properties fo:border="0in none #FFFFFF" fo:background-color="#4B3F72" style:writing-mode="lr-tb" style:vertical-align="middle" fo:padding-top="0.0694in" fo:padding-left="0.0416in" fo:padding-bottom="0.0694in" fo:padding-right="0.0416in">
        <style:background-fill draw:fill="solid" draw:fill-color="#4B3F72"/>
      </style:table-cell-properties>
    </style:style>
    <style:style style:name="P706" style:parent-style-name="Standard" style:family="paragraph">
      <style:paragraph-properties fo:text-align="center" fo:margin-bottom="0.0416in"/>
    </style:style>
    <style:style style:name="T707" style:parent-style-name="Absatz-Standardschriftart" style:family="text">
      <style:text-properties fo:font-weight="bold" style:font-weight-asian="bold" style:font-weight-complex="bold" fo:color="#FFFFFF" fo:font-size="26pt" style:font-size-asian="26pt" style:font-size-complex="26pt"/>
    </style:style>
    <style:style style:name="P708" style:parent-style-name="Standard" style:family="paragraph">
      <style:paragraph-properties fo:text-align="center"/>
    </style:style>
    <style:style style:name="T709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FFFFFF" fo:font-size="9pt" style:font-size-asian="9pt" style:font-size-complex="9pt"/>
    </style:style>
    <style:style style:name="TableCell710" style:family="table-cell">
      <style:table-cell-properties fo:border="0.0069in solid #CCCCCC" style:writing-mode="lr-tb" fo:padding-top="0in" fo:padding-left="0in" fo:padding-bottom="0.0555in" fo:padding-right="0.0694in"/>
    </style:style>
    <style:style style:name="P711" style:parent-style-name="Standard" style:family="paragraph">
      <style:paragraph-properties fo:background-color="#4B3F72">
        <style:background-fill draw:fill="solid" draw:fill-color="#4B3F72"/>
      </style:paragraph-properties>
    </style:style>
    <style:style style:name="T712" style:parent-style-name="Absatz-Standardschriftart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P713" style:parent-style-name="Standard" style:family="paragraph">
      <style:paragraph-properties fo:margin-bottom="0.0486in" fo:background-color="#4B3F72">
        <style:background-fill draw:fill="solid" draw:fill-color="#4B3F72"/>
      </style:paragraph-properties>
    </style:style>
    <style:style style:name="T714" style:parent-style-name="Absatz-Standardschriftart" style:family="text">
      <style:text-properties fo:font-style="italic" style:font-style-asian="italic" style:font-style-complex="italic" fo:color="#FFFFFF" fo:font-size="8pt" style:font-size-asian="8pt" style:font-size-complex="8pt"/>
    </style:style>
    <style:style style:name="P715" style:parent-style-name="Standard" style:family="paragraph">
      <style:paragraph-properties fo:margin-bottom="0.0416in" fo:background-color="#1A1A1A">
        <style:background-fill draw:fill="solid" draw:fill-color="#1A1A1A"/>
      </style:paragraph-properties>
    </style:style>
    <style:style style:name="T716" style:parent-style-name="Absatz-Standardschriftart" style:family="text">
      <style:text-properties fo:font-weight="bold" style:font-weight-asian="bold" style:font-weight-complex="bold" fo:color="#CCCCCC" fo:font-size="8pt" style:font-size-asian="8pt" style:font-size-complex="8pt"/>
    </style:style>
    <style:style style:name="T71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P718" style:parent-style-name="Standard" style:family="paragraph">
      <style:paragraph-properties fo:margin-top="0.0694in" fo:margin-bottom="0.0208in" fo:background-color="#4B3F72">
        <style:background-fill draw:fill="solid" draw:fill-color="#4B3F72"/>
      </style:paragraph-properties>
    </style:style>
    <style:style style:name="T719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720" style:parent-style-name="Standard" style:family="paragraph">
      <style:paragraph-properties fo:margin-top="0.0208in" fo:margin-bottom="0.0277in" fo:background-color="#EDE7F6">
        <style:background-fill draw:fill="solid" draw:fill-color="#EDE7F6"/>
      </style:paragraph-properties>
    </style:style>
    <style:style style:name="T721" style:parent-style-name="Absatz-Standardschriftart" style:family="text">
      <style:text-properties fo:color="#1A1A1A" fo:font-size="8.5pt" style:font-size-asian="8.5pt" style:font-size-complex="8.5pt"/>
    </style:style>
    <style:style style:name="T722" style:parent-style-name="Absatz-Standardschriftart" style:family="text">
      <style:text-properties fo:color="#1A1A1A" fo:font-size="8.5pt" style:font-size-asian="8.5pt" style:font-size-complex="8.5pt"/>
    </style:style>
    <style:style style:name="T723" style:parent-style-name="Absatz-Standardschriftart" style:family="text">
      <style:text-properties fo:color="#1A1A1A" fo:font-size="8.5pt" style:font-size-asian="8.5pt" style:font-size-complex="8.5pt"/>
    </style:style>
    <style:style style:name="T724" style:parent-style-name="Absatz-Standardschriftart" style:family="text">
      <style:text-properties fo:color="#1A1A1A" fo:font-size="8.5pt" style:font-size-asian="8.5pt" style:font-size-complex="8.5pt"/>
    </style:style>
    <style:style style:name="T725" style:parent-style-name="Absatz-Standardschriftart" style:family="text">
      <style:text-properties fo:color="#1A1A1A" fo:font-size="8.5pt" style:font-size-asian="8.5pt" style:font-size-complex="8.5pt"/>
    </style:style>
    <style:style style:name="T726" style:parent-style-name="Absatz-Standardschriftart" style:family="text">
      <style:text-properties fo:color="#1A1A1A" fo:font-size="8.5pt" style:font-size-asian="8.5pt" style:font-size-complex="8.5pt"/>
    </style:style>
    <style:style style:name="T727" style:parent-style-name="Absatz-Standardschriftart" style:family="text">
      <style:text-properties fo:color="#1A1A1A" fo:font-size="8.5pt" style:font-size-asian="8.5pt" style:font-size-complex="8.5pt"/>
    </style:style>
    <style:style style:name="P728" style:parent-style-name="Standard" style:family="paragraph">
      <style:paragraph-properties fo:margin-top="0.0694in" fo:margin-bottom="0.0208in" fo:background-color="#4B3F72">
        <style:background-fill draw:fill="solid" draw:fill-color="#4B3F72"/>
      </style:paragraph-properties>
    </style:style>
    <style:style style:name="T729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730" style:parent-style-name="Standard" style:family="paragraph">
      <style:paragraph-properties fo:margin-top="0.0208in" fo:margin-bottom="0.0277in" fo:background-color="#EDE7F6">
        <style:background-fill draw:fill="solid" draw:fill-color="#EDE7F6"/>
      </style:paragraph-properties>
    </style:style>
    <style:style style:name="T731" style:parent-style-name="Absatz-Standardschriftart" style:family="text">
      <style:text-properties fo:color="#1A1A1A" fo:font-size="8.5pt" style:font-size-asian="8.5pt" style:font-size-complex="8.5pt"/>
    </style:style>
    <style:style style:name="T732" style:parent-style-name="Absatz-Standardschriftart" style:family="text">
      <style:text-properties fo:color="#1A1A1A" fo:font-size="8.5pt" style:font-size-asian="8.5pt" style:font-size-complex="8.5pt"/>
    </style:style>
    <style:style style:name="T733" style:parent-style-name="Absatz-Standardschriftart" style:family="text">
      <style:text-properties fo:color="#1A1A1A" fo:font-size="8.5pt" style:font-size-asian="8.5pt" style:font-size-complex="8.5pt"/>
    </style:style>
    <style:style style:name="P734" style:parent-style-name="Standard" style:family="paragraph">
      <style:paragraph-properties fo:margin-top="0.0694in" fo:margin-bottom="0.0208in" fo:background-color="#4B3F72">
        <style:background-fill draw:fill="solid" draw:fill-color="#4B3F72"/>
      </style:paragraph-properties>
    </style:style>
    <style:style style:name="T735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736" style:parent-style-name="Listenabsatz" style:family="paragraph">
      <style:paragraph-properties fo:margin-top="0.0125in" fo:margin-bottom="0.0125in"/>
    </style:style>
    <style:style style:name="T737" style:parent-style-name="Absatz-Standardschriftart" style:family="text">
      <style:text-properties fo:color="#1A1A1A" fo:font-size="8.5pt" style:font-size-asian="8.5pt" style:font-size-complex="8.5pt"/>
    </style:style>
    <style:style style:name="P738" style:parent-style-name="Listenabsatz" style:family="paragraph">
      <style:paragraph-properties fo:margin-top="0.0125in" fo:margin-bottom="0.0125in"/>
    </style:style>
    <style:style style:name="T739" style:parent-style-name="Absatz-Standardschriftart" style:family="text">
      <style:text-properties fo:color="#1A1A1A" fo:font-size="8.5pt" style:font-size-asian="8.5pt" style:font-size-complex="8.5pt"/>
    </style:style>
    <style:style style:name="T740" style:parent-style-name="Absatz-Standardschriftart" style:family="text">
      <style:text-properties fo:color="#1A1A1A" fo:font-size="8.5pt" style:font-size-asian="8.5pt" style:font-size-complex="8.5pt"/>
    </style:style>
    <style:style style:name="T741" style:parent-style-name="Absatz-Standardschriftart" style:family="text">
      <style:text-properties fo:color="#1A1A1A" fo:font-size="8.5pt" style:font-size-asian="8.5pt" style:font-size-complex="8.5pt"/>
    </style:style>
    <style:style style:name="T742" style:parent-style-name="Absatz-Standardschriftart" style:family="text">
      <style:text-properties fo:color="#1A1A1A" fo:font-size="8.5pt" style:font-size-asian="8.5pt" style:font-size-complex="8.5pt"/>
    </style:style>
    <style:style style:name="T743" style:parent-style-name="Absatz-Standardschriftart" style:family="text">
      <style:text-properties fo:color="#1A1A1A" fo:font-size="8.5pt" style:font-size-asian="8.5pt" style:font-size-complex="8.5pt"/>
    </style:style>
    <style:style style:name="P744" style:parent-style-name="Listenabsatz" style:family="paragraph">
      <style:paragraph-properties fo:margin-top="0.0125in" fo:margin-bottom="0.0125in"/>
    </style:style>
    <style:style style:name="T745" style:parent-style-name="Absatz-Standardschriftart" style:family="text">
      <style:text-properties fo:color="#1A1A1A" fo:font-size="8.5pt" style:font-size-asian="8.5pt" style:font-size-complex="8.5pt"/>
    </style:style>
    <style:style style:name="T746" style:parent-style-name="Absatz-Standardschriftart" style:family="text">
      <style:text-properties fo:color="#1A1A1A" fo:font-size="8.5pt" style:font-size-asian="8.5pt" style:font-size-complex="8.5pt"/>
    </style:style>
    <style:style style:name="T747" style:parent-style-name="Absatz-Standardschriftart" style:family="text">
      <style:text-properties fo:color="#1A1A1A" fo:font-size="8.5pt" style:font-size-asian="8.5pt" style:font-size-complex="8.5pt"/>
    </style:style>
    <style:style style:name="P748" style:parent-style-name="Listenabsatz" style:family="paragraph">
      <style:paragraph-properties fo:margin-top="0.0125in" fo:margin-bottom="0.0125in"/>
    </style:style>
    <style:style style:name="T749" style:parent-style-name="Absatz-Standardschriftart" style:family="text">
      <style:text-properties fo:color="#1A1A1A" fo:font-size="8.5pt" style:font-size-asian="8.5pt" style:font-size-complex="8.5pt"/>
    </style:style>
    <style:style style:name="T750" style:parent-style-name="Absatz-Standardschriftart" style:family="text">
      <style:text-properties fo:color="#1A1A1A" fo:font-size="8.5pt" style:font-size-asian="8.5pt" style:font-size-complex="8.5pt"/>
    </style:style>
    <style:style style:name="T751" style:parent-style-name="Absatz-Standardschriftart" style:family="text">
      <style:text-properties fo:color="#1A1A1A" fo:font-size="8.5pt" style:font-size-asian="8.5pt" style:font-size-complex="8.5pt"/>
    </style:style>
    <style:style style:name="P752" style:parent-style-name="Listenabsatz" style:family="paragraph">
      <style:paragraph-properties fo:margin-top="0.0125in" fo:margin-bottom="0.0125in"/>
    </style:style>
    <style:style style:name="T753" style:parent-style-name="Absatz-Standardschriftart" style:family="text">
      <style:text-properties fo:color="#1A1A1A" fo:font-size="8.5pt" style:font-size-asian="8.5pt" style:font-size-complex="8.5pt"/>
    </style:style>
    <style:style style:name="T754" style:parent-style-name="Absatz-Standardschriftart" style:family="text">
      <style:text-properties fo:color="#1A1A1A" fo:font-size="8.5pt" style:font-size-asian="8.5pt" style:font-size-complex="8.5pt"/>
    </style:style>
    <style:style style:name="T755" style:parent-style-name="Absatz-Standardschriftart" style:family="text">
      <style:text-properties fo:color="#1A1A1A" fo:font-size="8.5pt" style:font-size-asian="8.5pt" style:font-size-complex="8.5pt"/>
    </style:style>
    <style:style style:name="T756" style:parent-style-name="Absatz-Standardschriftart" style:family="text">
      <style:text-properties fo:color="#1A1A1A" fo:font-size="8.5pt" style:font-size-asian="8.5pt" style:font-size-complex="8.5pt"/>
    </style:style>
    <style:style style:name="T757" style:parent-style-name="Absatz-Standardschriftart" style:family="text">
      <style:text-properties fo:color="#1A1A1A" fo:font-size="8.5pt" style:font-size-asian="8.5pt" style:font-size-complex="8.5pt"/>
    </style:style>
    <style:style style:name="T758" style:parent-style-name="Absatz-Standardschriftart" style:family="text">
      <style:text-properties fo:color="#1A1A1A" fo:font-size="8.5pt" style:font-size-asian="8.5pt" style:font-size-complex="8.5pt"/>
    </style:style>
    <style:style style:name="T759" style:parent-style-name="Absatz-Standardschriftart" style:family="text">
      <style:text-properties fo:color="#1A1A1A" fo:font-size="8.5pt" style:font-size-asian="8.5pt" style:font-size-complex="8.5pt"/>
    </style:style>
    <style:style style:name="P760" style:parent-style-name="Standard" style:family="paragraph">
      <style:paragraph-properties fo:margin-top="0.0694in" fo:margin-bottom="0.0208in" fo:background-color="#4B3F72">
        <style:background-fill draw:fill="solid" draw:fill-color="#4B3F72"/>
      </style:paragraph-properties>
    </style:style>
    <style:style style:name="T761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762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763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764" style:parent-style-name="Listenabsatz" style:family="paragraph">
      <style:paragraph-properties fo:margin-top="0.0125in" fo:margin-bottom="0.0125in"/>
    </style:style>
    <style:style style:name="T76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66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67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6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6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70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71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772" style:parent-style-name="Listenabsatz" style:family="paragraph">
      <style:paragraph-properties fo:margin-top="0.0125in" fo:margin-bottom="0.0125in"/>
    </style:style>
    <style:style style:name="T773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74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7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776" style:parent-style-name="Listenabsatz" style:family="paragraph">
      <style:paragraph-properties fo:margin-top="0.0125in" fo:margin-bottom="0.0125in"/>
    </style:style>
    <style:style style:name="T777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78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79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780" style:parent-style-name="Listenabsatz" style:family="paragraph">
      <style:paragraph-properties fo:margin-top="0.0125in" fo:margin-bottom="0.0125in"/>
    </style:style>
    <style:style style:name="T781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82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83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84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T785" style:parent-style-name="Absatz-Standardschriftart" style:family="text">
      <style:text-properties fo:font-style="italic" style:font-style-asian="italic" style:font-style-complex="italic" fo:color="#333333" fo:font-size="8.5pt" style:font-size-asian="8.5pt" style:font-size-complex="8.5pt"/>
    </style:style>
    <style:style style:name="P786" style:parent-style-name="Standard" style:family="paragraph">
      <style:paragraph-properties fo:margin-top="0.0694in" fo:margin-bottom="0.0208in" fo:background-color="#4B3F72">
        <style:background-fill draw:fill="solid" draw:fill-color="#4B3F72"/>
      </style:paragraph-properties>
    </style:style>
    <style:style style:name="T787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788" style:parent-style-name="Standard" style:family="paragraph">
      <style:paragraph-properties fo:margin-top="0.0208in" fo:margin-bottom="0.0277in" fo:background-color="#EDE7F6">
        <style:background-fill draw:fill="solid" draw:fill-color="#EDE7F6"/>
      </style:paragraph-properties>
    </style:style>
    <style:style style:name="T789" style:parent-style-name="Absatz-Standardschriftart" style:family="text">
      <style:text-properties fo:color="#1A1A1A" fo:font-size="8.5pt" style:font-size-asian="8.5pt" style:font-size-complex="8.5pt"/>
    </style:style>
    <style:style style:name="T790" style:parent-style-name="Absatz-Standardschriftart" style:family="text">
      <style:text-properties fo:color="#1A1A1A" fo:font-size="8.5pt" style:font-size-asian="8.5pt" style:font-size-complex="8.5pt"/>
    </style:style>
    <style:style style:name="T791" style:parent-style-name="Absatz-Standardschriftart" style:family="text">
      <style:text-properties fo:color="#1A1A1A" fo:font-size="8.5pt" style:font-size-asian="8.5pt" style:font-size-complex="8.5pt"/>
    </style:style>
    <style:style style:name="T792" style:parent-style-name="Absatz-Standardschriftart" style:family="text">
      <style:text-properties fo:color="#1A1A1A" fo:font-size="8.5pt" style:font-size-asian="8.5pt" style:font-size-complex="8.5pt"/>
    </style:style>
    <style:style style:name="T793" style:parent-style-name="Absatz-Standardschriftart" style:family="text">
      <style:text-properties fo:color="#1A1A1A" fo:font-size="8.5pt" style:font-size-asian="8.5pt" style:font-size-complex="8.5pt"/>
    </style:style>
    <style:style style:name="T794" style:parent-style-name="Absatz-Standardschriftart" style:family="text">
      <style:text-properties fo:color="#1A1A1A" fo:font-size="8.5pt" style:font-size-asian="8.5pt" style:font-size-complex="8.5pt"/>
    </style:style>
    <style:style style:name="T795" style:parent-style-name="Absatz-Standardschriftart" style:family="text">
      <style:text-properties fo:color="#1A1A1A" fo:font-size="8.5pt" style:font-size-asian="8.5pt" style:font-size-complex="8.5pt"/>
    </style:style>
    <style:style style:name="P796" style:parent-style-name="Standard" style:family="paragraph">
      <style:paragraph-properties fo:margin-top="0.0277in" fo:margin-bottom="0.0277in" fo:background-color="#FFF2CC">
        <style:background-fill draw:fill="solid" draw:fill-color="#FFF2CC"/>
      </style:paragraph-properties>
    </style:style>
    <style:style style:name="T797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798" style:parent-style-name="Absatz-Standardschriftart" style:family="text">
      <style:text-properties fo:color="#7F6000" fo:font-size="8pt" style:font-size-asian="8pt" style:font-size-complex="8pt"/>
    </style:style>
    <style:style style:name="T799" style:parent-style-name="Absatz-Standardschriftart" style:family="text">
      <style:text-properties fo:color="#7F6000" fo:font-size="8pt" style:font-size-asian="8pt" style:font-size-complex="8pt"/>
    </style:style>
    <style:style style:name="T800" style:parent-style-name="Absatz-Standardschriftart" style:family="text">
      <style:text-properties fo:color="#7F6000" fo:font-size="8pt" style:font-size-asian="8pt" style:font-size-complex="8pt"/>
    </style:style>
    <style:style style:name="T801" style:parent-style-name="Absatz-Standardschriftart" style:family="text">
      <style:text-properties fo:color="#7F6000" fo:font-size="8pt" style:font-size-asian="8pt" style:font-size-complex="8pt"/>
    </style:style>
    <style:style style:name="T802" style:parent-style-name="Absatz-Standardschriftart" style:family="text">
      <style:text-properties fo:color="#7F6000" fo:font-size="8pt" style:font-size-asian="8pt" style:font-size-complex="8pt"/>
    </style:style>
    <style:style style:name="T803" style:parent-style-name="Absatz-Standardschriftart" style:family="text">
      <style:text-properties fo:color="#7F6000" fo:font-size="8pt" style:font-size-asian="8pt" style:font-size-complex="8pt"/>
    </style:style>
    <style:style style:name="T804" style:parent-style-name="Absatz-Standardschriftart" style:family="text">
      <style:text-properties fo:color="#7F6000" fo:font-size="8pt" style:font-size-asian="8pt" style:font-size-complex="8pt"/>
    </style:style>
    <style:style style:name="T805" style:parent-style-name="Absatz-Standardschriftart" style:family="text">
      <style:text-properties fo:color="#7F6000" fo:font-size="8pt" style:font-size-asian="8pt" style:font-size-complex="8pt"/>
    </style:style>
    <style:style style:name="T806" style:parent-style-name="Absatz-Standardschriftart" style:family="text">
      <style:text-properties fo:color="#7F6000" fo:font-size="8pt" style:font-size-asian="8pt" style:font-size-complex="8pt"/>
    </style:style>
    <style:style style:name="P807" style:parent-style-name="Standard" style:family="paragraph">
      <style:paragraph-properties fo:margin-top="0.0694in" fo:margin-bottom="0.0208in" fo:background-color="#4B3F72">
        <style:background-fill draw:fill="solid" draw:fill-color="#4B3F72"/>
      </style:paragraph-properties>
    </style:style>
    <style:style style:name="T808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809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810" style:parent-style-name="Absatz-Standardschriftart" style:family="text">
      <style:text-properties fo:font-size="11pt" style:font-size-asian="11pt" style:font-size-complex="11pt"/>
    </style:style>
    <style:style style:name="P811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812" style:parent-style-name="Absatz-Standardschriftart" style:family="text">
      <style:text-properties fo:font-size="11pt" style:font-size-asian="11pt" style:font-size-complex="11pt"/>
    </style:style>
    <style:style style:name="P813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814" style:parent-style-name="Absatz-Standardschriftart" style:family="text">
      <style:text-properties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ROLLENKARTEN</text:span></text:p>
            <text:p text:style-name="P7"><text:span text:style-name="T8">Diskussionsphase: Fehlende Laptops – Inventurabweichung</text:span></text:p>
            <text:p text:style-name="P9"><text:span text:style-name="T10">Fall: TechDirect Handels GmbH <text:s/>| <text:s/>5 Laptops fehlen trotz<text:s/></text:span><text:span text:style-name="T11">vollständigem</text:span><text:span text:style-name="T12"><text:s/>Lieferschein</text:span></text:p>
          </table:table-cell>
        </table:table-row>
        <table:table-row table:style-name="TableRow13">
          <table:table-cell table:style-name="TableCell14">
            <text:p text:style-name="P15"><text:span text:style-name="T16">Fach: Rechnungswesen <text:s/>| <text:s/>Thema: Inventur &amp; Bestandsabweichungen <text:s/>| <text:s/>Berufsschule / Sek II</text:span></text:p>
          </table:table-cell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header-rows>
          <table:table-row table:style-name="TableRow23">
            <table:table-cell table:style-name="TableCell24">
              <text:p text:style-name="P25"><text:span text:style-name="T26">Nr.</text:span></text:p>
            </table:table-cell>
            <table:table-cell table:style-name="TableCell27">
              <text:p text:style-name="Standard"><text:span text:style-name="T28">Rolle</text:span></text:p>
            </table:table-cell>
            <table:table-cell table:style-name="TableCell29">
              <text:p text:style-name="Standard"><text:span text:style-name="T30">Person</text:span></text:p>
            </table:table-cell>
            <table:table-cell table:style-name="TableCell31">
              <text:p text:style-name="Standard"><text:span text:style-name="T32">Haltung / Perspektive</text:span></text:p>
            </table:table-cell>
          </table:table-row>
        </table:table-header-rows>
        <table:table-row table:style-name="TableRow33">
          <table:table-cell table:style-name="TableCell34">
            <text:p text:style-name="P35"><text:span text:style-name="T36">1</text:span></text:p>
          </table:table-cell>
          <table:table-cell table:style-name="TableCell37">
            <text:p text:style-name="Standard"><text:span text:style-name="T38">Lagerleitung</text:span></text:p>
          </table:table-cell>
          <table:table-cell table:style-name="TableCell39">
            <text:p text:style-name="Standard"><text:span text:style-name="T40">Karl-Heinz Vogt</text:span></text:p>
          </table:table-cell>
          <table:table-cell table:style-name="TableCell41">
            <text:p text:style-name="Standard"><text:span text:style-name="T42">VERTEIDIGEND – betont Prozesstreue, sucht externen Verursacher</text:span></text:p>
          </table:table-cell>
        </table:table-row>
        <table:table-row table:style-name="TableRow43">
          <table:table-cell table:style-name="TableCell44">
            <text:p text:style-name="P45"><text:span text:style-name="T46">2</text:span></text:p>
          </table:table-cell>
          <table:table-cell table:style-name="TableCell47">
            <text:p text:style-name="Standard"><text:span text:style-name="T48">Buchhaltung</text:span></text:p>
          </table:table-cell>
          <table:table-cell table:style-name="TableCell49">
            <text:p text:style-name="Standard"><text:span text:style-name="T50">Sandra Meier</text:span></text:p>
          </table:table-cell>
          <table:table-cell table:style-name="TableCell51">
            <text:p text:style-name="Standard"><text:span text:style-name="T52">SACHLICH-KLAEREND – fokussiert auf Belegpr</text:span><text:span text:style-name="T53">ü</text:span><text:span text:style-name="T54">fung, defensiv bei Buchungsfehlern</text:span></text:p>
          </table:table-cell>
        </table:table-row>
        <table:table-row table:style-name="TableRow55">
          <table:table-cell table:style-name="TableCell56">
            <text:p text:style-name="P57"><text:span text:style-name="T58">3</text:span></text:p>
          </table:table-cell>
          <table:table-cell table:style-name="TableCell59">
            <text:p text:style-name="Standard"><text:span text:style-name="T60">Geschäftsführung</text:span></text:p>
          </table:table-cell>
          <table:table-cell table:style-name="TableCell61">
            <text:p text:style-name="Standard"><text:span text:style-name="T62">Dr. Petra Hoffmann</text:span></text:p>
          </table:table-cell>
          <table:table-cell table:style-name="TableCell63">
            <text:p text:style-name="Standard"><text:span text:style-name="T64">ERGEBNISORIENTIERT – will schnelle<text:s/></text:span><text:span text:style-name="T65">Klärung</text:span><text:span text:style-name="T66">, aber kein Skandal</text:span></text:p>
          </table:table-cell>
        </table:table-row>
        <table:table-row table:style-name="TableRow67">
          <table:table-cell table:style-name="TableCell68">
            <text:p text:style-name="P69"><text:span text:style-name="T70">4</text:span></text:p>
          </table:table-cell>
          <table:table-cell table:style-name="TableCell71">
            <text:p text:style-name="Standard"><text:span text:style-name="T72">Wirtschaftspr</text:span><text:span text:style-name="T73">ü</text:span><text:span text:style-name="T74">fer:in</text:span></text:p>
          </table:table-cell>
          <table:table-cell table:style-name="TableCell75">
            <text:p text:style-name="Standard"><text:span text:style-name="T76">Extern:<text:s/></text:span><text:span text:style-name="T77">Steuerkanzlei Muellerpartner</text:span></text:p>
          </table:table-cell>
          <table:table-cell table:style-name="TableCell78">
            <text:p text:style-name="Standard"><text:span text:style-name="T79">KRITISCH-PRUEFEND –<text:s/></text:span><text:span text:style-name="T80">unabhängig</text:span><text:span text:style-name="T81">, orientiert an GoB und HGB</text:span></text:p>
          </table:table-cell>
        </table:table-row>
        <table:table-row table:style-name="TableRow82">
          <table:table-cell table:style-name="TableCell83">
            <text:p text:style-name="P84"><text:span text:style-name="T85">5</text:span></text:p>
          </table:table-cell>
          <table:table-cell table:style-name="TableCell86">
            <text:p text:style-name="Standard"><text:span text:style-name="T87">Mitarbeiter:in aus dem Lager</text:span></text:p>
          </table:table-cell>
          <table:table-cell table:style-name="TableCell88">
            <text:p text:style-name="Standard"><text:span text:style-name="T89">Finn Schulze</text:span></text:p>
          </table:table-cell>
          <table:table-cell table:style-name="TableCell90">
            <text:p text:style-name="Standard"><text:span text:style-name="T91">UNSICHER-AUFKLAEREND –<text:s/></text:span><text:span text:style-name="T92">möchte</text:span><text:span text:style-name="T93"><text:s/>helfen, hat aber Angst vor Schuldzuweisungen</text:span></text:p>
          </table:table-cell>
        </table:table-row>
        <table:table-row table:style-name="TableRow94">
          <table:table-cell table:style-name="TableCell95">
            <text:p text:style-name="P96"><text:span text:style-name="T97">6</text:span></text:p>
          </table:table-cell>
          <table:table-cell table:style-name="TableCell98">
            <text:p text:style-name="Standard"><text:span text:style-name="T99">Interne Revision / Controlling</text:span></text:p>
          </table:table-cell>
          <table:table-cell table:style-name="TableCell100">
            <text:p text:style-name="Standard"><text:span text:style-name="T101">Yasmin Kowalski</text:span></text:p>
          </table:table-cell>
          <table:table-cell table:style-name="TableCell102">
            <text:p text:style-name="Standard"><text:span text:style-name="T103">SYSTEMKRITISCH – bewertet Prozesse und Kontrollstrukturen, nicht Personen</text:span></text:p>
          </table:table-cell>
        </table:table-row>
      </table:table>
      <text:p text:style-name="P104"/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<text:span text:style-name="T111">So<text:s/></text:span><text:span text:style-name="T112">läuft</text:span><text:span text:style-name="T113"><text:s/>die Diskussion ab:</text:span></text:p>
            <text:p text:style-name="Standard"><text:span text:style-name="T114">1. Jede:r liest die eigene Rollenkarte durch (5 Min.)</text:span></text:p>
            <text:p text:style-name="Standard"><text:span text:style-name="T115">2. Die Diskussion wird von der<text:s/></text:span><text:span text:style-name="T116">Geschäftsführung</text:span><text:span text:style-name="T117"><text:s/></text:span><text:span text:style-name="T118">eröffnet</text:span><text:span text:style-name="T119">.</text:span></text:p>
            <text:p text:style-name="Standard"><text:span text:style-name="T120">3. Jede Rolle<text:s/></text:span><text:span text:style-name="T121">trägt</text:span><text:span text:style-name="T122"><text:s/>ihre Argumente vor.</text:span></text:p>
            <text:p text:style-name="Standard"><text:span text:style-name="T123">4. Gemeinsam werden Ursachen und<text:s/></text:span><text:span text:style-name="T124">Maßnahmen</text:span><text:span text:style-name="T125"><text:s/>erarbeitet.</text:span></text:p>
            <text:p text:style-name="Standard"><text:span text:style-name="T126">5. Die Revision fasst die Ergebnisse zusammen.</text:span></text:p>
          </table:table-cell>
          <table:table-cell table:style-name="TableCell127">
            <text:p text:style-name="P128"><text:span text:style-name="T129">Ziel der Diskussion:</text:span></text:p>
            <text:p text:style-name="Standard"><text:span text:style-name="T130">Gemeinsam die Ursache<text:s/></text:span><text:span text:style-name="T131">für</text:span><text:span text:style-name="T132"><text:s/>die 5 fehlenden Laptops<text:s/></text:span><text:span text:style-name="T133">klären</text:span><text:span text:style-name="T134">.</text:span></text:p>
            <text:p text:style-name="Standard"><text:span text:style-name="T135">Verantwortlichkeiten benennen – sachlich und faktenbasiert.</text:span></text:p>
            <text:p text:style-name="Standard"><text:span text:style-name="T136">Konkrete<text:s/></text:span><text:span text:style-name="T137">Maßnahmen</text:span><text:span text:style-name="T138"><text:s/></text:span><text:span text:style-name="T139">beschließen</text:span><text:span text:style-name="T140"><text:s/>(Buchung, Prozess, Kontrolle).</text:span></text:p>
            <text:p text:style-name="Standard"><text:span text:style-name="T141">Interessenskonflikte erkennen und konstruktiv<text:s/></text:span><text:span text:style-name="T142">lösen</text:span><text:span text:style-name="T143">.</text:span></text:p>
            <text:p text:style-name="Standard"><text:span text:style-name="T144">Den Buchungssatz<text:s/></text:span><text:span text:style-name="T145">für</text:span><text:span text:style-name="T146"><text:s/>die Inventurdifferenz erstellen.</text:span></text:p>
          </table:table-cell>
        </table:table-row>
      </table:table>
      <text:p text:style-name="P147"/>
      <text:p text:style-name="Standard"><text:line-break/></text:p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<text:span text:style-name="T154">1</text:span></text:p>
            <text:p text:style-name="P155"><text:span text:style-name="T156">Lager</text:span></text:p>
          </table:table-cell>
          <table:table-cell table:style-name="TableCell157">
            <text:p text:style-name="P158"><text:span text:style-name="T159"><text:s text:c="2"/>Lagerleitung</text:span></text:p>
            <text:p text:style-name="P160"><text:span text:style-name="T161"><text:s text:c="2"/>Karl-Heinz Vogt, 47 Jahre, 12 Jahre im Unternehmen</text:span></text:p>
            <text:p text:style-name="P162"><text:span text:style-name="T163"><text:s text:c="2"/>Haltung:<text:s/></text:span><text:span text:style-name="T164">VERTEIDIGEND – betont Prozesstreue, sucht externen Verursacher</text:span></text:p>
            <text:p text:style-name="P165"><text:span text:style-name="T166"><text:s text:c="2"/>1 <text:s/>Rollenprofil</text:span></text:p>
            <text:p text:style-name="P167"><text:span text:style-name="T168"><text:s text:c="2"/>Du bist seit 12 Jahren Lagerleiter bei TechDirect. Du kennst jeden Winkel des Lagers und bist stolz auf dein Team. Die fehlenden Laptops treffen dich<text:s/></text:span><text:span text:style-name="T169">persönlich</text:span><text:span text:style-name="T170">, denn die Verantwortung<text:s/></text:span><text:span text:style-name="T171">für</text:span><text:span text:style-name="T172"><text:s/>das Lager liegt bei dir. Du glaubst, dass die Fehlerquelle<text:s/></text:span><text:span text:style-name="T173">außerhalb</text:span><text:span text:style-name="T174"><text:s/>deines Bereichs liegt: Entweder hat der Lieferant falsch geliefert, oder es gibt einen Buchungsfehler in der Buchhaltung.</text:span></text:p>
            <text:p text:style-name="P175"><text:span text:style-name="T176"><text:s text:c="2"/>2 <text:s/>Meine Position in der Diskussion</text:span></text:p>
            <text:p text:style-name="P177"><text:span text:style-name="T178"><text:s text:c="2"/>Du verteidigst dein Team und deinen Lagerbereich. Du betonst, dass alle internen Prozesse korrekt eingehalten wurden, und verweist auf den Lieferschein als alleinigen Beweis<text:s/></text:span><text:span text:style-name="T179">für</text:span><text:span text:style-name="T180"><text:s/>den Wareneingang.</text:span></text:p>
            <text:p text:style-name="P181"><text:span text:style-name="T182"><text:s text:c="2"/>3 <text:s/>Meine Argumente im Fall</text:span></text:p>
            <text:list text:style-name="LFO2">
              <text:list-item text:start-value="1">
                <text:p text:style-name="P183"><text:span text:style-name="T184">Der Lieferschein wurde korrekt abgezeichnet – mehr kann man vom Lager nicht verlangen.</text:span></text:p>
              </text:list-item>
            </text:list>
            <text:list text:style-name="LFO2" text:continue-numbering="true">
              <text:list-item>
                <text:p text:style-name="P185"><text:span text:style-name="T186">Unser Team hat bei der Inventur<text:s/></text:span><text:span text:style-name="T187">sorgfältig</text:span><text:span text:style-name="T188"><text:s/></text:span><text:span text:style-name="T189">gezählt</text:span><text:span text:style-name="T190">: 20 Laptops, nicht 25.</text:span></text:p>
              </text:list-item>
            </text:list>
            <text:list text:style-name="LFO2" text:continue-numbering="true">
              <text:list-item>
                <text:p text:style-name="P191"><text:span text:style-name="T192">Wenn der Lieferant 20 statt 25<text:s/></text:span><text:span text:style-name="T193">Geräte</text:span><text:span text:style-name="T194"><text:s/>geschickt hat, liegt der Fehler dort – nicht bei uns.</text:span></text:p>
              </text:list-item>
            </text:list>
            <text:list text:style-name="LFO2" text:continue-numbering="true">
              <text:list-item>
                <text:p text:style-name="P195"><text:span text:style-name="T196">Ein Buchungsfehler in der Buchhaltung (falscher Anfangsbestand) ist ebenfalls<text:s/></text:span><text:span text:style-name="T197">möglich</text:span><text:span text:style-name="T198">.</text:span></text:p>
              </text:list-item>
            </text:list>
            <text:list text:style-name="LFO2" text:continue-numbering="true">
              <text:list-item>
                <text:p text:style-name="P199"><text:span text:style-name="T200">Wir haben keine unautorisierten Entnahmen. Der Lagerzugang ist protokolliert.</text:span></text:p>
              </text:list-item>
            </text:list>
            <text:p text:style-name="P201"><text:span text:style-name="T202"><text:s text:c="2"/>4 <text:s/>Meine Leitfragen<text:s/></text:span><text:span text:style-name="T203">für</text:span><text:span text:style-name="T204"><text:s/>die Diskussion</text:span></text:p>
            <text:list text:style-name="LFO3">
              <text:list-item text:start-value="1">
                <text:p text:style-name="P205"><text:span text:style-name="T206">Wann genau wurden die 20 Laptops ins Lager<text:s/></text:span><text:span text:style-name="T207">geräumt</text:span><text:span text:style-name="T208"><text:s/>– und von wem?</text:span></text:p>
              </text:list-item>
            </text:list>
            <text:list text:style-name="LFO3" text:continue-numbering="true">
              <text:list-item>
                <text:p text:style-name="P209"><text:span text:style-name="T210">Hat der Lieferant nach der Lieferung eine Kontrollmeldung geschickt?</text:span></text:p>
              </text:list-item>
            </text:list>
            <text:list text:style-name="LFO3" text:continue-numbering="true">
              <text:list-item>
                <text:p text:style-name="P211"><text:span text:style-name="T212">Stimmt der Anfangsbestand vor der Lieferung<text:s/></text:span><text:span text:style-name="T213">mit</text:span><text:span text:style-name="T214"><text:s/>dem ERP-System<text:s/></text:span><text:span text:style-name="T215">überein</text:span><text:span text:style-name="T216">?</text:span></text:p>
              </text:list-item>
            </text:list>
            <text:list text:style-name="LFO3" text:continue-numbering="true">
              <text:list-item>
                <text:p text:style-name="P217"><text:span text:style-name="T218">Könnte</text:span><text:span text:style-name="T219"><text:s/>der Buchbestand durch einen<text:s/></text:span><text:span text:style-name="T220">früheren</text:span><text:span text:style-name="T221"><text:s/>Fehler bereits falsch gewesen sein?</text:span></text:p>
              </text:list-item>
            </text:list>
            <text:p text:style-name="P222"><text:span text:style-name="T223"><text:s text:c="2"/>5 <text:s/>Mein Ziel in der Diskussion</text:span></text:p>
            <text:p text:style-name="P224"><text:span text:style-name="T225"><text:s text:c="2"/>Nachweisen, dass der Lagerbereich<text:s/></text:span><text:span text:style-name="T226">ordnungsgemäß</text:span><text:span text:style-name="T227"><text:s/>gearbeitet hat. Verantwortung<text:s/></text:span><text:span text:style-name="T228">auf Lieferanten</text:span><text:span text:style-name="T229"><text:s/>oder Buchhaltung verschieben. Gemeinsam eine<text:s/></text:span><text:span text:style-name="T230">Nachzählung</text:span><text:span text:style-name="T231"><text:s/>organisieren.</text:span></text:p>
            <text:p text:style-name="P232"><text:span text:style-name="T233"><text:s text:c="2"/>Konflikt-Hinweis:<text:s/></text:span><text:span text:style-name="T234">Gerät in Konflikt mit der Buchhaltung (Buchungsverantwortung) und der Revision (fehlende Kontrollen).</text:span></text:p>
            <text:p text:style-name="P235"><text:span text:style-name="T236"><text:s text:c="2"/>6 <text:s/>Meine Notizen</text:span></text:p>
            <text:p text:style-name="P237"><text:span text:style-name="T238"><text:s/></text:span></text:p>
            <text:p text:style-name="P239"><text:span text:style-name="T240"><text:s/></text:span></text:p>
            <text:p text:style-name="P241"><text:span text:style-name="T242"><text:s/></text:span></text:p>
          </table:table-cell>
        </table:table-row>
      </table:table>
      <text:soft-page-break/>
      <text:p text:style-name="P243"><text:span text:style-name="T244"><text:s/></text:span></text:p>
      <text:p text:style-name="P245"/>
      <table:table table:style-name="Table246">
        <table:table-columns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P251"><text:span text:style-name="T252">2</text:span></text:p>
            <text:p text:style-name="P253"><text:span text:style-name="T254">Buch</text:span></text:p>
          </table:table-cell>
          <table:table-cell table:style-name="TableCell255">
            <text:p text:style-name="P256"><text:span text:style-name="T257"><text:s text:c="2"/>Buchhaltung</text:span></text:p>
            <text:p text:style-name="P258"><text:span text:style-name="T259"><text:s text:c="2"/>Sandra Meier, 35 Jahre, verantwortlich<text:s/></text:span><text:span text:style-name="T260">für</text:span><text:span text:style-name="T261"><text:s/>Warenbuchungen</text:span></text:p>
            <text:p text:style-name="P262"><text:span text:style-name="T263"><text:s text:c="2"/>Haltung:<text:s/></text:span><text:span text:style-name="T264">SACHLICH-KL</text:span><text:span text:style-name="T265">Ä</text:span><text:span text:style-name="T266">REND – fokussiert auf Belegpr</text:span><text:span text:style-name="T267">ü</text:span><text:span text:style-name="T268">fung, defensiv bei Buchungsfehlern</text:span></text:p>
            <text:p text:style-name="P269"><text:span text:style-name="T270"><text:s text:c="2"/>1 <text:s/>Rollenprofil</text:span></text:p>
            <text:p text:style-name="P271"><text:span text:style-name="T272"><text:s text:c="2"/>Du bist<text:s/></text:span><text:span text:style-name="T273">zuständig</text:span><text:span text:style-name="T274"><text:s/></text:span><text:span text:style-name="T275">für</text:span><text:span text:style-name="T276"><text:s/>alle Wareneingangsbuchungen im ERP-System. Du buchst, was dir gemeldet wird – nicht mehr und nicht weniger. Der Buchbestand von 25 Laptops basiert auf dem gemeldeten Anfangsbestand (5 Stueck) plus der Lieferung (20 Stueck laut Lieferschein). Du hast alles korrekt gebucht – zumindest nach den Informationen, die du erhalten hast.</text:span></text:p>
            <text:p text:style-name="P277"><text:span text:style-name="T278"><text:s text:c="2"/>2 <text:s/>Meine Position in der Diskussion</text:span></text:p>
            <text:p text:style-name="P279"><text:span text:style-name="T280"><text:s text:c="2"/>Du betonst, dass die Buchhaltung korrekt nach den vorliegenden Belegen gearbeitet hat. Du kannst nicht<text:s/></text:span><text:span text:style-name="T281">prüfen</text:span><text:span text:style-name="T282">, ob<text:s/></text:span><text:span text:style-name="T283">tatsächlich</text:span><text:span text:style-name="T284"><text:s/>20 Laptops angekommen sind – das ist die Aufgabe des Lagers. Gleichzeitig bist du bereit, den Anfangsbestand noch einmal zu<text:s/></text:span><text:span text:style-name="T285">prüfen</text:span><text:span text:style-name="T286">.</text:span></text:p>
            <text:p text:style-name="P287"><text:span text:style-name="T288"><text:s text:c="2"/>3 <text:s/>Meine Argumente im Fall</text:span></text:p>
            <text:list text:style-name="LFO4">
              <text:list-item text:start-value="1">
                <text:p text:style-name="P289"><text:span text:style-name="T290">Ich habe gebucht, was mir der Lieferschein und das Lager gemeldet haben: 20 Stueck Zugang.</text:span></text:p>
              </text:list-item>
            </text:list>
            <text:list text:style-name="LFO4" text:continue-numbering="true">
              <text:list-item>
                <text:p text:style-name="P291"><text:span text:style-name="T292">Der Anfangsbestand von 5 Laptops basiert auf der letzten Inventur – diese wurde als korrekt freigegeben.</text:span></text:p>
              </text:list-item>
            </text:list>
            <text:list text:style-name="LFO4" text:continue-numbering="true">
              <text:list-item>
                <text:p text:style-name="P293"><text:span text:style-name="T294">Wenn das Lager 20<text:s/></text:span><text:span text:style-name="T295">Geräte</text:span><text:span text:style-name="T296"><text:s/></text:span><text:span text:style-name="T297">bestätigt</text:span><text:span text:style-name="T298"><text:s/>hat, musste ich 20 buchen. Ich war beim Auspacken nicht dabei.</text:span></text:p>
              </text:list-item>
            </text:list>
            <text:list text:style-name="LFO4" text:continue-numbering="true">
              <text:list-item>
                <text:p text:style-name="P299"><text:span text:style-name="T300">Es<text:s/></text:span><text:span text:style-name="T301">möglich</text:span><text:span text:style-name="T302">, dass der Lagereingang im System doppelt erfasst wurde – das<text:s/></text:span><text:span text:style-name="T303">würde</text:span><text:span text:style-name="T304"><text:s/>ich gerne<text:s/></text:span><text:span text:style-name="T305">prüfen</text:span><text:span text:style-name="T306">.</text:span></text:p>
              </text:list-item>
            </text:list>
            <text:list text:style-name="LFO4" text:continue-numbering="true">
              <text:list-item>
                <text:p text:style-name="P307"><text:span text:style-name="T308">Buchungsfehler<text:s/></text:span><text:span text:style-name="T309">können</text:span><text:span text:style-name="T310"><text:s/>entstehen, wenn mehrere Personen auf dasselbe System zugreifen.</text:span></text:p>
              </text:list-item>
            </text:list>
            <text:p text:style-name="P311"><text:span text:style-name="T312"><text:s text:c="2"/>4 <text:s/>Meine Leitfragen<text:s/></text:span><text:span text:style-name="T313">für</text:span><text:span text:style-name="T314"><text:s/>die Diskussion</text:span></text:p>
            <text:list text:style-name="LFO5">
              <text:list-item text:start-value="1">
                <text:p text:style-name="P315"><text:span text:style-name="T316">Gibt es im ERP-System eine zweite Buchung zum selben Lieferschein?</text:span></text:p>
              </text:list-item>
            </text:list>
            <text:list text:style-name="LFO5" text:continue-numbering="true">
              <text:list-item>
                <text:p text:style-name="P317"><text:span text:style-name="T318">Wurde der Anfangsbestand von 5 Stueck durch ein unterschriebenes Inventardokument<text:s/></text:span><text:span text:style-name="T319">bestätigt</text:span><text:span text:style-name="T320">?</text:span></text:p>
              </text:list-item>
            </text:list>
            <text:list text:style-name="LFO5" text:continue-numbering="true">
              <text:list-item>
                <text:p text:style-name="P321"><text:span text:style-name="T322">Wer hat den Wareneingang im System<text:s/></text:span><text:span text:style-name="T323">ausgelöst</text:span><text:span text:style-name="T324"><text:s/>– das Lager oder die Buchhaltung?</text:span></text:p>
              </text:list-item>
            </text:list>
            <text:list text:style-name="LFO5" text:continue-numbering="true">
              <text:list-item>
                <text:p text:style-name="P325"><text:span text:style-name="T326">Könnte</text:span><text:span text:style-name="T327"><text:s/>ein technischer Fehler im ERP-System eine doppelte Buchung erzeugt haben?</text:span></text:p>
              </text:list-item>
            </text:list>
            <text:p text:style-name="P328"><text:span text:style-name="T329"><text:s text:c="2"/>5 <text:s/>Mein Ziel in der Diskussion</text:span></text:p>
            <text:p text:style-name="P330"><text:span text:style-name="T331"><text:s text:c="2"/>Klarheit schaffen, dass die Buchhaltung korrekt gearbeitet hat. Belegkette<text:s/></text:span><text:span text:style-name="T332">lückenlos</text:span><text:span text:style-name="T333"><text:s/>nachweisen.<text:s/></text:span><text:span text:style-name="T334">Mögliche</text:span><text:span text:style-name="T335"><text:s/>Doppelbuchungen<text:s/></text:span><text:span text:style-name="T336">ausschließen</text:span><text:span text:style-name="T337">.</text:span></text:p>
            <text:p text:style-name="P338"><text:span text:style-name="T339"><text:s text:c="2"/>Konflikt-Hinweis:<text:s/></text:span><text:span text:style-name="T340">Gerät in Konflikt mit der Lagerleitung (wer hat den Wareneingang<text:s/></text:span><text:span text:style-name="T341">ausgelöst</text:span><text:span text:style-name="T342">?) und mit dem Controlling (warum wurde kein Vier-Augen-Prinzip angewendet?).</text:span></text:p>
            <text:p text:style-name="P343"><text:span text:style-name="T344"><text:s text:c="2"/>6 <text:s/>Meine Notizen</text:span></text:p>
            <text:p text:style-name="P345"><text:span text:style-name="T346"><text:s/></text:span></text:p>
            <text:p text:style-name="P347"><text:span text:style-name="T348"><text:s/></text:span></text:p>
            <text:p text:style-name="P349"><text:span text:style-name="T350"><text:s/></text:span></text:p>
          </table:table-cell>
        </table:table-row>
      </table:table>
      <text:p text:style-name="P351"><text:span text:style-name="T352"><text:s/></text:span></text:p>
      <text:p text:style-name="P353"/>
      <table:table table:style-name="Table354">
        <table:table-columns>
          <table:table-column table:style-name="TableColumn355"/>
          <table:table-column table:style-name="TableColumn356"/>
        </table:table-columns>
        <table:table-row table:style-name="TableRow357">
          <table:table-cell table:style-name="TableCell358">
            <text:p text:style-name="P359"><text:span text:style-name="T360">3</text:span></text:p>
            <text:p text:style-name="P361"><text:span text:style-name="T362">GF</text:span></text:p>
          </table:table-cell>
          <table:table-cell table:style-name="TableCell363">
            <text:p text:style-name="P364"><text:span text:style-name="T365"><text:s text:c="2"/></text:span><text:span text:style-name="T366">Geschäftsführung</text:span></text:p>
            <text:p text:style-name="P367"><text:span text:style-name="T368"><text:s text:c="2"/>Dr. Petra Hoffmann,<text:s/></text:span><text:span text:style-name="T369">Geschäftsführerin</text:span><text:span text:style-name="T370"><text:s/>TechDirect Handels GmbH</text:span></text:p>
            <text:p text:style-name="P371"><text:span text:style-name="T372"><text:s text:c="2"/>Haltung:<text:s/></text:span><text:span text:style-name="T373">ERGEBNISORIENTIERT – will schnelle<text:s/></text:span><text:span text:style-name="T374">Klärung</text:span><text:span text:style-name="T375">, aber kein Skandal</text:span></text:p>
            <text:p text:style-name="P376"><text:span text:style-name="T377"><text:s text:c="2"/>1 <text:s/>Rollenprofil</text:span></text:p>
            <text:p text:style-name="P378"><text:span text:style-name="T379"><text:s text:c="2"/>Du<text:s/></text:span><text:span text:style-name="T380">trägst</text:span><text:span text:style-name="T381"><text:s/>die Gesamtverantwortung<text:s/></text:span><text:span text:style-name="T382">für</text:span><text:span text:style-name="T383"><text:s/>TechDirect. Der Verlust von 5 Laptops (4.495 EUR) ist nicht dramatisch, aber das Vertrauen in die internen Prozesse steht auf dem Spiel. Du willst wissen, wie das passieren konnte – und sicherstellen, dass es nicht wieder vorkommt. Wichtig: Du willst keine voreiligen Schuldzuweisungen, sondern Fakten.</text:span></text:p>
            <text:p text:style-name="P384"><text:span text:style-name="T385"><text:s text:c="2"/>2 <text:s/>Meine Position in der Diskussion</text:span></text:p>
            <text:p text:style-name="P386"><text:span text:style-name="T387"><text:s text:c="2"/>Du<text:s/></text:span><text:span text:style-name="T388">hörst</text:span><text:span text:style-name="T389"><text:s/>allen Seiten zu und verlangst klare Antworten. Du erwartest von jeder Abteilung einen Bericht und<text:s/></text:span><text:span text:style-name="T390">möchtest</text:span><text:span text:style-name="T391"><text:s/>danach konkrete<text:s/></text:span><text:span text:style-name="T392">Maßnahmen</text:span><text:span text:style-name="T393"><text:s/></text:span><text:span text:style-name="T394">beschließen</text:span><text:span text:style-name="T395">. Gleichzeitig wachst du<text:s/></text:span><text:span text:style-name="T396">darüber</text:span><text:span text:style-name="T397">, dass das Unternehmensimage und die Mitarbeitermotivation nicht<text:s/></text:span><text:span text:style-name="T398">unnötig</text:span><text:span text:style-name="T399"><text:s/>leiden.</text:span></text:p>
            <text:p text:style-name="P400"><text:span text:style-name="T401"><text:s text:c="2"/>3 <text:s/>Meine Argumente im Fall</text:span></text:p>
            <text:list text:style-name="LFO6">
              <text:list-item text:start-value="1">
                <text:p text:style-name="P402"><text:span text:style-name="T403">5 Laptops zu einem Einkaufswert von 4.495 EUR sind kein Kavaliersdelikt – das muss<text:s/></text:span><text:span text:style-name="T404">lückenlos</text:span><text:span text:style-name="T405"><text:s/></text:span><text:span text:style-name="T406">aufgeklärt</text:span><text:span text:style-name="T407"><text:s/>werden.</text:span></text:p>
              </text:list-item>
            </text:list>
            <text:list text:style-name="LFO6" text:continue-numbering="true">
              <text:list-item>
                <text:p text:style-name="P408"><text:span text:style-name="T409">Ich erwarte von jeder Abteilung einen schriftlichen Bericht bis Ende der Woche.</text:span></text:p>
              </text:list-item>
            </text:list>
            <text:list text:style-name="LFO6" text:continue-numbering="true">
              <text:list-item>
                <text:p text:style-name="P410"><text:span text:style-name="T411">Solange die Ursache unklar ist, gilt die Unschuldsvermutung<text:s/></text:span><text:span text:style-name="T412">für</text:span><text:span text:style-name="T413"><text:s/>alle Beteiligten.</text:span></text:p>
              </text:list-item>
            </text:list>
            <text:list text:style-name="LFO6" text:continue-numbering="true">
              <text:list-item>
                <text:p text:style-name="P414"><text:span text:style-name="T415">Wenn Prozessfehler die Ursache sind,<text:s/></text:span><text:span text:style-name="T416">müssen</text:span><text:span text:style-name="T417"><text:s/>wir unsere internen Kontrollen dringend verbessern.</text:span></text:p>
              </text:list-item>
            </text:list>
            <text:list text:style-name="LFO6" text:continue-numbering="true">
              <text:list-item>
                <text:p text:style-name="P418"><text:span text:style-name="T419">Falls Diebstahl vorliegt, bin ich zur Anzeige verpflichtet – das muss<text:s/></text:span><text:span text:style-name="T420">geklärt</text:span><text:span text:style-name="T421"><text:s/>werden.</text:span></text:p>
              </text:list-item>
            </text:list>
            <text:p text:style-name="P422"><text:span text:style-name="T423"><text:s text:c="2"/>4 <text:s/>Meine Leitfragen fuer die Diskussion</text:span></text:p>
            <text:list text:style-name="LFO7">
              <text:list-item text:start-value="1">
                <text:p text:style-name="P424"><text:span text:style-name="T425">Welche Informationen brauchen wir, um die Ursache eindeutig festzustellen?</text:span></text:p>
              </text:list-item>
            </text:list>
            <text:list text:style-name="LFO7" text:continue-numbering="true">
              <text:list-item>
                <text:p text:style-name="P426"><text:span text:style-name="T427">Wer hat zuletzt auf den Lagerbereich zugegriffen und wann?</text:span></text:p>
              </text:list-item>
            </text:list>
            <text:list text:style-name="LFO7" text:continue-numbering="true">
              <text:list-item>
                <text:p text:style-name="P428"><text:span text:style-name="T429">Welche<text:s/></text:span><text:span text:style-name="T430">Sofortmaßnahmen</text:span><text:span text:style-name="T431"><text:s/></text:span><text:span text:style-name="T432">können</text:span><text:span text:style-name="T433"><text:s/>wir heute noch einleiten?</text:span></text:p>
              </text:list-item>
            </text:list>
            <text:list text:style-name="LFO7" text:continue-numbering="true">
              <text:list-item>
                <text:p text:style-name="P434"><text:span text:style-name="T435">Wie kommunizieren wir das Ergebnis intern, ohne<text:s/></text:span><text:span text:style-name="T436">unnötige</text:span><text:span text:style-name="T437"><text:s/>Unruhe zu erzeugen?</text:span></text:p>
              </text:list-item>
            </text:list>
            <text:p text:style-name="P438"><text:span text:style-name="T439"><text:s text:c="2"/>5 <text:s/>Mein Ziel in der Diskussion</text:span></text:p>
            <text:soft-page-break/>
            <text:p text:style-name="P440"><text:span text:style-name="T441"><text:s text:c="2"/>Schnelle und sachliche<text:s/></text:span><text:span text:style-name="T442">Aufklärung</text:span><text:span text:style-name="T443">. Konkrete<text:s/></text:span><text:span text:style-name="T444">Maßnahmen</text:span><text:span text:style-name="T445"><text:s/></text:span><text:span text:style-name="T446">beschließen</text:span><text:span text:style-name="T447">. Unternehmensschaden begrenzen und Wiederholung verhindern.</text:span></text:p>
            <text:p text:style-name="P448"><text:span text:style-name="T449"><text:s text:c="2"/>Konflikt-Hinweis:<text:s/></text:span><text:span text:style-name="T450">Gerät in Spannungsfeld zwischen<text:s/></text:span><text:span text:style-name="T451">Aufklärungspflicht</text:span><text:span text:style-name="T452"><text:s/>(Wirtschaftspr</text:span><text:span text:style-name="T453">ü</text:span><text:span text:style-name="T454">fer:in, Revision) und<text:s/></text:span><text:span text:style-name="T455">Fürsorgepflicht</text:span><text:span text:style-name="T456"><text:s/></text:span><text:span text:style-name="T457">gegenüber</text:span><text:span text:style-name="T458"><text:s/>Mitarbeitenden (Lager).</text:span></text:p>
            <text:p text:style-name="P459"><text:span text:style-name="T460"><text:s text:c="2"/>6 <text:s/>Meine Notizen</text:span></text:p>
            <text:p text:style-name="P461"><text:span text:style-name="T462"><text:s/></text:span></text:p>
            <text:p text:style-name="P463"><text:span text:style-name="T464"><text:s/></text:span></text:p>
            <text:p text:style-name="P465"><text:span text:style-name="T466"><text:s/></text:span></text:p>
          </table:table-cell>
        </table:table-row>
      </table:table>
      <text:soft-page-break/>
      <text:p text:style-name="P467"><text:span text:style-name="T468"><text:s/></text:span></text:p>
      <text:p text:style-name="P469"/>
      <table:table table:style-name="Table470">
        <table:table-columns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<text:span text:style-name="T476">4</text:span></text:p>
            <text:p text:style-name="P477"><text:span text:style-name="T478">WP</text:span></text:p>
          </table:table-cell>
          <table:table-cell table:style-name="TableCell479">
            <text:p text:style-name="P480"><text:span text:style-name="T481"><text:s text:c="2"/>Wirtschaftspr</text:span><text:span text:style-name="T482">ü</text:span><text:span text:style-name="T483">fer:in</text:span></text:p>
            <text:p text:style-name="P484"><text:span text:style-name="T485"><text:s text:c="2"/>Extern:<text:s/></text:span><text:span text:style-name="T486">Steuerkanzlei Muellerpartner</text:span><text:span text:style-name="T487">,</text:span><text:span text:style-name="T488"><text:s/></text:span><text:span text:style-name="T489">zuständig</text:span><text:span text:style-name="T490"><text:s/></text:span><text:span text:style-name="T491">für</text:span><text:span text:style-name="T492"><text:s/>Jahresabschluss</text:span></text:p>
            <text:p text:style-name="P493"><text:span text:style-name="T494"><text:s text:c="2"/>Haltung:<text:s/></text:span><text:span text:style-name="T495">KRITISCH-PRUEFEND –<text:s/></text:span><text:span text:style-name="T496">unabhängig</text:span><text:span text:style-name="T497">, orientiert an GoB und HGB</text:span></text:p>
            <text:p text:style-name="P498"><text:span text:style-name="T499"><text:s text:c="2"/>1 <text:s/>Rollenprofil</text:span></text:p>
            <text:p text:style-name="P500"><text:span text:style-name="T501"><text:s text:c="2"/>Du bist extern beauftragt und hast keine<text:s/></text:span><text:span text:style-name="T502">Loyalität</text:span><text:span text:style-name="T503"><text:s/></text:span><text:span text:style-name="T504">gegenüber</text:span><text:span text:style-name="T505"><text:s/>einzelnen Abteilungen. Deine Aufgabe ist es, die<text:s/></text:span><text:span text:style-name="T506">Ordnungsmäßigkeit</text:span><text:span text:style-name="T507"><text:s/>der<text:s/></text:span><text:span text:style-name="T508">Buchführung</text:span><text:span text:style-name="T509"><text:s/>und die Inventurqualit</text:span><text:span text:style-name="T510">ä</text:span><text:span text:style-name="T511">t zu beurteilen. Die Abweichung von 5 Laptops muss im Jahresabschluss korrekt abgebildet werden – entweder als Inventurdifferenz oder, falls Diebstahl vorliegt, gesondert ausgewiesen werden.</text:span></text:p>
            <text:p text:style-name="P512"><text:span text:style-name="T513"><text:s text:c="2"/>2 <text:s/>Meine Position in der Diskussion</text:span></text:p>
            <text:p text:style-name="P514"><text:span text:style-name="T515"><text:s text:c="2"/>Du stellst Fragen, die anderen unbequem sein<text:s/></text:span><text:span text:style-name="T516">können</text:span><text:span text:style-name="T517">. Du verlangst Belege, Protokolle und Unterschriften. Du orientierst dich an den<text:s/></text:span><text:span text:style-name="T518">Grundsätzen</text:span><text:span text:style-name="T519"><text:s/></text:span><text:span text:style-name="T520">ordnungsmäßiger</text:span><text:span text:style-name="T521"><text:s/></text:span><text:span text:style-name="T522">Buchführung</text:span><text:span text:style-name="T523"><text:s/>(GoB) und<text:s/></text:span><text:span text:style-name="T524">prüfst</text:span><text:span text:style-name="T525">, ob die Inventur den gesetzlichen Anforderungen (HGB 240, 241) entspricht.</text:span></text:p>
            <text:p text:style-name="P526"><text:span text:style-name="T527"><text:s text:c="2"/>3 <text:s/>Meine Argumente im Fall</text:span></text:p>
            <text:list text:style-name="LFO8">
              <text:list-item text:start-value="1">
                <text:p text:style-name="P528"><text:span text:style-name="T529">Eine Inventurabweichung von -5 Laptops muss als Inventurdifferenz gebucht werden (Kto. 6970 an 0800).</text:span></text:p>
              </text:list-item>
            </text:list>
            <text:list text:style-name="LFO8" text:continue-numbering="true">
              <text:list-item>
                <text:p text:style-name="P530"><text:span text:style-name="T531">Der Lieferschein reicht als alleiniger Beleg nicht aus – ich<text:s/></text:span><text:span text:style-name="T532">benötige</text:span><text:span text:style-name="T533"><text:s/>ein Vier-Augen-Protokoll beim Wareneingang.</text:span></text:p>
              </text:list-item>
            </text:list>
            <text:list text:style-name="LFO8" text:continue-numbering="true">
              <text:list-item>
                <text:p text:style-name="P534"><text:span text:style-name="T535">Laut HGB 240 muss die Inventur<text:s/></text:span><text:span text:style-name="T536">vollständig</text:span><text:span text:style-name="T537">, richtig und zeitgerecht sein. Daran bestehen Zweifel.</text:span></text:p>
              </text:list-item>
            </text:list>
            <text:list text:style-name="LFO8" text:continue-numbering="true">
              <text:list-item>
                <text:p text:style-name="P538"><text:span text:style-name="T539">Das Fehlen eines Kontrollmechanismus beim Wareneingang ist ein wesentlicher Kontrollmangel.</text:span></text:p>
              </text:list-item>
            </text:list>
            <text:list text:style-name="LFO8" text:continue-numbering="true">
              <text:list-item>
                <text:p text:style-name="P540"><text:span text:style-name="T541">Ich<text:s/></text:span><text:span text:style-name="T542">prüfe</text:span><text:span text:style-name="T543">, ob vergleichbare Abweichungen in den Vorjahren ebenfalls aufgetreten sind.</text:span></text:p>
              </text:list-item>
            </text:list>
            <text:p text:style-name="P544"><text:span text:style-name="T545"><text:s text:c="2"/>4 <text:s/>Meine Leitfragen fuer die Diskussion</text:span></text:p>
            <text:list text:style-name="LFO9">
              <text:list-item text:start-value="1">
                <text:p text:style-name="P546"><text:span text:style-name="T547">Gibt es ein schriftliches Vier-Augen-Protokoll<text:s/></text:span><text:span text:style-name="T548">für</text:span><text:span text:style-name="T549"><text:s/>den Wareneingang vom 14.12.?</text:span></text:p>
              </text:list-item>
            </text:list>
            <text:list text:style-name="LFO9" text:continue-numbering="true">
              <text:list-item>
                <text:p text:style-name="P550"><text:span text:style-name="T551">Wer hat den Buchbestand von 25 Laptops zuletzt manuell<text:s/></text:span><text:span text:style-name="T552">geprüft</text:span><text:span text:style-name="T553">?</text:span></text:p>
              </text:list-item>
            </text:list>
            <text:list text:style-name="LFO9" text:continue-numbering="true">
              <text:list-item>
                <text:p text:style-name="P554"><text:span text:style-name="T555">Welche Nachweise existieren<text:s/></text:span><text:span text:style-name="T556">für</text:span><text:span text:style-name="T557"><text:s/>den Anfangsbestand von 5 Laptops zu Beginn des<text:s/></text:span><text:span text:style-name="T558">Geschäftsjahrs</text:span><text:span text:style-name="T559">?</text:span></text:p>
              </text:list-item>
            </text:list>
            <text:list text:style-name="LFO9" text:continue-numbering="true">
              <text:list-item>
                <text:p text:style-name="P560"><text:span text:style-name="T561">Ist der Zugang zum Lager protokolliert – und wer hatte Zugriff zwischen Lieferung und Inventur?</text:span></text:p>
              </text:list-item>
            </text:list>
            <text:p text:style-name="P562"><text:span text:style-name="T563"><text:s text:c="2"/>5 <text:s/>Mein Ziel in der Diskussion</text:span></text:p>
            <text:p text:style-name="P564"><text:span text:style-name="T565"><text:s text:c="2"/>Jahresabschluss korrekt abbilden. Kontrollm</text:span><text:span text:style-name="T566">ä</text:span><text:span text:style-name="T567">ngel dokumentieren und Empfehlungen<text:s/></text:span><text:span text:style-name="T568">aussprechen</text:span><text:span text:style-name="T569">. Gesetzeskonforme Buchung der Inventurdifferenz sicherstellen.</text:span></text:p>
            <text:p text:style-name="P570"><text:span text:style-name="T571"><text:s text:c="2"/>Konflikt-Hinweis:<text:s/></text:span><text:span text:style-name="T572">Gerät in Konflikt mit der Lagerleitung und Buchhaltung (fehlende Nachweise) sowie der<text:s/></text:span><text:span text:style-name="T573">Geschäftsführung</text:span><text:span text:style-name="T574"><text:s/>(kritische Befunde<text:s/></text:span><text:span text:style-name="T575">können</text:span><text:span text:style-name="T576"><text:s/>den Abschluss<text:s/></text:span><text:span text:style-name="T577">verzögern</text:span><text:span text:style-name="T578">).</text:span></text:p>
            <text:p text:style-name="P579"><text:span text:style-name="T580"><text:s text:c="2"/>6 <text:s/>Meine Notizen</text:span></text:p>
            <text:p text:style-name="P581"><text:span text:style-name="T582"><text:s/></text:span></text:p>
            <text:p text:style-name="P583"><text:span text:style-name="T584"><text:s/></text:span></text:p>
            <text:p text:style-name="P585"><text:span text:style-name="T586"><text:s/></text:span></text:p>
          </table:table-cell>
        </table:table-row>
      </table:table>
      <text:p text:style-name="P587"><text:span text:style-name="T588"><text:s/></text:span></text:p>
      <text:p text:style-name="P589"/>
      <table:table table:style-name="Table590">
        <table:table-columns>
          <table:table-column table:style-name="TableColumn591"/>
          <table:table-column table:style-name="TableColumn592"/>
        </table:table-columns>
        <table:table-row table:style-name="TableRow593">
          <table:table-cell table:style-name="TableCell594">
            <text:p text:style-name="P595"><text:span text:style-name="T596">5</text:span></text:p>
            <text:p text:style-name="P597"><text:span text:style-name="T598">MA</text:span></text:p>
          </table:table-cell>
          <table:table-cell table:style-name="TableCell599">
            <text:p text:style-name="P600"><text:span text:style-name="T601"><text:s text:c="2"/>Mitarbeiter:in aus dem Lager</text:span></text:p>
            <text:p text:style-name="P602"><text:span text:style-name="T603"><text:s text:c="2"/>Finn Schulze, 24 Jahre, Lagermitarbeiter seit 1,5 Jahren</text:span></text:p>
            <text:p text:style-name="P604"><text:span text:style-name="T605"><text:s text:c="2"/>Haltung:<text:s/></text:span><text:span text:style-name="T606">UNSICHER-AUFKL</text:span><text:span text:style-name="T607">Ä</text:span><text:span text:style-name="T608">REND –<text:s/></text:span><text:span text:style-name="T609">möchte</text:span><text:span text:style-name="T610"><text:s/>helfen, hat aber Angst vor Schuldzuweisungen</text:span></text:p>
            <text:p text:style-name="P611"><text:span text:style-name="T612"><text:s text:c="2"/>1 <text:s/>Rollenprofil</text:span></text:p>
            <text:p text:style-name="P613"><text:span text:style-name="T614"><text:s text:c="2"/>Du arbeitest seit eineinhalb Jahren im Lager und hast am Tag der Lieferung (14.12.) mitgeholfen, die Laptops anzunehmen. Du erinnerst dich gut an diesen Tag – aber du bist dir nicht 100% sicher, wie viele Kartons<text:s/></text:span><text:span text:style-name="T615">tatsächlich</text:span><text:span text:style-name="T616"><text:s/>angeliefert wurden.<text:s/></text:span><text:span text:style-name="T617">Außerdem</text:span><text:span text:style-name="T618"><text:s/></text:span><text:span text:style-name="T619">weißt</text:span><text:span text:style-name="T620"><text:s/>du, dass Lagerist M. Bergmann an jenem Tag unter Zeitdruck stand und mehrere Lieferungen gleichzeitig reinkamen.</text:span></text:p>
            <text:p text:style-name="P621"><text:span text:style-name="T622"><text:s text:c="2"/>2 <text:s/>Meine Position in der Diskussion</text:span></text:p>
            <text:p text:style-name="P623"><text:span text:style-name="T624"><text:s text:c="2"/>Du<text:s/></text:span><text:span text:style-name="T625">möchtest</text:span><text:span text:style-name="T626"><text:s/>den Fall<text:s/></text:span><text:span text:style-name="T627">aufklären</text:span><text:span text:style-name="T628">, aber du hast Angst, selbst in Verdacht zu geraten. Du berichtest, was du gesehen hast – auch wenn das unangenehme Fragen aufwirft. Du<text:s/></text:span><text:span text:style-name="T629">weißt</text:span><text:span text:style-name="T630"><text:s/>von kleinen<text:s/></text:span><text:span text:style-name="T631">Unregelmäßigkeiten</text:span><text:span text:style-name="T632"><text:s/>(z.B. Laptops kurz<text:s/></text:span><text:span text:style-name="T633">außerhalb</text:span><text:span text:style-name="T634"><text:s/>des gesicherten Bereichs), traust dich aber nicht immer, alles zu sagen.</text:span></text:p>
            <text:p text:style-name="P635"><text:span text:style-name="T636"><text:s text:c="2"/>3 <text:s/>Meine Argumente im Fall</text:span></text:p>
            <text:list text:style-name="LFO10">
              <text:list-item text:start-value="1">
                <text:p text:style-name="P637"><text:span text:style-name="T638">Am 14.12. kamen gleichzeitig drei Lieferungen. Es war sehr hektisch – da<text:s/></text:span><text:span text:style-name="T639">könnte</text:span><text:span text:style-name="T640"><text:s/>etwas durcheinander geraten sein.</text:span></text:p>
              </text:list-item>
            </text:list>
            <text:soft-page-break/>
            <text:list text:style-name="LFO10" text:continue-numbering="true">
              <text:list-item>
                <text:p text:style-name="P641"><text:span text:style-name="T642">Ich habe gesehen, dass zwei Laptop-Kartons kurz vor der<text:s/></text:span><text:span text:style-name="T643">Tür</text:span><text:span text:style-name="T644"><text:s/>zum Buero standen, nicht im gesicherten Lager.</text:span></text:p>
              </text:list-item>
            </text:list>
            <text:list text:style-name="LFO10" text:continue-numbering="true">
              <text:list-item>
                <text:p text:style-name="P645"><text:span text:style-name="T646">Lagerleiter Vogt hatte an dem Tag keine Zeit, den Eingang<text:s/></text:span><text:span text:style-name="T647">persönlich</text:span><text:span text:style-name="T648"><text:s/>zu kontrollieren – er war in einem Meeting.</text:span></text:p>
              </text:list-item>
            </text:list>
            <text:list text:style-name="LFO10" text:continue-numbering="true">
              <text:list-item>
                <text:p text:style-name="P649"><text:span text:style-name="T650">Ich<text:s/></text:span><text:span text:style-name="T651">würde</text:span><text:span text:style-name="T652"><text:s/>gerne die Kameraaufnahmen vom 14.12. anschauen – ich denke, das<text:s/></text:span><text:span text:style-name="T653">könnte</text:span><text:span text:style-name="T654"><text:s/>Klarheit bringen.</text:span></text:p>
              </text:list-item>
            </text:list>
            <text:list text:style-name="LFO10" text:continue-numbering="true">
              <text:list-item>
                <text:p text:style-name="P655"><text:span text:style-name="T656">Ich selbst habe keine Laptops entnommen. Ich bin bereit, das schriftlich zu<text:s/></text:span><text:span text:style-name="T657">bestätigen</text:span><text:span text:style-name="T658">.</text:span></text:p>
              </text:list-item>
            </text:list>
            <text:p text:style-name="P659"><text:span text:style-name="T660"><text:s text:c="2"/>4 <text:s/>Meine Leitfragen<text:s/></text:span><text:span text:style-name="T661">für</text:span><text:span text:style-name="T662"><text:s/>die Diskussion</text:span></text:p>
            <text:list text:style-name="LFO11">
              <text:list-item text:start-value="1">
                <text:p text:style-name="P663"><text:span text:style-name="T664">Waren am 14.12.<text:s/></text:span><text:span text:style-name="T665">tatsächlich</text:span><text:span text:style-name="T666"><text:s/>alle 20 Laptops in Kartons verpackt – oder gab es offene Kartons?</text:span></text:p>
              </text:list-item>
            </text:list>
            <text:list text:style-name="LFO11" text:continue-numbering="true">
              <text:list-item>
                <text:p text:style-name="P667"><text:span text:style-name="T668">Wer hatte nach der Lieferung noch Zugang zum Eingangsbereich, bevor die Ware ins Lager<text:s/></text:span><text:span text:style-name="T669">eingeräumt</text:span><text:span text:style-name="T670"><text:s/>wurde?</text:span></text:p>
              </text:list-item>
            </text:list>
            <text:list text:style-name="LFO11" text:continue-numbering="true">
              <text:list-item>
                <text:p text:style-name="P671"><text:span text:style-name="T672">Warum war kein Vorgesetzter beim Wareneingang dabei, wenn es so viele gleichzeitige Lieferungen gab?</text:span></text:p>
              </text:list-item>
            </text:list>
            <text:list text:style-name="LFO11" text:continue-numbering="true">
              <text:list-item>
                <text:p text:style-name="P673"><text:span text:style-name="T674">Was genau wurde in der Warenannahme-App oder auf dem Lieferschein kontrolliert?</text:span></text:p>
              </text:list-item>
            </text:list>
            <text:p text:style-name="P675"><text:span text:style-name="T676"><text:s text:c="2"/>5 <text:s/>Mein Ziel in der Diskussion</text:span></text:p>
            <text:p text:style-name="P677"><text:span text:style-name="T678"><text:s text:c="2"/>Eigene Unschuld klar machen. Beobachtungen offen berichten, auch wenn sie unbequem sind. Zur sachlichen<text:s/></text:span><text:span text:style-name="T679">Aufklärung</text:span><text:span text:style-name="T680"><text:s/>beitragen.</text:span></text:p>
            <text:p text:style-name="P681"><text:span text:style-name="T682"><text:s text:c="2"/>Konflikt-Hinweis:<text:s/></text:span><text:span text:style-name="T683">Gerät in Konflikt mit der Lagerleitung (Aussagen<text:s/></text:span><text:span text:style-name="T684">können</text:span><text:span text:style-name="T685"><text:s/>den Vorgesetzten belasten) und der<text:s/></text:span><text:span text:style-name="T686">Geschäftsführung</text:span><text:span text:style-name="T687"><text:s/>(unangenehme Wahrheiten<text:s/></text:span><text:span text:style-name="T688">über</text:span><text:span text:style-name="T689"><text:s/>Prozesse).</text:span></text:p>
            <text:p text:style-name="P690"><text:span text:style-name="T691"><text:s text:c="2"/>6 <text:s/>Meine Notizen</text:span></text:p>
            <text:p text:style-name="P692"><text:span text:style-name="T693"><text:s/></text:span></text:p>
            <text:p text:style-name="P694"><text:span text:style-name="T695"><text:s/></text:span></text:p>
            <text:p text:style-name="P696"><text:span text:style-name="T697"><text:s/></text:span></text:p>
          </table:table-cell>
        </table:table-row>
      </table:table>
      <text:soft-page-break/>
      <text:p text:style-name="P698"><text:span text:style-name="T699"><text:s/></text:span></text:p>
      <text:p text:style-name="P700"/>
      <table:table table:style-name="Table701">
        <table:table-columns>
          <table:table-column table:style-name="TableColumn702"/>
          <table:table-column table:style-name="TableColumn703"/>
        </table:table-columns>
        <table:table-row table:style-name="TableRow704">
          <table:table-cell table:style-name="TableCell705">
            <text:p text:style-name="P706"><text:span text:style-name="T707">6</text:span></text:p>
            <text:p text:style-name="P708"><text:span text:style-name="T709">IK</text:span></text:p>
          </table:table-cell>
          <table:table-cell table:style-name="TableCell710">
            <text:p text:style-name="P711"><text:span text:style-name="T712"><text:s text:c="2"/>Interne Revision / Controlling</text:span></text:p>
            <text:p text:style-name="P713"><text:span text:style-name="T714"><text:s text:c="2"/>Yasmin Kowalski, 39 Jahre, Leiterin Interne Revision</text:span></text:p>
            <text:p text:style-name="P715"><text:span text:style-name="T716"><text:s text:c="2"/>Haltung:<text:s/></text:span><text:span text:style-name="T717">SYSTEMKRITISCH – bewertet Prozesse und Kontrollstrukturen, nicht Personen</text:span></text:p>
            <text:p text:style-name="P718"><text:span text:style-name="T719"><text:s text:c="2"/>1 <text:s/>Rollenprofil</text:span></text:p>
            <text:p text:style-name="P720"><text:span text:style-name="T721"><text:s text:c="2"/>Du arbeitest<text:s/></text:span><text:span text:style-name="T722">unabhängig</text:span><text:span text:style-name="T723"><text:s/>von den operativen Abteilungen und berichtest direkt an die<text:s/></text:span><text:span text:style-name="T724">Geschäftsführung</text:span><text:span text:style-name="T725">. Deine Aufgabe ist nicht, jemanden schuldig zu sprechen, sondern Schwachstellen in den internen Kontrollen zu identifizieren. Die Abweichung von 5 Laptops ist<text:s/></text:span><text:span text:style-name="T726">für</text:span><text:span text:style-name="T727"><text:s/>dich ein Symptom – nicht die eigentliche Ursache.</text:span></text:p>
            <text:p text:style-name="P728"><text:span text:style-name="T729"><text:s text:c="2"/>2 <text:s/>Meine Position in der Diskussion</text:span></text:p>
            <text:p text:style-name="P730"><text:span text:style-name="T731"><text:s text:c="2"/>Du analysierst das gesamte Kontrollumfeld: Gibt es ein Vier-Augen-Prinzip beim Wareneingang? Werden Buchungen von einer zweiten Person<text:s/></text:span><text:span text:style-name="T732">geprüft</text:span><text:span text:style-name="T733">? Ist der Lagerzugang protokolliert? Du kritisierst das System, nicht die Einzelperson.</text:span></text:p>
            <text:p text:style-name="P734"><text:span text:style-name="T735"><text:s text:c="2"/>3 <text:s/>Meine Argumente im Fall</text:span></text:p>
            <text:list text:style-name="LFO12">
              <text:list-item text:start-value="1">
                <text:p text:style-name="P736"><text:span text:style-name="T737">Ein einzelner Mitarbeiter kann Lieferung annehmen UND ins System buchen – das ist ein klassisches Kontrollversagen.</text:span></text:p>
              </text:list-item>
            </text:list>
            <text:list text:style-name="LFO12" text:continue-numbering="true">
              <text:list-item>
                <text:p text:style-name="P738"><text:span text:style-name="T739">Es gibt kein verpflichtendes Vier-Augen-Protokoll beim Wareneingang<text:s/></text:span><text:span text:style-name="T740">für</text:span><text:span text:style-name="T741"><text:s/>Artikel<text:s/></text:span><text:span text:style-name="T742">über</text:span><text:span text:style-name="T743"><text:s/>500 EUR Wert.</text:span></text:p>
              </text:list-item>
            </text:list>
            <text:list text:style-name="LFO12" text:continue-numbering="true">
              <text:list-item>
                <text:p text:style-name="P744"><text:span text:style-name="T745">Die Zugangsdaten zum Lager werden nicht automatisch protokolliert – manuelle Kontrolle ist<text:s/></text:span><text:span text:style-name="T746">ungenügend</text:span><text:span text:style-name="T747">.</text:span></text:p>
              </text:list-item>
            </text:list>
            <text:list text:style-name="LFO12" text:continue-numbering="true">
              <text:list-item>
                <text:p text:style-name="P748"><text:span text:style-name="T749">In drei der letzten<text:s/></text:span><text:span text:style-name="T750">fünf</text:span><text:span text:style-name="T751"><text:s/>Jahre gab es kleinere Inventurabweichungen. Das deutet auf ein strukturelles Problem hin.</text:span></text:p>
              </text:list-item>
            </text:list>
            <text:list text:style-name="LFO12" text:continue-numbering="true">
              <text:list-item>
                <text:p text:style-name="P752"><text:span text:style-name="T753">Unsere Empfehlung: Pflicht-Kontrollpunkte<text:s/></text:span><text:span text:style-name="T754">für</text:span><text:span text:style-name="T755"><text:s/>Wareneing</text:span><text:span text:style-name="T756">ä</text:span><text:span text:style-name="T757">nge ab 1.000 EUR Gesamtwert<text:s/></text:span><text:span text:style-name="T758">einführen</text:span><text:span text:style-name="T759">.</text:span></text:p>
              </text:list-item>
            </text:list>
            <text:p text:style-name="P760"><text:span text:style-name="T761"><text:s text:c="2"/>4 <text:s/>Meine Leitfragen<text:s/></text:span><text:span text:style-name="T762">für</text:span><text:span text:style-name="T763"><text:s/>die Diskussion</text:span></text:p>
            <text:list text:style-name="LFO13">
              <text:list-item text:start-value="1">
                <text:p text:style-name="P764"><text:span text:style-name="T765">Wer<text:s/></text:span><text:span text:style-name="T766">prüft</text:span><text:span text:style-name="T767"><text:s/>im aktuellen Prozess, ob der gebuchte Wareneingang mit dem<text:s/></text:span><text:span text:style-name="T768">tatsächlichen</text:span><text:span text:style-name="T769"><text:s/></text:span><text:span text:style-name="T770">übereinstimmt</text:span><text:span text:style-name="T771">?</text:span></text:p>
              </text:list-item>
            </text:list>
            <text:list text:style-name="LFO13" text:continue-numbering="true">
              <text:list-item>
                <text:p text:style-name="P772"><text:span text:style-name="T773">Warum gibt es kein automatisches Zugangsprotokoll<text:s/></text:span><text:span text:style-name="T774">für</text:span><text:span text:style-name="T775"><text:s/>das Hochwertelager (Laptops, Tablets)?</text:span></text:p>
              </text:list-item>
            </text:list>
            <text:list text:style-name="LFO13" text:continue-numbering="true">
              <text:list-item>
                <text:p text:style-name="P776"><text:span text:style-name="T777">Wurden die Abweichungen der Vorjahre dokumentiert und wurden<text:s/></text:span><text:span text:style-name="T778">Maßnahmen</text:span><text:span text:style-name="T779"><text:s/>daraus abgeleitet?</text:span></text:p>
              </text:list-item>
            </text:list>
            <text:list text:style-name="LFO13" text:continue-numbering="true">
              <text:list-item>
                <text:p text:style-name="P780"><text:span text:style-name="T781">Welche Stelle im Unternehmen ist<text:s/></text:span><text:span text:style-name="T782">zuständig</text:span><text:span text:style-name="T783">, um Kontrollm</text:span><text:span text:style-name="T784">ä</text:span><text:span text:style-name="T785">ngel zu melden und zu beheben?</text:span></text:p>
              </text:list-item>
            </text:list>
            <text:p text:style-name="P786"><text:span text:style-name="T787"><text:s text:c="2"/>5 <text:s/>Mein Ziel in der Diskussion</text:span></text:p>
            <text:p text:style-name="P788"><text:span text:style-name="T789"><text:s text:c="2"/>Systemische Schwachstellen benennen. Konkrete<text:s/></text:span><text:span text:style-name="T790">Verbesserungsvorschläge</text:span><text:span text:style-name="T791"><text:s/>erarbeiten. Nachhaltiger Schutz vor<text:s/></text:span><text:span text:style-name="T792">künftigen</text:span><text:span text:style-name="T793"><text:s/>Abweichungen –<text:s/></text:span><text:span text:style-name="T794">unabhängig</text:span><text:span text:style-name="T795"><text:s/>von der aktuellen Ursache.</text:span></text:p>
            <text:p text:style-name="P796"><text:span text:style-name="T797"><text:s text:c="2"/>Konflikt-Hinweis:<text:s/></text:span><text:span text:style-name="T798">Gerät in Konflikt mit der Lagerleitung und der Buchhaltung (Kritik an den Prozessen<text:s/></text:span><text:span text:style-name="T799">könnte</text:span><text:span text:style-name="T800"><text:s/>als<text:s/></text:span><text:span text:style-name="T801">persönlicher</text:span><text:span text:style-name="T802"><text:s/>Vorwurf wahrgenommen werden) sowie mit der<text:s/></text:span><text:span text:style-name="T803">Geschäftsführung</text:span><text:span text:style-name="T804"><text:s/>(Kosten<text:s/></text:span><text:span text:style-name="T805">für</text:span><text:span text:style-name="T806"><text:s/>neue Kontrollsysteme).</text:span></text:p>
            <text:p text:style-name="P807"><text:span text:style-name="T808"><text:s text:c="2"/>6 <text:s/>Meine Notizen</text:span></text:p>
            <text:p text:style-name="P809"><text:span text:style-name="T810"><text:s/></text:span></text:p>
            <text:p text:style-name="P811"><text:span text:style-name="T812"><text:s/></text:span></text:p>
            <text:p text:style-name="P813"><text:span text:style-name="T814"><text:s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color="#2E74B5" fo:font-size="16pt" style:font-size-asian="16pt" style:font-size-complex="16pt" fo:hyphenate="false"/>
    </style:style>
    <style:style style:name="Überschrift2" style:display-name="Überschrift 2" style:family="paragraph" style:default-outline-level="2">
      <style:text-properties fo:color="#2E74B5" fo:font-size="13pt" style:font-size-asian="13pt" style:font-size-complex="13pt" fo:hyphenate="false"/>
    </style:style>
    <style:style style:name="Überschrift3" style:display-name="Überschrift 3" style:family="paragraph" style:default-outline-level="3">
      <style:text-properties fo:color="#1F4D78" fo:font-size="12pt" style:font-size-asian="12pt" style:font-size-complex="12pt" fo:hyphenate="false"/>
    </style:style>
    <style:style style:name="Überschrift4" style:display-name="Überschrift 4" style:family="paragraph" style:default-outline-level="4">
      <style:text-properties fo:font-style="italic" style:font-style-asian="italic" style:font-style-complex="italic" fo:color="#2E74B5" fo:hyphenate="false"/>
    </style:style>
    <style:style style:name="Überschrift5" style:display-name="Überschrift 5" style:family="paragraph" style:default-outline-level="5">
      <style:text-properties fo:color="#2E74B5" fo:hyphenate="false"/>
    </style:style>
    <style:style style:name="Überschrift6" style:display-name="Überschrift 6" style:family="paragraph" style:default-outline-level="6">
      <style:text-properties fo:color="#1F4D78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>
      <style:text-properties fo:font-size="28pt" style:font-size-asian="28pt" style:font-size-complex="28pt" fo:hyphenate="false"/>
    </style:style>
    <style:style style:name="Fett1" style:display-name="Fett1" style:family="paragraph">
      <style:text-properties fo:font-weight="bold" style:font-weight-asian="bold" style:font-weight-complex="bold" fo:hyphenate="false"/>
    </style:style>
    <style:style style:name="Listenabsatz" style:display-name="Listenabsatz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ußnotenzeichen" style:display-name="Fußnotenzeichen" style:family="text">
      <style:text-properties style:text-position="super 65%"/>
    </style:style>
    <style:style style:name="Fußnotentext" style:display-name="Fußnotentext" style:family="paragraph">
      <style:text-properties fo:hyphenate="false"/>
    </style:style>
    <style:style style:name="FußnotentextZchn" style:display-name="Fußnotentext Zchn" style:family="text">
      <style:text-properties fo:font-size="10pt" style:font-size-asian="10pt" style:font-size-complex="10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space-before="0.125in" text:min-label-width="0.125in" text:list-level-position-and-space-mode="label-alignment">
          <style:list-level-label-alignment text:label-followed-by="listtab" fo:margin-left="0.25in" fo:text-indent="-0.125in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268in" fo:page-height="11.693in" style:print-orientation="portrait" fo:margin-top="0.5in" fo:margin-left="0.5909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n-named</meta:initial-creator>
    <dc:creator>Wolf Laura</dc:creator>
    <meta:creation-date>2026-03-23T10:19:00Z</meta:creation-date>
    <dc:date>2026-03-23T10:19:00Z</dc:date>
    <meta:template xlink:href="Normal" xlink:type="simple"/>
    <meta:editing-cycles>2</meta:editing-cycles>
    <meta:editing-duration>PT0S</meta:editing-duration>
    <meta:document-statistic meta:page-count="4" meta:paragraph-count="28" meta:word-count="1930" meta:character-count="14068" meta:row-count="101" meta:non-whitespace-character-count="12166"/>
  </office:meta>
</office:document-meta>
</file>